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12.98cm" style:type="right" style:leader-style="dotted" style:leader-text="."/>
        </style:tab-stops>
      </style:paragraph-properties>
    </style:style>
    <style:style style:name="P2" style:family="paragraph" style:parent-style-name="Contents_20_2">
      <style:paragraph-properties>
        <style:tab-stops>
          <style:tab-stop style:position="12.98cm" style:type="right" style:leader-style="dotted" style:leader-text="."/>
        </style:tab-stops>
      </style:paragraph-properties>
    </style:style>
    <style:style style:name="P3" style:family="paragraph" style:parent-style-name="Text_20_body">
      <style:text-properties officeooo:paragraph-rsid="002ee6ca"/>
    </style:style>
    <style:style style:name="P4" style:family="paragraph" style:parent-style-name="Text_20_body">
      <style:text-properties officeooo:rsid="000dd67e" officeooo:paragraph-rsid="0015be02"/>
    </style:style>
    <style:style style:name="P5" style:family="paragraph" style:parent-style-name="Heading">
      <style:paragraph-properties fo:text-align="center" style:justify-single-word="false"/>
      <style:text-properties fo:font-size="18pt"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3afb1" style:font-size-asian="24pt" style:font-size-complex="24pt"/>
    </style:style>
    <style:style style:name="T5" style:family="text">
      <style:text-properties fo:font-size="24pt" officeooo:rsid="00379ad9" style:font-size-asian="24pt" style:font-size-complex="24pt"/>
    </style:style>
    <style:style style:name="T6" style:family="text">
      <style:text-properties officeooo:rsid="0035a20d"/>
    </style:style>
    <style:style style:name="T7" style:family="text">
      <style:text-properties officeooo:rsid="00379ad9"/>
    </style:style>
    <style:style style:name="T8" style:family="text">
      <style:text-properties officeooo:rsid="0033afb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da-Sakunosuke---Seishun-no-gyakusetsu-<text:span text:style-name="T6">2--trad</text:span></text:p>
      <text:p text:style-name="Marginalia">青春の逆説 – 2 :: les Paradoxes de la Jeunesse</text:p>
      <text:p text:style-name="Marginalia">織田作之助 <text:s text:c="2"/>:: Oda Sakunosuke</text:p>
      <text:p text:style-name="P5">::<text:line-break/>:: ::<text:line-break/>.. <text:s/>:: :: <text:s/>..<text:line-break/><text:span text:style-name="T3">青春の逆説 – </text:span><text:span text:style-name="T4">2<text:line-break/></text:span><text:span text:style-name="T7">les Paradoxes de la Je</text:span><text:span text:style-name="T8">u</text:span><text:span text:style-name="T7">nesse</text:span><text:span text:style-name="T1"><text:line-break/>.. .. <text:s/>:: :: <text:s/>.</text:span>. ..<text:line-break/>.. .. <text:s/>:: :: <text:s/>.. ..<text:line-break/><text:span text:style-name="T2">織田作之助<text:line-break/>Oda Sakunosuke<text:line-break/>.. <text:s/>:: :: <text:s/>..</text:span><text:line-break/>:: ::</text:p>
      <text:p text:style-name="Text_20_body"/>
      <text:p text:style-name="Text_20_body"/>
      <text:p text:style-name="Text_20_body"><text:a xlink:type="simple" xlink:href="https://www.aozora.gr.jp/cards/000040/files/732_19841.html" text:style-name="Internet_20_link" text:visited-style-name="Visited_20_Internet_20_Link">https://www.aozora.gr.jp/cards/000040/files/732_19841.html</text:a></text:p>
      <text:p text:style-name="Text_20_body"/>
      <text:h text:style-name="Heading_20_1" text:outline-level="1"><text:bookmark-start text:name="__RefHeading___Toc72402_3122251918"/>青春の逆説<text:bookmark-end text:name="__RefHeading___Toc72402_3122251918"/></text:h>
      <text:p text:style-name="Text_20_body">+目次</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2402_3122251918" text:style-name="Index_20_Link" text:visited-style-name="Index_20_Link">青春の逆説<text:tab/>2</text:a></text:p>
          <text:p text:style-name="P1"><text:a xlink:type="simple" xlink:href="#__RefHeading___Toc72418_3122251918" text:style-name="Index_20_Link" text:visited-style-name="Index_20_Link">第二部　　青春の逆説<text:tab/>3</text:a></text:p>
          <text:p text:style-name="P2"><text:a xlink:type="simple" xlink:href="#__RefHeading___Toc72420_3122251918" text:style-name="Index_20_Link" text:visited-style-name="Index_20_Link">第一章<text:tab/>3</text:a></text:p>
          <text:p text:style-name="P2"><text:a xlink:type="simple" xlink:href="#__RefHeading___Toc72422_3122251918" text:style-name="Index_20_Link" text:visited-style-name="Index_20_Link">一<text:tab/>3</text:a></text:p>
          <text:p text:style-name="P2"><text:a xlink:type="simple" xlink:href="#__RefHeading___Toc72424_3122251918" text:style-name="Index_20_Link" text:visited-style-name="Index_20_Link">第二章<text:tab/>35</text:a></text:p>
          <text:p text:style-name="P2"><text:a xlink:type="simple" xlink:href="#__RefHeading___Toc72426_3122251918" text:style-name="Index_20_Link" text:visited-style-name="Index_20_Link">一<text:tab/>35</text:a></text:p>
          <text:p text:style-name="P2"><text:a xlink:type="simple" xlink:href="#__RefHeading___Toc72428_3122251918" text:style-name="Index_20_Link" text:visited-style-name="Index_20_Link">六<text:tab/>64</text:a></text:p>
          <text:p text:style-name="P2"><text:a xlink:type="simple" xlink:href="#__RefHeading___Toc72430_3122251918" text:style-name="Index_20_Link" text:visited-style-name="Index_20_Link">第三章<text:tab/>78</text:a></text:p>
          <text:p text:style-name="P2"><text:a xlink:type="simple" xlink:href="#__RefHeading___Toc72432_3122251918" text:style-name="Index_20_Link" text:visited-style-name="Index_20_Link">一<text:tab/>78</text:a></text:p>
          <text:p text:style-name="P1"><text:a xlink:type="simple" xlink:href="#__RefHeading___Toc72434_3122251918" text:style-name="Index_20_Link" text:visited-style-name="Index_20_Link">* * *<text:tab/>110</text:a></text:p>
        </text:index-body>
      </text:table-of-content>
      <text:p text:style-name="Text_20_body"/>
      <text:h text:style-name="Heading_20_1" text:outline-level="1"><text:bookmark-start text:name="__RefHeading___Toc72418_3122251918"/>第二部　　青春の逆説<text:bookmark-end text:name="__RefHeading___Toc72418_3122251918"/></text:h>
      <text:p text:style-name="Text_20_body"/>
      <text:h text:style-name="Heading_20_2" text:outline-level="2"><text:bookmark-start text:name="__RefHeading___Toc72420_3122251918"/>第一章<text:bookmark-end text:name="__RefHeading___Toc72420_3122251918"/></text:h>
      <text:p text:style-name="Text_20_body"/>
      <text:h text:style-name="Heading_20_2" text:outline-level="2"><text:bookmark-start text:name="__RefHeading___Toc72422_3122251918"/>一<text:bookmark-end text:name="__RefHeading___Toc72422_3122251918"/></text:h>
      <text:p text:style-name="Text_20_body">「……九十、九十一、九十二、九十三……」</text:p>
      <text:p text:style-name="Text_20_body">唱名のように声をだして、豹一は数を読みつづけて行った。</text:p>
      <text:p text:style-name="Text_20_body">豹一は顫えていた。声まで顫えていた。</text:p>
      <text:p text:style-name="Text_20_body">いつもの豹一ならそんな自分を許しがたいと思ったところだ。いつ如何なる場合にも声が顫えるようなことは金輪際あってはならないのだ。それが豹一の掟だった。いったいにわれにもあらず興奮した姿を見せるのは、かねがね醜態ということに決めているのである。だいいち、この場合声を出すことすらいけないのである。百読む間に女の手を握るという思いつきは、余り賢明な思いつきとはいえないが、それは兎も角、数を読むならば黙って読めば良いのである。動物的に浅ましく声を出し、おまけにその声が顫えるなど以ての外である。</text:p>
      <text:p text:style-name="Text_20_body">しかし、無我夢中になっていた豹一には、そこまで気がつく余裕はなかった。いわば耳かきですくうほどの冷静さも残っていなかった。興奮をおそれなくなるほど、興奮していたのである。</text:p>
      <text:p text:style-name="Text_20_body">「……九十四、九十五、……」</text:p>
      <text:p text:style-name="Text_20_body">相変らず、いやな声を出していた。</text:p>
      <text:p text:style-name="Text_20_body">「……九十六、九十七、……」</text:p>
      <text:p text:style-name="Text_20_body">あと三つで百だと思うと、むしろ情けなかった。百になれば、女の手を握らなくてはならない。この死ぬほどの辛さと来ては、百ぺん失業した方がましだと思うぐらいだった。</text:p>
      <text:p text:style-name="Text_20_body">だいいち豹一にはついぞこれまでどの女の手を握った経験もない。友人と握手するのさえ照れる男である。それが初対面の女の手をいき<text:soft-page-break/>なり握ろうというのだから、いってみれば無暴だった。しかも豹一は坐っていて、女は立っている。物かげでこっそり握るというわけにはいかなかった。衆人環視のなかである。たとえどさくさまぎれで握るとしても少くとも二つの眼だけはそれを見逃すまい。挑み掛るようにじっとこちらを睨んでいる二つの眼、――いまさき煙草の銀紙をまるめて投げた男だ。しかし、それよりも豹一がおそれているのは、手を握ろうとして女にはねつけられた場合のことである。</text:p>
      <text:p text:style-name="Text_20_body">「いやな人！」と、逃げられたら、自尊心を傷つけられた想いに先ず当分は悩まなくてはならない。いや、逃げられるぐらいならまだ良い方だ。「キャッ！」と、声を立てられたりなぞすれば、眼もあてられない。しかも、その可能性はどうやら無限大だった。女はべつに好意を示しているわけでもないと、豹一は思っていた。それどころか、どうやら軽蔑していると思われる節もある。冬空にオーバーもなしに、柄にもない喫茶店へまぎれ込んで来た男など、充分軽蔑に価する筈だ！　おまけに女は歯切れの良い東京弁と来ている。</text:p>
      <text:p text:style-name="Text_20_body">だからこそ、握り甲斐もあるわけだと、そんな妙なことを思いついた自分を、豹一はいますっかり後悔していた。しかし、乗り掛った船だった。それが実行出来ないようでは、死んだ方がましだと、豹一は「ひるむ心に鞭あてた」気持を振い起していた。自然、声も出る。</text:p>
      <text:p text:style-name="Text_20_body">「……九十八……」あと二つだ。</text:p>
      <text:p text:style-name="Text_20_body">「手相を見てやろう」などといって、こそこそ握るようなやり方では駄目だぞと、豹一は咄嗟に自分に言いきかせた。</text:p>
      <text:p text:style-name="Text_20_body">「……九十九……」</text:p>
      <text:p text:style-name="Text_20_body">九十九・五というのはない。ぐっしょり汗をかいた。一秒だった。</text:p>
      <text:p text:style-name="Text_20_body">「百！」</text:p>
      <text:p text:style-name="Text_20_body">豹一は無我夢中で手を伸した。そして女の手を掴んだ。手は引込められようとした。豹一はあわててぐっと力を入れた。女の掌は顔に似合わず、ざらざらしていた。しかし、さすがに若い女らしい温みがあった。咄嗟のうちに、豹一はそれを感じた。女の手に急に力がはいった。それも感じた。しかし、豹一は女の顔をよう見なかった。見れば、うんざりしたところだ。女はびっくりして、随分頓間な顔をし<text:soft-page-break/>ていたからである。しかし、それも豹一のせいだ。いきなり握る――のは良いとしても、それはまるで掴むといった方が適しいほど味もそっ気もない乱暴な握り方だった。酔っぱらいでも、少し相手が女だということは、勘定に入れている筈だ。少くとも握った瞬間に、妙な骨の音なぞしない。しかし、豹一は成功の喜びに酔うていた。（おれは衆人環視のなかで此の女をものにしたのだ！）</text:p>
      <text:p text:style-name="Text_20_body">義務を果してしまえば、もう用のなくなった女の手を、豹一はいきなり離してしまった。他愛もないことだが、豹一にとっては、女をものにするという欲望は、この程度の簡単なことで満足されるのだった。二十歳の年頃にしては、少し慾が無さすぎるかも知れない。手を握るという義務を果せば、もうあと用事はなく、二度と会うこともあるまいなどと、まるで昆虫のようなあっけ無さである。もっとも、もし豹一がそこで女の顔を見れば、為すべきことが未だ少し残っていると思ったかも知れない。――女はぷっとふくれた顔をしていた。豹一があまり早く手を離したので、莫迦にされたと思ったのである。そんな不満な表情を見れば、豹一のことだから、嫌われたのだと早合点して、もう一度握りかえさねばと、思い直したことであろう。――しかし、もっけの倖いには、豹一はそんな無駄なことをせずに済んだ。</text:p>
      <text:p text:style-name="Text_20_body">銀紙の玉を投げた男がいきなり傍によって来たからである。男の手が女を退けるまえに、女は傍を離れた。その時、まるでわざとのようにルンバの曲がやんだ。レコードを仕かえるまで、少し間があった。</text:p>
      <text:p text:style-name="Text_20_body">「あんさんとは今日こんお初にござんす……」案の定、わざとらしいはったりの仁義を掛けて来た。鼻に掛った声だった。「……野郎若輩ながら、軒下三寸を借りうけましての仁義失礼さんにござんす……」そうして、男は聴馴れぬ調子でぺらぺら喋り立てたが、再び電気蓄音機が鳴り出したので、はっきり聴きとれなかった。曲は「赤い翼」。豹一は自分が案外落着いているのを嬉しく思った。</text:p>
      <text:p text:style-name="Text_20_body">「表へ出くされ！」柄のわるい妙な大阪訛で男がいった。これは聴き洩さなかった。聴き洩すと、恥になる。豹一は伝票を掴んで立ち上った。</text:p>
      <text:p text:style-name="Text_20_body">勘定を払って表へ出ると、男はしきりに洟をかみながら待っていた。蓄膿症らしい。（随分威勢のあがらぬ与太者じゃないか）豹一は<text:soft-page-break/>その男を小馬鹿にしたくなった。男は洟をかんだあとの紙を小さく畳んで袂にいれると、鼻をクスンクスンさせながら、「随いて来い」と、言った。豹一は黙ってうなずいた。</text:p>
      <text:p text:style-name="Text_20_body">男は御堂筋をナンバの方へ歩きだした。ぞろりと着流しの上へ総絞りの兵児帯を結んだ男の恰好はいかにもちゃちな与太者めいていたが、歩を移すたびにその結び目が尻の上で揺れるので、うしろから見て豹一はふとおかしくなった。女のような大きな尻だった。</text:p>
      <text:p text:style-name="Text_20_body">御堂筋から南海通の方へ折れて行った。黙々として歩きながら、豹一はどうした訳か気持が些かも殺気立って来ないのに弱った。</text:p>
      <text:p text:style-name="Text_20_body">男は振り向いた。そして、</text:p>
      <text:p text:style-name="Text_20_body">「来くされ！」はき出すように言った。</text:p>
      <text:p text:style-name="Text_20_body">南海通の漫才小屋の細長い路次をはいって行った。二人並んで歩けないほど狭かった。弥生座の裏手あたりまで来て、男は立ち止った。そして洟をかんだ。それが済むとねちねちした口調で言った。</text:p>
      <text:p text:style-name="Text_20_body">「おい！　お前逃げもせんと、よう随いて来たな。ええ度胸や」</text:p>
      <text:p text:style-name="Text_20_body">「そうかね」豹一は四十男のような口を利いた。男はちょっと考えて、</text:p>
      <text:p text:style-name="Text_20_body">「ええ度胸かなんか知らんけど、生意気な真似しやがると、承知せえへんぞ！　ええか、おい、ちょっと男前や思て、ひとのスメ（娘）に手エ出しやがって、それで済む思てけつかんのか、おれを誰や思てけつかんのや、道頓堀の勝いうたら、お前みたいな、へなちょこの軟派とちょっと違うネやぞ。――さあ、どやしたるさかい、面を出しくされ！」</text:p>
      <text:p text:style-name="Text_20_body">しかし、道頓堀の勝の手が伸びて来るまで、少し間があった。そのため豹一はすっかり焦れていたので、いよいよ道頓堀の勝の拳骨が飛んで来た時、待ってましたと思ったぐらいだった。</text:p>
      <text:p text:style-name="Text_20_body">「待ってました！」</text:p>
      <text:p text:style-name="Text_20_body">弥生座の舞台にレヴュー「銀座の柳」の幕が上った途端、二階の客席からそう奇声があがった。</text:p>
      <text:p text:style-name="Text_20_body">「東銀子頑張れ！」</text:p>
      <text:p text:style-name="Text_20_body">知らぬ人は、東銀子とは舞台の前方へ一人抜け出してチャールスト<text:soft-page-break/>ンを踊っている主役の踊子だと、思ったかも知れぬ。が、実は後列の隅の方で沢山の踊子にまじって細い足を無気力にあげている胸の薄い少女が、東銀子だった。</text:p>
      <text:p text:style-name="Text_20_body">「銀ちゃん、頑張って頂戴」</text:p>
      <text:p text:style-name="Text_20_body">声のする方を見あげて、銀子は、あ、北山さんだと、手をあてた腰を動かしながら、ふっと泪が落ちそうになった。いつの間にまぎれ込んだのか、二階の客席でしきりに銀子の名をよんでいるのは、文芸部の北山だった。</text:p>
      <text:p text:style-name="Text_20_body">昭和…年頃のあやしげなレヴュー団によくあった例だが、そのレヴュー団、ピエロ・ガールスではたいていの踊子たちは入団した途端に女にされてしまう。そのたび、文芸部の北山はものの哀れを感じたといって、泥酔してしまうのだった。</text:p>
      <text:p text:style-name="Text_20_body">東銀子は十七歳、一月前に入団したとき、その少年のような胸を見て、北山は男優一同に、</text:p>
      <text:p text:style-name="Text_20_body">「此の子にさわるでねえぞ！」と常にない凄んだ声で駄目を押した。</text:p>
      <text:p text:style-name="Text_20_body">「するてえと、バッカスの旦那が、泡盛の肴に生大根を囓るって寸法ですかい」</text:p>
      <text:p text:style-name="Text_20_body">北山は先生とはよばれず、バッカスの旦那で通っていた。未だ三十五、六だが、浅草にいた頃の電気ブラン、浅草から千日前へ崩れて来てからの泡盛のために頭髪がすっかり禿げあがって、爺むさかった。</text:p>
      <text:p text:style-name="Text_20_body">「莫迦野郎！　おれは小便臭いのは此の小屋の臭いだけで充分だ」</text:p>
      <text:p text:style-name="Text_20_body">そうはいったものの、しかし間もなく起った「北山老人は東銀子にプラトニックラブを捧げている」という噂を、北山自身敢て否定しなかった。そう思わせて置く方が銀子をまもるためにも良いのだと、つまり北山もいつかその噂を否定しがたい気持になっていた。毎夜小屋がハネると、南海通の木村屋喫茶店へ銀子を連れて行った。銀子は、</text:p>
      <text:p text:style-name="Text_20_body">「北山さんはお酒のむから、きらいやわ」</text:p>
      <text:p text:style-name="Text_20_body">北山をげっそりさせた。</text:p>
      <text:p text:style-name="Text_20_body">噂によると、これまでどの女優にもそんなことをしなかった品行方正の北山が、舞台稽古の時たまりかねたのか、銀子をわざわざ舞台裏<text:soft-page-break/>へ連れ込んで、永いこと銀子の頭に手をのせていたということである。銀子は随分いやがっていたということである。北山はすっかり面目をなくした。</text:p>
      <text:p text:style-name="Text_20_body">しかしそんな噂のおかげで、そしてまたしょっちゅう銀子の身辺から眼を離さなかったおかげで、銀子はどうやら此の一月無事だった。</text:p>
      <text:p text:style-name="Text_20_body">ところが、昨夜徹夜で舞台稽古をしたとき、北山は不覚にも泡盛に足をとられて、千日前の金刀比羅の境内で打っ倒れていた。その隙に、銀子は誰かに女にされてしまった。と、知ると、北山はやけくそになって朝っぱらからの迎酒に泥酔したあげく、ふらふらと二階の客席にまぎれこんで、しきりに銀子の名を呶鳴り出したのだった。</text:p>
      <text:p text:style-name="Text_20_body">頭の上まで足をあげながら、銀子は身が縮む想いだった。</text:p>
      <text:p text:style-name="Text_20_body">「銀ちゃん、頑張れ、頑張れ！」</text:p>
      <text:p text:style-name="Text_20_body">北山は立ち上って銀子の踊りに合わせて、あやしげな身振りで踊りだした。どっと、笑い声が起った。見物人は舞台より二階の余興の方に気を取られてしまった。</text:p>
      <text:p text:style-name="Text_20_body">ジャズで踊って、リキュルでふけて、</text:p>
      <text:p text:style-name="Text_20_body">明けりゃダンサーの涙雨</text:p>
      <text:p text:style-name="Text_20_body">北山はしわがれた声で歌い出した。踊子たちはくすくす笑い出した。しかし、銀子は笑えなかった。踊りが済むと、銀子は楽屋へ駆け込んで、窓側にしょんぼり坐った。次の幕の衣裳をつける気もしなかった。泣けもしない顔を窓にくっつけていると、</text:p>
      <text:p text:style-name="Text_20_body">「銀ちゃん、何してるの？」寄って来た踊子は、ふと路次を見て、「あら、誰や倒れたはるわ。銀ちゃん、見て御覧」</text:p>
      <text:p text:style-name="Text_20_body">銀子はいきなり子供のように声をあげて、</text:p>
      <text:p text:style-name="Text_20_body">「みんな来て御覧！　誰や倒れてはるし」</text:p>
      <text:p text:style-name="Text_20_body">どやどやと窓側に寄って来た。</text:p>
      <text:p text:style-name="Text_20_body">「ほんに。――喧嘩やろか」</text:p>
      <text:p text:style-name="Text_20_body">豹一はしょんぼり立ち上って、すごすご路次を出て行った。道頓堀の勝はとっくに姿を消していた。</text:p>
      <text:p text:style-name="Text_20_body">二</text:p>
      <text:p text:style-name="Text_20_body"><text:soft-page-break/>薄暗い電燈の下で、お君は仕立物の針仕事をしていた。</text:p>
      <text:p text:style-name="Text_20_body">下寺町の坂を登って来る電車の音や、表を通る下駄の音は凍てついた響きに冴えて、にわかに夜が更けたようだった。お君は針の目に糸を通しながら、豹一の帰りのおそいのを想った。夜業でおそくなることもあるが、しかしこんなにおそいのははじめてだった。深くは気にかけなかったが、しかし犬の遠吠をきいていると、戸外の寒さが想いやられた。安二郎がけちだから、ほんのちょっぴり炭火をいれているだけだったが、それでも家の中はさすがに温みはあった。</text:p>
      <text:p text:style-name="Text_20_body">安二郎は背中を猫背にまるめて、しきりに算盤をはじいていた。算盤をはじいているときほど楽しいことは、またとないのだ。ことにそれが女房に貸しつけた金の元利計算と来ては、ぞくぞくするほどたまらない。夜のふけるのも知らなかった。しかし、繰りかえし計算したあげく、安二郎はおやと、不安になった。安二郎はお君の仕立賃のほか、最近は豹一がお君に渡す月給の幾割かをも右左にまきあげていたので、正直な計算によれば、もはや取るべきものはすっかり取ってしまったどころか、取り過ぎている勘定になっているのだった。安二郎は狼狽した。これ以上お君の手から取りあげるのは不正所得なのだ。われながらも浅ましいほど高い利率を課して来たのに、もうすっかり返済されているとは、なんとしたことか。かえすがえす残念だった。安二郎は自分の計算を疑った。もう一度おそるおそる計算してみた。同じことだった。この上は不正所得であろうとなかろうと、欺して取るより仕方がないと、安二郎は覚悟を決めた。しかし、お君は欺せても、豹一の眼はいまいましいほど鋭い。</text:p>
      <text:p text:style-name="Text_20_body">「えらい冷え込んで来ましたな。炭つぎまひょか」お君が言った。</text:p>
      <text:p text:style-name="Text_20_body">「なに言うねん。もったいない。きょう日炭一俵なんぼする思てるねん」</text:p>
      <text:p text:style-name="Text_20_body">安二郎は痔をわずらっているので、電気座蒲団を使っている。その電気代がたまったものではない。尻に焼けつく思いがするのだ。それを想えば、この上灰にしかならぬ高価い炭をうかうかと使うてなるものか。</text:p>
      <text:p text:style-name="Text_20_body">（寒いといえば目茶苦茶に炭をつぎやがるし、暑ければ暑いで、目茶苦茶に行水しやがるし、どだいこのおなごの贅沢にも困ったもん<text:soft-page-break/>や）</text:p>
      <text:p text:style-name="Text_20_body">行水をするとき、お君は相変らず何度も水を浴びた。湯気の吹き出た白い体にサッと水が咆り掛って、弾み切った肢体がすくっと立つ――そのなまめかしさを安二郎はたびたびうっとりと愉しむのだったが、やはり、消費される水のことを想えば胸が痛むのだった。水ならまだしも、炭と来てはまるで紙幣を焼いているようなものだ。僅かにお君の肌のほてるような温もりが安二郎の悲しい心を慰めるのだった。寒中炬燵なしでどうにか凌げるからだった。さすがに老齢で、足はチリチリと冷えるが、それも足袋をはいて寝れば、いくらか我慢が出来る。</text:p>
      <text:p text:style-name="Text_20_body">（しかし、あの餓鬼は若い身空で贅沢に炬燵をいれてけつかる）安二郎はひょんなところでふと豹一のことを想い出した。（たかが炭団代というても莫迦にはならんぞ！）</text:p>
      <text:p text:style-name="Text_20_body">一月いくらになるだろうかと暗算して、なるほど莫迦にならぬと思った途端に突如として安二郎の頭に名案が閃いた。炭団代を豹一に払わせるのだ。今まで費した金ばかりに気をとられていて、「実費」を支払わせることが思いつかなかったのは、なんとしたことかと、安二郎は自分のうかつさをののしった。</text:p>
      <text:p text:style-name="Text_20_body">安二郎は再び算盤をはじき出した。先ず炭団代何十銭也といれた。間髪を入れず、水道代何十銭、次に電気代は何円何十銭也……。安二郎はにやりと笑った。取るべき実費はいくらでもあるではないか。食費何円何十銭也、部屋代何円何十銭也、――今月からは〆めて何十何円何十銭也を豹一に払わせるのだと、算盤の音は活気を帯びた。われながらうっとり出来る高額だったので、安二郎は今月から取りはじめるのはなんとしても惜しいと、いろいろ考えたあげく、子供の時分からの養育費を取るべきだという結論に達した。しかし、さすがの安二郎もそれは余り残酷だと思ったので、豹一が月給を取るようになってからの分を取ることに負けてやろうと、結局そこへ「手を打つ」ことにした。幾分の思いやりだった。その代りこれまでの分は利子をつけることにした。</text:p>
      <text:p text:style-name="Text_20_body">安二郎は余りの幸福さにわれを忘れてしまったので、</text:p>
      <text:p text:style-name="Text_20_body">「お君！」と、思わず女房の名を呼んだ。しかし、べつに改めて言<text:soft-page-break/>うべきこともなかったので、咄嗟に考えて、用事を吩咐ることにした。</text:p>
      <text:p text:style-name="Text_20_body">「電気座蒲団の線はずしてんか」自分で立ってはずすと、その間座蒲団の温もりから尻を離さねばならない。それが惜しいのだ。</text:p>
      <text:p text:style-name="Text_20_body">「よろしおま」お君は立ってコードをはずした。だんだん座蒲団の温もりがさめて行った。すっかり冷たくなってしまうと、安二郎はやっと尻をあげた。途端に痔の痛みが来た。</text:p>
      <text:p text:style-name="Text_20_body">「あ、痛、痛、あ、痛ア！」</text:p>
      <text:p text:style-name="Text_20_body">尻を突きだしたじじむさい中腰で寝床の方へ歩いて行きながら、安二郎は、</text:p>
      <text:p text:style-name="Text_20_body">（誰がなんちゅうても豹一から下宿代を取ってこましたるぞ）と、力んだ。（取る権利が無いとは言わせんぞ。そや。おれはあいつの親や。親ならどんな権利でもあるネやぞ）安二郎はこれまで豹一を負債者とばかり考えていたので、実は豹一が、息子であることにうっかりしていたのだった。（親やったら息子の儲を取るのは、こら当然や。あ、痛、痛！　あいつはもう一人前の月給取やさかい、父親には下宿代を渡さんならん義務があるネや。それぐらいあいつでも知ってくさるやろ。高等学校まで行きやがって、それ知らんのやったら、こら学校の教育方針がわるいネやぞ）</text:p>
      <text:p text:style-name="Text_20_body">安二郎は豹一がいまは一人前の月給取であることに、父親の顔で悦に入った。</text:p>
      <text:p text:style-name="Text_20_body">丁度その時、戸外にしょんぼりした足音がして、今日失業したばかりの豹一が帰って来た。道頓堀の勝に撲り倒された屈辱をもて余して、当もなく夜更の街をさまよい歩き、もう十二時近かった。</text:p>
      <text:p text:style-name="Text_20_body">豹一は安二郎の寝巻姿を見て、途端に胸が塞がった。安二郎の着物を畳んでいる母の姿が眼に痛かった。</text:p>
      <text:p text:style-name="Text_20_body">「どないしてん？　えらい遅かったやないか」お君が言ったが、豹一は返辞をせず、さっさと二階へ上ってしまった。むろん安二郎にも挨拶一つしなかった。</text:p>
      <text:p text:style-name="Text_20_body">そんな豹一にお君はふっと取りつく島のない気持を感じたが、しかしお君はそれを苦にもせずえらい物言わずの子やなあと、ただそれだ<text:soft-page-break/>けだった。しかし、豹一の寒そうな後姿を見て、</text:p>
      <text:p text:style-name="Text_20_body">（オーバーたらいうもん買うてやらんならん）</text:p>
      <text:p text:style-name="Text_20_body">この頃針仕事の賃を、安二郎の言うままに渡して来たことを、お君はちょっと後悔した。</text:p>
      <text:p text:style-name="Text_20_body">（内緒で銭を蓄めんならん）長い睫毛のうしろで綺麗な眼の玉をくるりくるりまわしながら、針箱の抽出へこっそり隠すべき一円紙幣や五十銭銀貨を頭に描いた。（オーバーてなんぼ程するのやろか）</text:p>
      <text:p text:style-name="Text_20_body">しかし、安二郎が声を掛けたのでお君はその思案を中絶しなければならなかった。そして、白い炬燵になった。</text:p>
      <text:p text:style-name="Text_20_body">豹一は二階で長い欠伸をしていた。精も張もない長い欠伸を虚ろに吐き出している自分がさすがに情けなく、乱暴に洋服を脱ぎ捨てた。そして、蒲団のなかへもぐり込んだ。炬燵が入れてあった。ふっと温いものが足から眼に来た。その拍子に、母親に返辞一つしなかった自分の態度がチリチリ後悔された。</text:p>
      <text:p text:style-name="Text_20_body">失業したときかすのがいやで、わざと口を利かなかったのだとは、この際良い加減な弁解だった。つまりは、理由もなく口を利く気がしなかったのだ。今日にはじまったことではない。日頃から豹一は安二郎のいる前では母親につとめて口利かず、そんな習慣が出来てしまっていることをひそかに詫びる気持をもちながら、どうすることも出来なかった。そのたび、何か済まない、済まないと思うのだったが、しかし今夜ほどそれが胸をしめつけたことはなかった。気の弱りだろうか、豹一はシンと鼻に泪がたまって来た。</text:p>
      <text:p text:style-name="Text_20_body">思えば今日の豹一は、たしかに泣きたくなるほどみじめだった。しかし、それだからとて、こっそり泪を流すとは、日頃の豹一の流儀から言えば、だらしがないのだった。そんな気の弱まりは、かねがね自分には許してない筈だ。しかし、さすがの豹一も母親の顔を見た途端に、徹頭徹尾心の張りをなくしてしまい、失業のことが針のように感じられたのだった。自他ともに颯爽としていた筈の今日の失業も、にわかにみじめになってしまったのである。</text:p>
      <text:p text:style-name="Text_20_body">母親が入れてくれたのだと思えば、炬燵の温もりが痛いほど感じられて、豹一は思わず、</text:p>
      <text:p text:style-name="Text_20_body"><text:soft-page-break/>「えらいことをしてしまいましてん。失業しましてん。えらい済んまへん」ぶつぶつと声を出して呟いた。</text:p>
      <text:p text:style-name="Text_20_body">すっかり気が滅入ってしまった豹一は、誰も見ていないので、もうやけにだらしなく泪を流し、しまいに悔恨の気持が妙に動物的なものになってしまって、こつこつと頭を敲きはじめた。しかし、その動作が豹一にふと、道頓堀の勝に撲られたことを聯想させた。すると、豹一ははじめて決然として来た。あわてて泪をこすると、豹一はいきなり狂暴な表情になり、弥生座の裏路次でぶざまに倒れていた自分の姿を想い出した。</text:p>
      <text:p text:style-name="Text_20_body">朝、安二郎は豹一の起きて来るのを待って、</text:p>
      <text:p text:style-name="Text_20_body">「なあ、豹一」珍らしく自分から話しかけた。</text:p>
      <text:p text:style-name="Text_20_body">「あのな、……」</text:p>
      <text:p text:style-name="Text_20_body">以下の言葉はここに写すまでもあるまい。豹一の答は頗る簡単だった。</text:p>
      <text:p text:style-name="Text_20_body">「よろしい。欲しいだけ取って下さい。なんなら月末に請求書を出してもらいましょうか」さすがに声は顫えていた。が、請求書という巧い言葉を思いついたので、豹一の興奮はいくらか静まった。</text:p>
      <text:p text:style-name="Text_20_body">しかし安二郎は請求書ときいて、飛び上らんばかりに喜んでいた。こんなに簡単に、いざこざなしに話がつくと思っていなかったから、余り話がうますぎると、ちょっぴり不安に思ったぐらいだった。</text:p>
      <text:p text:style-name="Text_20_body">「用談」が済むと、豹一はいつものように畳新聞社へ出勤する顔で、さっさと家を出た。夕方帰って来た豹一は、しかし昨日のままの失業者に過ぎなかった。</text:p>
      <text:p text:style-name="Text_20_body">三</text:p>
      <text:p text:style-name="Text_20_body">凍てついた道を寒風が吹き渡っていた。豹一は寒そうに身を縮めたしょんぼりした恰好で、街から街へ就職口を探して空しく、歩きまわっていた。</text:p>
      <text:p text:style-name="Text_20_body">昭和十六年の常識からはちょっと考えられぬところだが、当時は、大学出の青年が生活に困って紙屑屋を開業したと、新聞に写真入りの、いわば失業時代だった。たとえば、ある日、</text:p>
      <text:p text:style-name="Text_20_body">「社会部見習記者一名募集」、「応募者ハ本日午前九時履歴書ヲ携<text:soft-page-break/>帯シテ本社受付マデ。鉛筆持参ノコト東洋新報」</text:p>
      <text:p text:style-name="Text_20_body">そんな三行広告が新聞に出ている朝、豹一が定刻より一時間早く北浜三丁目の東洋新報の赤い煉瓦づくりのビルへ行ってみると、もうまるで何ごとか異変の起ったような人の群が一町も列を成して続いていた。一名採用するというのに、この失業者の群はなんということかと、豹一はそんな世相をひとごとならず深刻に考えるまえに、そうした列に加わることに気恥しく屈辱めくものを感じた。よっぽど帰ろうかと思ったが、しかし、ここを逃しては、当分就職口はあるまい。どさくさまぎれの気持で、しょんぼり列のうしろに並んだ。</text:p>
      <text:p text:style-name="Text_20_body">無意味に待たされて、その列は一時間ほどじっと動かなかった。寒さと不安に堪えかねて、ひとびとはしきりに足踏みしていた。九時過ぎにやっと動きだしたが、摺足で歩くほど、のろい進み方だった。前の方から伝って来た「情報」によると、先ず一人一人履歴書を調べられているらしく、それを通過したものだけが直ぐあとで筆記試験を受けることになっているらしかった。中学校卒業程度以下の学歴の者は文句なしにはねられるらしいと、いいふらす者もあった。（すると中学校も案外出て置くべきだな）あまり感心の出来ない調子で、豹一は呟いた。</text:p>
      <text:p text:style-name="Text_20_body">筆記試験へ残った者は百人ばかりあった。豹一もその一人だった。三階の講堂へ詰めこまれると、豹一はわざと出口に近いいちばん後列の席に坐った。嫌気がさした時、試験の最中にすぐ飛び出せるための用意で、なかなか手廻しが良かった。席に就いてから半時間待たされた。豹一は苛苛として来た。</text:p>
      <text:p text:style-name="Text_20_body">（どうせ、今登って来た階段の数は何段あったかなんていう問題を出されるに決っているのだ）試験の結果に就いては前以て全く諦めていた豹一は、腹立ちまぎれに、そんなことを考え、そのため一層苛立っていた。（「歩数だけ」と答を書いてやろうかな。但し二段一度に登ったところもあり、正確を期待しがたい――か。ケッ、ケッ、ケッ！）それでちょっと慰まった。</text:p>
      <text:p text:style-name="Text_20_body">やがて、背の高い痩せた男が長い頭髪をかきむしりながらはいって来て、壇上に立った。</text:p>
      <text:p text:style-name="Text_20_body">「えらいお待たせしまして、申訳ありません。えー、実は今日の筆<text:soft-page-break/>記試験の係の男が、急に姿を消してしまいまして、えー、お茶でも飲みに行ったのやろかと思いまして心当りあちこち探しにやっているのでありますが、どこへ逐電しましたのか皆目見当がつかない状態でありますので、とりあえず私が代役することになりました」笑い声が起ったが、しかし直ぐ止んだ。「――えー、そういう訳で、大変お待たせしまして、恐縮です」</text:p>
      <text:p text:style-name="Text_20_body">その時給仕があわててはいって来て、壇上の男に何か耳打ちした。</text:p>
      <text:p text:style-name="Text_20_body">「えー、いまその男から電話が掛って来たそうであります。実は食事に行っているそうでありましてそれがまたとても暇の掛る店と見えまして、当分帰れそうにないから、誰か代ってやってくれということであります。とにかく私が代役するぶんには変りありません」</text:p>
      <text:p text:style-name="Text_20_body">豹一はこのふざけた「演説」に腹を立てるべきかどうかちょっと考えた。しかしずり落ちそうな眼鏡のうしろで眼をしょぼつかせているその男の印象はそんなに悪くなかったから、豹一はわざわざ席を立つこともしなかった。</text:p>
      <text:p text:style-name="Text_20_body">「いま給仕が問題用紙を配ります。余白に答案を書いて下さい。時間の制限はありません。しかし、夕方まで掛ったりされますと、私が大いに迷惑します。――答案が出来ましたら、ここへ持って来て下さい。そして帰って下すってよろしいです。結果は追って――」いい掛けて、大声で、「おい、そうだな？」と給仕に問うた。給仕はうなずいた。「――結果は追って通知することになっています。えー、それから煙草は御自由に」</text:p>
      <text:p text:style-name="Text_20_body">豹一は三本目の煙草を吸っていた。</text:p>
      <text:p text:style-name="Text_20_body">問題用紙が配られた</text:p>
      <text:p text:style-name="Text_20_body">一、作文「新聞の使命に就て」</text:p>
      <text:p text:style-name="Text_20_body">二、左の語を解説せよ</text:p>
      <text:p text:style-name="Text_20_body">Lumpen</text:p>
      <text:p text:style-name="Text_20_body">室内楽</text:p>
      <text:p text:style-name="Text_20_body">A la mode</text:p>
      <text:p text:style-name="Text_20_body">Platon</text:p>
      <text:p text:style-name="Text_20_body">そんな問題だった。横文字を読むために問題用紙を横に動かす音<text:soft-page-break/>が、サラサラと鳴った。豹一の傍の席でしきりに鉛筆を削っていた男が、暫く問題を見つめていたが、いきなり立上って、</text:p>
      <text:p text:style-name="Text_20_body">「こら帰った方が得や。一人しか採れへんのに出来もせん試験を受けても仕様があらへん」豹一にきこえるように言って、こそこそと出て行った。すると、これを見ならうように、つづいて三人出て行った。</text:p>
      <text:p text:style-name="Text_20_body">豹一は居残って答案を書くことに、ちょっと拘泥った。なんだか出て行った人に済まないとも思われた。が、いま出て行っては、あいつは答案が書けないのだと軽蔑されるおそれがあると思い、辛うじて席に止った。答案を書いていると、ふっと鎰屋のお駒や紀代子や喫茶店の女の顔が思い掛けず甘い気持で頭に泛んだ。それほど講堂のなかの空気が息苦しく思われたのだ。一刻もじっとしていられない気持で、豹一はまるで逃馬のように卒然となぐり書きして、あっという間に答案を提出してしまった。むろん、読み返しもしなかった。たとえ二人のうち一人採用されるにしても、自分は不採用に決っていると、新聞記者になることにすっかり見切りをつけてしまった。ところが、そんな風に早く提出してしまったことが、豹一に幸したのだった。</text:p>
      <text:p text:style-name="Text_20_body">実は全部提出するまで根気よく待っていた壇上の試験係には随分気の毒な話だが、編輯長の方針では、採点する答案は最初に提出した十人だけと、あらかじめ決っているのである。そのあとから提出した答案は一束に没籠にほうり込まれてしまったのだ。どんなに良く出来た答案でも、永い時間掛って書くようなのは、新聞記者としては失格だという編輯長の意見だった。新聞記者の第一条件は、文章が早く書けるということ、しんねりむっつり文章に凝るような者やスロモーは駄目だというわけだった。</text:p>
      <text:p text:style-name="Text_20_body">ところで、その十人の答案は大半出来がわるかった。編輯長は答案を調べながら屡※(二の字点、1-2-22)吹きだした。編輯次長はわざわざ編輯長の部屋へ呼ばれた。</text:p>
      <text:p text:style-name="Text_20_body">「傑作があるぜ、これどないや。Lumpen（ルンペン）を合金ペンと訳しとるねんや」</text:p>
      <text:p text:style-name="Text_20_body">「だいぶ考えよったですな」</text:p>
      <text:p text:style-name="Text_20_body">「まだある。やっぱり同じ男や。Platon（プラトン）はインクの名<text:soft-page-break/>前やいうとるねや」</text:p>
      <text:p text:style-name="Text_20_body">「文房具で流したところは、なかなか凝ってますな。まだありませんか。傑作は――」</text:p>
      <text:p text:style-name="Text_20_body">「室内楽を麻雀やぬかしとる」</text:p>
      <text:p text:style-name="Text_20_body">「こら良え。なるほど麻雀やったら、部屋のなかで鳴りますな」</text:p>
      <text:p text:style-name="Text_20_body">「部屋の中の楽しみやと考えよったのやろ」</text:p>
      <text:p text:style-name="Text_20_body">「A la mode（アラモード）に傑作がありまっしゃろ」</text:p>
      <text:p text:style-name="Text_20_body">「あるぜ。献立表というのがある。あ、そう、そう、これはどないや。モーデの祈りとはどないや」</text:p>
      <text:p text:style-name="Text_20_body">「新聞記者にするのは惜しいですな」</text:p>
      <text:p text:style-name="Text_20_body">「吉本興業に頼んでやると良えな」</text:p>
      <text:p text:style-name="Text_20_body">結局、豹一の答案がいちばん出来が良かった。たとえば、ルンペンを「独逸語で屑、襤褸の意、転じて社会の最下層にうごめく放浪者を意味する。日本では失業者の意に用う。しかしルンペンとは働く意志のない者に使うのが正しいから、たとえばこの講堂へ集った失業者はルンペンではない」と、編輯長自身にも書けない立派な答案だった。しかも皮肉ったエスプリが出ている。それに、提出の順序も一番だった。早速、豹一のところへ面会の通知が速達された。</text:p>
      <text:p text:style-name="Text_20_body">四</text:p>
      <text:p text:style-name="Text_20_body">豹一は他人に与える自分の印象に就いては全然自信がなかったので、面会の通知が来たときもすっかり喜び切ることは出来なかった。面会の時の印象がわるくて不採用になるかも知れないと、かなり絶望的に考えたのである。己れを知るものといえるわけだ。</text:p>
      <text:p text:style-name="Text_20_body">実際豹一が学校にいた頃、教授達の豹一に対する批評は「態度不遜だ」ということに一致していた。しかしここで豹一のために弁解するならば彼自身教授に対して個人的に不遜な態度をとった覚えはないつもりだった。ただ、教室を軽蔑していた。そしてまた些かの未練も残さずに中途で退学してしまった。つまるところは、「光輝あるわが校の伝統を軽蔑している」ことになったのである。しかし、それにしてもある教授のように、「毛利豹一はおれを莫迦にしている」とむきになるのはいうならば余りに豹一的で、つまり些か大人気ないことでは<text:soft-page-break/>なかろうか。豹一はただ慇懃な態度が欠けていたのだ。他人に媚びることをいさぎよしとしない精神が、彼を人一倍、不遜に見せただけのことである。</text:p>
      <text:p text:style-name="Text_20_body">ところが、銀行や商事会社なら知らず、新聞社では慇懃な態度はあまり必要とされないのである。少くとも外勤の社会部の記者には必要ではない。もっとも、社内にあって良い地位を虎視眈眈とねらっている連中ならば、たとえば編輯長の前ではあくまで慇懃であってもらいたいものだが、しかし先ず新参の見習記者には用のない話だ。面会に来て、どんな頭の下げ方をするだろうかなど、編輯長の頭には全然なかった。</text:p>
      <text:p text:style-name="Text_20_body">「えらい威勢の良い奴ちゃな」――でも構わなかったのである。それどころか、新聞記者には威勢の良いのは、うってつけである。苛々と敏感に動く豹一の眼を見て、編輯長は、（こいつは鋭いところがあるぞ）と、すっかり気に入った。（ちょっとぐらい社のタイピストと問題を起しよっても、構へんやろ。この男前はなかなか使い道があるぞ）と、編輯長は思った。</text:p>
      <text:p text:style-name="Text_20_body">「どんな方面の仕事が担当したいねん、言うてみ。カフェー廻りはどないや。それともダンスホールか」カフェーやダンスホールの評判記でかなりの読者を獲得している新聞だったのだ。ところが、豹一の言葉は編輯長をがっかりさせてしまった。</text:p>
      <text:p text:style-name="Text_20_body">「僕の性質としましては、あまり人なかに出るのは適当じゃないと思いますので、なるべく社内でやるような仕事をしたいと思います」正直な言葉だった。</text:p>
      <text:p text:style-name="Text_20_body">「内勤か？」編輯長は不機嫌に口をとがらした。</text:p>
      <text:p text:style-name="Text_20_body">「内勤はいま一杯ふさがっとる。校正やったら一人欠員があるけど――」校正と聞いて、豹一はぞっとした。畳新聞社で二年間毎日やっていた校正の辛さが想出された。豹一はあわてて言った。</text:p>
      <text:p text:style-name="Text_20_body">「外勤でも結構です」</text:p>
      <text:p text:style-name="Text_20_body">「――そうか。そんならひとつ気張ってやってんか。――そんなら今日はこれで帰って良えぜ。あした朝九時に来てんか。いま皆外へ出てるよって、あした皆に紹介することにしよう」</text:p>
      <text:p text:style-name="Text_20_body"><text:soft-page-break/>豹一ははっとした。じつは面会の時間は九時と通知されていたのだが、例の癖で一時間以上遅れたのである。それを一言も咎めなかった編輯長に、豹一は好感をもった。</text:p>
      <text:p text:style-name="Text_20_body">「じゃあ、あした来ます。九時ですね」</text:p>
      <text:p text:style-name="Text_20_body">「そうしてエ」</text:p>
      <text:p text:style-name="Text_20_body">局長室を出た途端に、豹一は、「やあ」と、声を掛けられた。筆記試験の時壇上で妙な演説をやった男だった。</text:p>
      <text:p text:style-name="Text_20_body">「君、入社したんですか」</text:p>
      <text:p text:style-name="Text_20_body">「はあ」</text:p>
      <text:p text:style-name="Text_20_body">「今日は用事ないんでしょう？」</text:p>
      <text:p text:style-name="Text_20_body">「はあ」</text:p>
      <text:p text:style-name="Text_20_body">「あったって構わん。お茶のみに行こう」男はさっさと階段を降りて行った。豹一もうしろからついて行った。</text:p>
      <text:p text:style-name="Text_20_body">社の表に一人の男が空を仰いで突っ立っていた。</text:p>
      <text:p text:style-name="Text_20_body">「今日の天気はどないです？」豹一の連れの男はそう声を掛けた。</text:p>
      <text:p text:style-name="Text_20_body">「さあ、雪でんな」空を仰いでいた男が言った。</text:p>
      <text:p text:style-name="Text_20_body">「降りますかね」</text:p>
      <text:p text:style-name="Text_20_body">「降りまんな」</text:p>
      <text:p text:style-name="Text_20_body">社の近くの喫茶店に落着くと、男は、</text:p>
      <text:p text:style-name="Text_20_body">「いまの男は販売部長や。天気予報の名人やと自称しとるらしいが、満更当らんわけでもない。毎日空模様を見て、その日の印刷部数をきめるのがあの人の仕事でね。雨が降ると、立売が三割減るからね、なかなか販売部長も頭を悩ますよ。雪か。雪なら四割減るかな。――君傘は？　……傘いるよ」と、ひとりで喋った。「何をのむ？」</text:p>
      <text:p text:style-name="Text_20_body">「珈琲で結構です」</text:p>
      <text:p text:style-name="Text_20_body">「遠慮しなさんな、君に払わさんというわけでもないからね」にやりと笑って、「おい、珈琲二つと、トーストパン二つ！」と、注文した。</text:p>
      <text:p text:style-name="Text_20_body">珈琲とパンが来ると、男は、</text:p>
      <text:p text:style-name="Text_20_body"><text:soft-page-break/>「やり給え」あっけにとられて豹一が珈琲を啜っていると、「不味いだろう？　ここの女の顔もそうだがね」</text:p>
      <text:p text:style-name="Text_20_body">そんな男の調子に圧倒されそうになったので、豹一はわざと図太い態度で、じろじろ女の顔を見廻し、なるほどねという顔をした。すると、いきなり、</text:p>
      <text:p text:style-name="Text_20_body">「そうじろじろ見るなよ」男の声が来た。豹一ははっと赧くなったが、実は豹一に言ったのではなかった。</text:p>
      <text:p text:style-name="Text_20_body">「おい、美根ちゃん、そんなにおれの顔を見ないでくれ！」</text:p>
      <text:p text:style-name="Text_20_body">「まあ、失礼！」</text:p>
      <text:p text:style-name="Text_20_body">「監視せんでも良えぞ。勘定はこの人が払ってくれる。食逃げはせんからね。いつものようには……」</text:p>
      <text:p text:style-name="Text_20_body">そして、豹一に、「君、勘定を払ってもらった上にはなはだ恐縮だが……」しかし、ちっとも恐縮しているような態度は見せず、にやにやと顎をなでていたが、いきなり、「金を貸してくれ」と、言った。</text:p>
      <text:p text:style-name="Text_20_body">ずり落ちそうな眼鏡のうしろで、細い眼をしょぼつかせている外観から想像も出来ない、まるで斬り捨てるような言い方だったから、豹一はあっと駭いたが、しかし、さすがに直ぐに言葉をかえして、「いくら？」と、訊いた。</text:p>
      <text:p text:style-name="Text_20_body">「五十銭で良えです」しかし豹一が財布をあけるのを見て、「一円にして貰おうかな」</text:p>
      <text:p text:style-name="Text_20_body">結局三円とってしまうと、男は、</text:p>
      <text:p text:style-name="Text_20_body">「金を借りたからというわけではないが、とにかく自己紹介して置こう。僕は社会部の土門です。土に門と書く。ツチカドとよむのが正しいが普通ドモンとよばれている。どもならんというわけやね」下手に洒落のめした。豹一は土門の言葉の隙間へ、</text:p>
      <text:p text:style-name="Text_20_body">「僕毛利です。どうかよろしく」と、小さく挨拶を割り込ませた。</text:p>
      <text:p text:style-name="Text_20_body">「あ、毛利君ですね？　払いますよ毛利君この金は……。但し一年以内に……。時々催促して下さい」にこりともせず土門は言った。豹一は莫迦にされているような気がしてむっとしたが、しかし相手はそんな表情を、可愛い若武者だとながめながら「僕は君が気に入ったよ君の貸しっ振りはなかなか良いところがあるよ」一層豹一を怒らせて<text:soft-page-break/>しまった。「いや、実際の話が、何が気持良いといっても、金を借りる時相手に気前よく出されるほど気持の良いものはないね。たとえ五十銭の金にしたところがだね、気持よく、ああ、あるよと出された五十銭ってものは、あんた、なんですよ、九十八円ぐらい遊んだほどの値打があるからね」</text:p>
      <text:p text:style-name="Text_20_body">「金の話はよしましょう」豹一はだしぬけに言った。高利貸をしている安二郎のことが頭に泛んだせいもあった。</text:p>
      <text:p text:style-name="Text_20_body">「あ、そう」土門はあっさりとしたもので、「じゃ、仕事の話をしようではないか。君は社会部だね。じゃ、僕と同じだ。どうせ、僕が当分君の仕事を見てあげることになるんだろうが、――なんといっても僕は社会部では古参だからね。部長よりも古い。というのは、つまり僕は部長になる資格がなかったという意味になるが、実はその意志がなかったんだ。序でに言っとくと、僕は副部長待遇です。君、いいだろう？　『待遇』ってのは……。嬉しいじゃないか。え、へ、へ。そこでだね。君に教える第一のことは、先ず名刺をつくることだ。名刺を持たない新聞記者ってものは余っ程怠け者か、――この僕の如き――それとも余っ程腕利きのどちらかで、まあ、とにかく聞屋には名刺が要るもんだね。といったって、べつに聞屋が威張って良いというわけじゃないよ。聞屋の威張れるのは火事場だけだ。そう思って置けば、間違いないね」</text:p>
      <text:p text:style-name="Text_20_body">「僕もそう思います」豹一は我が意を得たという顔で言った。</text:p>
      <text:p text:style-name="Text_20_body">「そら良え現象や。ところが、威張る新聞記者は佃煮にするほどいますわい。なるほど、威張ろうと思えば、威張れるがね。しかし威張って良い理由はどこにも無いんだ。たとえば、よく使われる例だが、失業した新聞記者は水をはなれた魚のようにみじめなんだ。してみるとだね、てめえらが威張れたのは、てめえら自身の、――変ないい方だが、――人格ではなくて、実は背景になっている新聞のおかげだ。つまり、虎の威を借りている、といっては月並かな。君あれだよ、つまるところ新聞記者という特権を濫用しているんだよ」</text:p>
      <text:p text:style-name="Text_20_body">特権という言葉が出たので、豹一は土門の考えにすっかり共鳴してしまった。もっとも土門はその言葉をいうとき、ニキビをつぶしていた。いや、つぶす真似をしていた。</text:p>
      <text:p text:style-name="Text_20_body"><text:soft-page-break/>「咽喉が乾いた。珈琲もう一杯のもう」土門は新しい珈琲が来るとまた喋り続けた。「しかしまあ、とにかく名刺を作ることだね。君のような可愛い顔をした男が、半鐘が鳴って火事場に駆けつけても、名刺が無ければ通してくれないからね。八百屋お七が変装して吉三に会いに来たと思われるぜ。――失敬、失敬、そう怖い顔をするなよ。いや実際君の顔は可愛いよ。おれに変態趣味があれば、君に申込むね。全く、君はにくらしいほど美少年だ。僕は僕の少年時代を想い出すね。君とそっくりだった」</text:p>
      <text:p text:style-name="Text_20_body">豹一は危く噴きだすところだった。なにも豹一は自分を美少年と想っているわけではなかったが、しかし、不細工だと形容するほかの無い土門のそんな言葉には、さすがにあきれてしまった。土門はなおも洒蛙々々と続けた。</text:p>
      <text:p text:style-name="Text_20_body">「君、用心すると良いよ。君のような美少年は危い。相手が女だとあれば、君も大いにやに下っても良いが、しかし、男に目をつけられるのは、目もあてられないからね、不気味ではあるな。いまはこの風潮は大いにすたったが、しかし昔は盛んだったね。いや、全くの話が、プラトンかソクラテスかどっちかが言っているように、男の肉体というものは女の肉体より綺麗だからね。彫刻を見ればわかるじゃないか。だから美意識の異常に発達した、たとえばうちの編輯長の如きが大いにこの趣味を解するのも無理はないね。君、編輯長に気をつけ給え。いや、これは臆測に過ぎんがね。しかし、どうもあの編輯長は臭いね。というのは、全然女に興味がないらしいんだ。それがあやしい。社の創立当時のことだがね、丁度夏だったもんで、奴さん褌一つで駆けずりまわる――のはおかしいか。駆けずりまわるときはさすがに洋服は着込んでいたらしいが、さて社で記事を書くときは褌一つだったんだ。まあ、それほど大車輪で目覚しかったんです。ところが、当時社長の女秘書がいたんだ。これがまた頗る美人で、おまけに名門の出だもんで、例の遊ばせ言葉と来てるんだ。じつは、結婚してたんだが、亭主が小間使に手を出したてんで、飛び出して尖端を切った職業婦人になったという代物なんだがね。この秘書女史が編輯長と同じ部屋にいたんだが、ある日、この女史が社長にいきなり辞意を表明したと、思い給え。その理由がなんだと思う……？　うふふ」土門は嬉しそうに笑った。「――その理由ってのは、君、あれだよ。うふ<text:soft-page-break/>ふふ……。編輯長さんの越中をなんとかしてもらえんか――って、そんな言い方はしなかっただろうが、ともかくまあそんな意味のことをやわりやわり社長に言ったんだね。社長もさすがに弱って、結局編輯長を呼びつけて曰くだ、――君、褌は困るね。せめて汚れない奴を着用してくれんか。――あははは」土門はまるで転げまわっていた。「――というわけで、問題はけりがついたが、ともかく美人の秘書の前で汚れた褌一つで平気でいるところを見ると、奴さん女には全然興味がないと見てまあ差支えないだろう？　少しでも興味があればだね、少くともステテコ位は穿いたろう。まあ、そう言ったわけで、女に興味が無いとすれば、残るのは美少年だ。どうだ、君、僕の推理は……？　わりに筋が通ってるだろう？　だからさ、まあ君は大いに編輯長に気をつけることだね。え、頼みまっせ。けっ、けっ、けっ」土門は口の泡を噛みながら笑った。</text:p>
      <text:p text:style-name="Text_20_body">いったい言葉の乱れている、――たとえば標準語と大阪弁がちゃんぽんになっているような男には、健全な精神が欠けていると見てたぶん間違いはないが、この土門のような男はその代表的なものである。ことに土門は言葉が乱れているばかりでなく、その言い方が真面目に見えたり不真面目に見えたり、つまり、底抜けにふざけていて、いってみればデカダンスのにおいが濃いというわけだった。</text:p>
      <text:p text:style-name="Text_20_body">こういう男は得てして生真面目な男を怒らせるものなのだが、豹一は自分で思っているほどには人から生真面目に思われない男だったから、莫迦にされてるような気はしたものの、すっかり腹を立てるまでには到らなかった。それに突拍子もないところへ大阪弁が飛び出したりして、土門の態度に案外気取りのないところが、いくらか気に入っていたのである。</text:p>
      <text:p text:style-name="Text_20_body">もうひとつには豹一は土門の話よりも、土門の煙草を吸う動作にすっかり気を取られていたので、腹を立てる余裕などは無かったのだ。土門の煙草の吸い方はあきれるほど早かった。三分ノ一ほどせわしく吸うと、もう新しい煙草に火をつけている。それが休む暇もないのである。マッチをつけるのがもどかしいらしく、煙草から煙草へ火を吸い移すのだ。瞬く間に一箱を平げてしまうその早さに、一日掛って一箱がやっとの豹一はあきれてしまった。が、豹一が注意をそそら<text:soft-page-break/>れたのは、そのことだけではない。よく見ると、土門は必ず煙草の端をやたらに濡らすのである。そして、濡れたところをしきりに手でもみほごす。しまいにはそこをひき千切ってしまって、そして、ペッペッと煙草の葉を吐き出す。すると、もうそれを吸うのがいやになったらしく、やに色に焦げた指先で新しい煙草を取り出して火を吸い移している。話しっ振りの飄々たるに似合わぬ、なにか苛々とした焦燥がその吸い方に現われていたのである。なお注意して見ると、土門は話しながら、しきりに煙草の箱を千切っているのだ。瞬く間にテーブルの上が紙屑で一杯になってしまうのだった。千切るのは煙草の箱だけではない。マッチ、メニュー、――手当り次第だった。</text:p>
      <text:p text:style-name="Text_20_body">話しっ振りも動作もどちらも行儀がわるいと言ってしまえば、いちばん分り易かったが、しかし、豹一はなぜかその土門の苛々した態度になんとなく奇異なものを感じたのだった。</text:p>
      <text:p text:style-name="Text_20_body">土門はなおも喋り続けた。しかし、どうやら勤務時間をサボっての閑あかしらしい土門の気焔をここに写すのは、これぐらいに止めて置こう。どうせ土門と豹一はその夜また会うことになっているのだ。</text:p>
      <text:p text:style-name="Text_20_body">「どや、今晩つきあわんかね？」土門にすすめられて、豹一は断り切れなかったのである。</text:p>
      <text:p text:style-name="Text_20_body">「債権者の方から逃げる手はないぞ！」一応断ると、土門はそう言った。豹一は土門のような男には尻込みしたさまを見せたくないと思った。たとえ地獄へ一緒に行こうというのであっても……。また、土門が天国へ行こうという筈もないわけだ。それだからこそ、一層尻込みしたくなかったのである。</text:p>
      <text:p text:style-name="Text_20_body">五</text:p>
      <text:p text:style-name="Text_20_body">その日、夕方の六時に豹一は弥生座の前で土門と落ち合うことになっていた。</text:p>
      <text:p text:style-name="Text_20_body">豹一は約束の時間より少し早目に弥生座の前に立っていた。冬の日は大急ぎで暮れて行った。六時を過ぎても土門は姿を見せなかった。しょんぼり佇んで千日前の雑閙に注意深く眼を配っていると、なにか新社員のみじめさといったものが寒々と来た。道頓堀の赤玉のムーラン・ルージュが漸くまわり出して、あたりの空を赤く染めた。待たされている所在なさに、ぼんやり赤い空を仰いでいると、いきなり若い<text:soft-page-break/>女の体臭が鼻をかすめた。レヴュガールが三人、ぽかんと突っ立っている豹一の前を通り過ぎたのだった。弥生座へはいって行くその後姿を見て、豹一はふとそのなかの一人が靴下も穿かぬ足を寒そうに赤くしているのに、心を惹かれた。</text:p>
      <text:p text:style-name="Text_20_body">土門はなかなか現れなかった。豹一にとっては気の毒な話だが、土門は約束の時間を守らないことで定評があった。遅れて来ることもあれば、むやみに早く来ることもある。早く来た時は、相手の来ぬ間にしびれを切らして帰ってしまうので、結局来ないのと同じ結果になるのだった。今日は遅れて来るつもり――いや、土門に「つもり」などがあろうか、ともあれ遅れて来るらしい。当分豹一は待たねばならない。</text:p>
      <text:p text:style-name="Text_20_body">土門が来るまでに、大急ぎで土門に就いて述べて置こう。</text:p>
      <text:p text:style-name="Text_20_body">土門は自分では五十歳だといいふらしているが、本当は三十六歳である。しかし、如何にも三十六歳らしい顔をしている土門の印象を捉えることは容易ではない。つまり非常に老けて見えたり若く見えたりするのだ。土門は自分自身の印象を変えるために、随分苦心していると、思われる節がある。たとえば豹一が見たのは頭髪をむやみに伸ばして眼鏡を掛けたところだったが、一月経てば、丸坊主になり、眼鏡を外してしまっていないとは保証出来ないのである。夏にスキー帽を被って、劇場へ現われたりする。毎年一回昇給するその翌日は、必ず洋服を着変えて出社し、「おかげをもちまして質受け出来ました」と真夏にわざと冬服である。そして、そういった尻から同僚に金を借りている。</text:p>
      <text:p text:style-name="Text_20_body">「月給があがったんだろう！　貸し給え」</text:p>
      <text:p text:style-name="Text_20_body">以前はそういうことはなかった。むだな冗談口ひとつ敲くようなことはなかったのだ。無口だが、しかしたとえば編輯会議などでは、糞真面目な議論をやったものである。観念的だとか弁証法的だとか、妥協を知らぬ過激な議論をやっていたものである。なんでも学生時代からある社会運動に加っていたとかいうことで、そういえばたしかにそんな理窟っぽい口吻があった。</text:p>
      <text:p text:style-name="Text_20_body">ところが、急に変りだしたのである。実にふざけた男になってしまったのだ。ある日、退社時刻の六時が来ると、いきなり眼覚し時計<text:soft-page-break/>が鳴り出した。驚き、かつ笑いながら社員たちが音のする方を見ると、土門は悠々と自分の机の上にある眼覚し時計の音を停め、さっさと帰ってしまった。――その日から、土門は変ったと見られた。</text:p>
      <text:p text:style-name="Text_20_body">まず第一に、土門は社に不平があるのだろうと噂された。退社時刻に眼覚し時計を鳴らすのは、何かのあてこすりだろうということになったのだ。丁度、土門の後輩が部長に昇進して、創立以来の古参の土門には気の毒なことだともっぱら同情されていた矢先だったから、この観察も無理はなかった。その頃土門はしきりに、「俺は五十歳だ。もはや老朽だ」といいふらしていた。五十歳だとすると、つまり土門は二十年間東洋新報に勤めている勘定になるのだが、じつは東洋新報は創立以来まだ十年にしかならぬ。してみると、土門は五十歳だといいふらすことで、わざと自分の古参を自嘲しているというわけになる。いわばやぶれかぶれの五十歳なのだと、穿った観察をする者もいた。もっとひどいのになると、土門がかつていつの編輯会議にも、所謂進歩的な意見を吐いていたのは、部長になりたいばっかりの自己主張であったというのだ。しかし、それは少し酷だ。部長になり損ねたために人間が変ってしまったとは、余りに浅薄な見方ではなかろうか。が、それならば土門の変った原因はなんであるか――他人にはむろん土門自身にもはっきりわからなかった。</text:p>
      <text:p text:style-name="Text_20_body">とにかく土門は変ったのである。入社当時の所謂過激な議論はとっくに収っていたものの、たとえば「人間の幸福は社会の進歩にある」とか、「文化が進むことによってわれわれは幸福になれるのだ」ぐらいのことはいっていた。ところが、それすらも言わなくなったどころか、「猿に毛が三本増えたって猿が幸福になれるもんか。そのでんで文化が進歩したって、人間が幸福になれると思うのは、大間違いだ」かつての自分の意見を否定し、おまけにその口調がふざけたものになってしまった、「文化人になりたいか？　よし、五十銭出せ！　文化人にしてやる！」若い記者がしきりに映画論をやっているのを見ると、必ずそんな意味のいやがらせを言った。</text:p>
      <text:p text:style-name="Text_20_body">土門は社会面の特種以外に映画批評も担当していたが、「キングコング」のような荒唐無稽な映画だけを褒めた。なお、飛行機や機関銃の出て来ない映画は、土門の批評によればつまらないというのだっ<text:soft-page-break/>た。日本の映画では大都映画をしきりに褒めていた。レヴューが好きで、弥生座のピエロ・ガールスのファンだった。今日土門が豹一と弥生座の前で会うことにしたのも、じつはピエロ・ガールスを見るためであった。</text:p>
      <text:p text:style-name="Text_20_body">七時過ぎになってやっと土門はひょろ長い姿を見せた。</text:p>
      <text:p text:style-name="Text_20_body">「さあ、はいろう、はいろう」待たして済まなかったとも言わず、さっさと弥生座のなかへはいって行った。豹一は切符をどうするのかとちょっと迷ったが、そのまま土門のあとに随いてはいった。「お切符は……？」豹一は入口でそうきかれた。赧くなった。</text:p>
      <text:p text:style-name="Text_20_body">「金を取る気か！　取るなら、取れ！　但し、子供は半額だろう？」土門は済ました顔で、入口の女の子にそう言った。</text:p>
      <text:p text:style-name="Text_20_body">「ああ、お連れさんですか？」女の子は豹一が土門の連れだとわかると、「お二階さん御案内！」と、わざと大きな声で言った。</text:p>
      <text:p text:style-name="Text_20_body">「いや。階下で結構です。階下の方がなんとなくよく見えますからね」</text:p>
      <text:p text:style-name="Text_20_body">土門はそう言って、黒い幕のなかへはいった。舞台では「浪人長屋」という時代物の喜劇がはじまっていた。</text:p>
      <text:p text:style-name="Text_20_body">土門は豹一と並んで席に就くと「一ちゃん！」と呶鳴った。すると、おそろしく長い顔をした浪人者が、舞台の上からきょろきょろ客席の方を見廻した。そして、土門の顔を見つけると、いきなり頭に手をあてて、あっという間に鬘を取ってしまった。観衆はどっと笑った。浪人者は済ました顔で鬘を被り、芝居を続けた。</text:p>
      <text:p text:style-name="Text_20_body">「あれは中井一というんだ。顔が長いだろう？　だから、長井一とよぶ奴もある。僕の親友です」土門は豹一にそう説明した。そして、また呶鳴った。「森凡！」</text:p>
      <text:p text:style-name="Text_20_body">ひどくしょんぼりした顔の小柄な浪人者が、横眼で土門の方を見て、ウインクした。豹一が土門の横顔を見ると、土門は生真面目な顔をしていた。</text:p>
      <text:p text:style-name="Text_20_body">「親友です」</text:p>
      <text:p text:style-name="Text_20_body">バンドがタンゴの曲を伴奏すると、中井一と森凡はのろのろと立ち廻りをはじめた。急に笑い声がおこったので、なにがおかしいのか<text:soft-page-break/>と、気をつけてみると、彼等浪人者は立ち廻りしながらタンゴのステップを踏んでいた。「もはや、これまで！　さらばじゃ！」中井一はすたこらと逃げ去ってしまった。倒れていた森凡はのっそり立ち上ると、「後を慕いて！」言いながら、着物の裾をからげた。赤い腰巻が見えた。「これは失礼」森凡は裾を下した。途端に幕が降りた。</text:p>
      <text:p text:style-name="Text_20_body">豹一はわれを忘れてげらげらと笑った。腹が痛くなるほどだった。ふと土門の顔を横眼で見ると、土門は案外つまらなそうな顔をしていた。豹一はすかされたような気になった。（面白くないのだろうか？）しかし、根っからの大阪人である土門に、以前なら知らず、この喜劇の底抜けの面白さがわからぬという筈はなかった。が、じつは土門はこの幕をもうかれこれ十日間も打っ続けに見ているのである。否応なしに見せられているのである。土門の目的は次の幕のレヴューにあった。</text:p>
      <text:p text:style-name="Text_20_body">やがてレヴュー「銀座の柳」の幕があいた。土門はわざと腕組みなどしていたがなにかそわそわと落ちつかなかった。</text:p>
      <text:p text:style-name="Text_20_body">「後列右から二番目の娘に惚れるなよ」土門は豹一に囁いた。</text:p>
      <text:p text:style-name="Text_20_body">豹一は何気なく後列の右から二番目の踊子を見た。途端にどきんとした。足に見覚えがある。</text:p>
      <text:p text:style-name="Text_20_body">先刻弥生座の前で土門を待っていた時、鮮かな印象を風のなかに残してさっと通り過ぎた少女にちがいはない。顔はしかと見覚えなかったが、痛々しいほど細いその足が心に残っていた。その時三人いたのだが、その少女だけ靴下を穿かず、むき出した足が寒そうに赤かった。</text:p>
      <text:p text:style-name="Text_20_body">「なんという子ですか？」豹一は思わず訊いた。土門は答えた。</text:p>
      <text:p text:style-name="Text_20_body">「東銀子」</text:p>
      <text:p text:style-name="Text_20_body">ずんぐりと太い足にまじっているために、なよなよしたその細い足は一層目立っていた。病身の少年のように薄い胸だった。削りとったような輪郭の顔に、頬紅が不自然な円みをつけていた。耳の肉が透いて見えそうだった。睫毛の長い眼が印象的だった。</text:p>
      <text:p text:style-name="Text_20_body">にこりともせずに、固い表情で踊っていた。つんとした感じを僅かに救っているのは、おちょぼ口をした可愛い唇であった。済まし込ん<text:soft-page-break/>で踊っているのだと、見れば見られたが、豹一はふっと泣きたそうな表情を銀子の顔に見たように思った。きびしい甘さに心を揺すぶられる想いで、豹一は銀子の顔から眼を離すのが容易でなかった。</text:p>
      <text:p text:style-name="Text_20_body">ふと傍の土門をうかがうと、土門はなにか狼狽したありさまを見せていた。「おかしい。どうもおかしい！」唸るように土門は言った。顎のあたりが蒼くなっていた。土門はそわそわと東銀子の顔を見ていたが、やがて、なに思ったか、</text:p>
      <text:p text:style-name="Text_20_body">「帰ろう」と、言い、いきなり席を立って、出口の方へさっさと歩いて行った。豹一は後を追った。</text:p>
      <text:p text:style-name="Text_20_body">土門は出口のところで、立ち止った。そして振りかえって、舞台をちらと見た。土門の口から溜息のような声が出た。「あかん！」そして豹一の手を引っ張って、弥生座を出た。</text:p>
      <text:p text:style-name="Text_20_body">六</text:p>
      <text:p text:style-name="Text_20_body">弥生座を出ると、雪だった。しとしとと落ちて来る牡丹雪を、眩い光が冷たく照らしていた。夜の底が重く落ちて白い風が走っていた。</text:p>
      <text:p text:style-name="Text_20_body">「寒い、寒い！」土門は動物的な声をだして、小屋の向いにある喫茶店へ飛び込んだ。豹一も随いてはいった。</text:p>
      <text:p text:style-name="Text_20_body">ストーブで重く湿った空気がいきなり体を取りかこんだ。土門は曇った眼鏡を外した。すると、はれあがった瞼が土門の顔をふしぎに若く見せた。</text:p>
      <text:p text:style-name="Text_20_body">土門は珈琲を一口啜ると、立ち上ってカウンターの方へ行き、電話を借りた。</text:p>
      <text:p text:style-name="Text_20_body">「もし、もし、弥生座……？」</text:p>
      <text:p text:style-name="Text_20_body">どこへ掛けるのかと思っていたら、つい鼻の先の今出て来たばかりの弥生座へ掛けているのだった。いかにも土門らしいと、豹一は思った。</text:p>
      <text:p text:style-name="Text_20_body">「文芸部の北山君を呼んでくれ。……土門だよ。ツ、チ、カ、ド……東洋新報の……。あ、そう」</text:p>
      <text:p text:style-name="Text_20_body">喫茶店の隣は銭湯だった。湯道具を前垂に包み、蛇の眼の傘をさした女が暖簾をくぐって出て来た。豹一は窓硝子の曇りを手で拭って、その女の後姿がぼうっと霞んで遠ざかって行くのを、見ていた。</text:p>
      <text:p text:style-name="Text_20_body"><text:soft-page-break/>再び土門の大きな声が聴えて来た。相手が電話口へ出たらしかった。</text:p>
      <text:p text:style-name="Text_20_body">「――挨拶は抜きだ。雪どころの騒ぎか！　おいけしからんぞ！　貴様なぜおれに黙ってあの娘に手をつけた？　――誰のことだとはなんだ？　いわずと知れた……そうだよ、東銀子だ！　二度も言わすな。――その通り、東銀子だ！　――なに？　もう一ぺんいってみろ！　よくわかったねとは何ごとだ！　余人は知らず、あの娘に関してはだね、そんじょそこらの桂庵より見る眼はもってるんです。一眼見りゃわかるんだ。温泉場の三助じゃねえが……わかるんです。――ああ、お説の通り、わいはぞっこん参ってまんねん。何がわるい？　貴様も五十なら、おれも五十歳だ。年に不足はあるまい。ただ、おれはだね、貴様のように未だうら若い生娘に手をつけないだけだ。――なに？　下手人はほかにある？　白っぱくれるな！　おい！　ピエロ・ガールスに悪漢はちゃちな海賊船ほどいるがね、あのいたいけな、なよなよした、可憐な東銀子のような娘を食うのは、ピエロ・ガールスひろしといえど、貴様のような助平爺ひとりだ！　白っぱくれてもらわんときまいよ。おい！　泣きながら踊ってたぞ！　冷血漢め！　電話掛けたのは、貴様の老いぼれた顔を見たくないからだ。ありがたく思え！　顔を見れば、噛み殺してやる！　いいか、覚悟しろ！　――なに？　会いたい？　よし会ってやる。――おれが今どこに居るかぐらい探せばわかる。半時間以内におれの居所を探しだせ！　それまでに貴様の汚ない顔を見せなけりゃ、弥生座を焼いてやる！　――左様、おれは坂崎出羽守だ！　千姫はおれが救い出す。貴様なんか指一本触れさすものか！　けっ、けっ、けっ！」</text:p>
      <text:p text:style-name="Text_20_body">あたりに構わぬ大きな声で呶鳴っていたが、妙な笑い声を最後にやっと受話機を掛けると、土門は、「長い電話を掛けさせやがった」と言いながら、豹一の席へ戻って来た。店の女の子たちは、くすくす笑っていた。土門は、なにがおかしいと、にらみつけて置いて、珈琲を一息にぐっと飲みほし、「元気を出せ！」と、誰にともなく言った。豹一はそれを自分のことのようにきいて、はっとした。土門の電話口での話に、すっかり気が滅入っていたからである。</text:p>
      <text:p text:style-name="Text_20_body">しかし、なぜ気が滅入ったのであろうか。豹一は土門のようにとり<text:soft-page-break/>とめないことを言う男の言葉は注意してきくまいと思っていたから、最初のうちはなにげなくきいていたのだが、土門の口から東銀子という名前が飛び出した途端に、どきんとした。そして、どうやら、東銀子が文芸部の北山に「手をつけられた」ことに、土門が抗議しているらしいとわかると、にわかに心が曇ったのである。どうせ、土門の言うことだから、出鱈目にちがいないだろうと、あわてて打ち消してみたが、しかし、先刻土門がそわそわと小屋を出てしまったのは、舞台の銀子を見てなにか察したのであろうと思えば思われたし、それに、ふざけた調子ではあったが、土門の電話での抗議ぶりには、いくらか本当めいたものがあるとも思われた。また、たとえそれが全く根もない事実に過ぎないと、無理に自分に言いきかせることが出来たとしても、いったんそれをきいてしまった以上、打ち消しようもないほど、心の曇りは深かった。つまりは、思い掛けぬ銀子への恋情だろうか。それが豹一にふしぎだった。</text:p>
      <text:p text:style-name="Text_20_body">二十歳の青年が舞台の上の踊子に恋情を感ずるというのは、あるいは極めてありふれたことであるかも知れないが、しかし豹一は案外に勁い心をもっていたためか、たとえば中学生時代女学生の紀代子と夜の天王寺公園を散歩した時も、また、高等学校時代鎰屋のお駒と円山公園を寄り添うて歩いた時も、恋情のひとかけらも感じなかったのである。それをいま情けないことに、ひょんな工合に銀子に恋情を感じたのは、なんとしたわけであろうか。</text:p>
      <text:p text:style-name="Text_20_body">だが、はっきりと気がつけば、豹一自身いまいましいことにちがいないこの恋情に就ては、細かしく説明しない方が、賢明かも知れない。だから大急ぎで述べることにするが、つまり豹一がふと見た銀子の痛々しく細い足の記憶が、土門の電話口でいきなり生々しく甦って来たせいではなかろうか。そしていうならば、そんな豹一の心の底に、母親と安二郎を結びつけて考えたときのあのちくちくと胸の痛くなる気持が執拗に根をはっていたのである。</text:p>
      <text:p text:style-name="Text_20_body">豹一は重い心で、窓硝子に顔をすりつけて外をながめた。しとしとと雪が降っていた。視線がぼやけた拍子に、だしぬけに感傷的になって来た。</text:p>
      <text:p text:style-name="Text_20_body">土門は例のいらいらした手つきで、煙草の端をちぎっていたが、ふ<text:soft-page-break/>いに言った。</text:p>
      <text:p text:style-name="Text_20_body">「おい！　そんなしんみりした顔をするなよ」豹一の顔を嬉しそうに覗きこんだ。</text:p>
      <text:p text:style-name="Text_20_body">「雪を見てるんです」言いながら、遠いハーモニカの音をきくような気がふっとした。夏の黄昏の時間が、雪を見ている豹一の心を流れた。</text:p>
      <text:p text:style-name="Text_20_body">「あははは……。雪を見てるというか？　なるほど、東銀子に惚れたな」</text:p>
      <text:p text:style-name="Text_20_body">やっぱり見抜かれたかと、豹一は赧くなった。しかし、土門はもともと敏感な男だったが、いまは他人の心など計るような面倒くさいことはしなかった。土門がそんなことを言ったのは、じつは次の言葉を出すためのまくらに過ぎなかった。</text:p>
      <text:p text:style-name="Text_20_body">「惚れても駄目でっせ。いまのおれの電話をきいたか？　東銀子はもうあかん。一眼この眼で見ればわかるんだ。今日の東銀子の踊り方を見た途端に、おれは諦めたね。ああ、東銀子も失われたかとね。へ、へ、へ」土門の笑いは豹一の心をますます重くした。</text:p>
      <text:p text:style-name="Text_20_body">「珈琲もう一杯のみましょう！」</text:p>
      <text:p text:style-name="Text_20_body">「ああ、飲もう。よくぞ言った。人生の無常がわかるとは、良いところがある。君はいくつだ？」</text:p>
      <text:p text:style-name="Text_20_body">「二十歳です」豹一は噛みつくように言った。</text:p>
      <text:p text:style-name="Text_20_body">「じゃ、僕と三十ちがいだ。僕は五十だ」</text:p>
      <text:p text:style-name="Text_20_body">豹一はぷっと吹き出した。眼鏡を外した土門はどう見ても三十二、三にしか見えなかった。しかし、豹一の笑はすぐ止った。その時、一人の男が禿げあがった頭に雪をかぶって、飛び込んで来たが、その顔を見るなり、（文芸部の北山という男だな）と直感したからである。豹一は咄嗟に緊張した。この男が銀子に手をつけたのか、ともう笑えなかった。白い眼でじっとにらみつけた。が、男はそんな豹一には目もくれず土門と向いあった豹一の傍に腰を掛けると「違うぞ。誤解だ、誤解だ！」と、言った。土門はそれには答えず、</text:p>
      <text:p text:style-name="Text_20_body">「おれがここにいるとよくわかったな」</text:p>
      <text:p text:style-name="Text_20_body">「どうせ近くだとにらんだわい」</text:p>
      <text:p text:style-name="Text_20_body"><text:soft-page-break/>「電話のおれの声の大きさでわかったというんだろう。そこで、もっと大きな声をききに来たってわけか」土門はそう言って、でかい声で笑った。</text:p>
      <text:p text:style-name="Text_20_body">豹一はそうして二人が笑っているありさまを不真面目なものに思い、じっと息をこらしていた。二人が笑うぶんだけ、豹一は怖い顔をしていたのである。土門はやがて笑い止むと、</text:p>
      <text:p text:style-name="Text_20_body">「誤解とぬかしたな」と、言った。</text:p>
      <text:p text:style-name="Text_20_body">「誤解だ。誤解も誤解も大誤解だ。おれが下手人だなんて、悲しいことをいってくれるな」北山はいかにも悲しそうな声をだした。が、それはまるで座附作者が役者に科白をつけているとしかきこえなかった。</text:p>
      <text:p text:style-name="Text_20_body">「本当か？」</text:p>
      <text:p text:style-name="Text_20_body">「遺憾ながら本当だ」</text:p>
      <text:p text:style-name="Text_20_body">「なるほど、遺憾ながらでっか。そんなら、誰だ？」</text:p>
      <text:p text:style-name="Text_20_body">「わからん。わかろうとは思わん。わかると一層辛い。わかっているのは、銀子が失われたという、痛ましい事実だけなんだ」</text:p>
      <text:p text:style-name="Text_20_body">「…………」</text:p>
      <text:p text:style-name="Text_20_body">土門はわけのわからぬ唸り声を出したが、いきなり、</text:p>
      <text:p text:style-name="Text_20_body">「握手しよう」と北山の手を握った。</text:p>
      <text:p text:style-name="Text_20_body">「どうせ、下手人はもみあげの長いヴァレンチノだろう。わしはいっそお宅に下手人になってもらいたかった」</text:p>
      <text:p text:style-name="Text_20_body">土門はわざとしんみりした声をだした。</text:p>
      <text:p text:style-name="Text_20_body">「わしもやっぱり旦那に下手人になってもらいたかったよ」北山が言った。</text:p>
      <text:p text:style-name="Text_20_body">「ざまあみろ」と、土門。</text:p>
      <text:p text:style-name="Text_20_body">「ざまあみろ」と、北山。</text:p>
      <text:p text:style-name="Text_20_body">「いい気持だ。焼酎禿のくせに踊子にうつつを抜かしやがって……。あはは……。恥しくねえのか？」</text:p>
      <text:p text:style-name="Text_20_body">「うむ、いったな」</text:p>
      <text:p text:style-name="Text_20_body">「どうだ、恥しくねえのか」</text:p>
      <text:p text:style-name="Text_20_body"><text:soft-page-break/>「うーむ」</text:p>
      <text:p text:style-name="Text_20_body">「さあ、さあ、返答、返答！」</text:p>
      <text:p text:style-name="Text_20_body">「さあ、それは……」</text:p>
      <text:p text:style-name="Text_20_body">「返答、なんと？　なんと？」</text:p>
      <text:p text:style-name="Text_20_body">「恥しいのは、お互いさまだ。てめえの歳はいくつだと思ってやがるんだ」</text:p>
      <text:p text:style-name="Text_20_body">「おお、よくきいてくれた。五十だ。隠しはせん」</text:p>
      <text:p text:style-name="Text_20_body">「隠せるもんか？」</text:p>
      <text:p text:style-name="Text_20_body">「なにをッ、こののんだくれ！」</text:p>
      <text:p text:style-name="Text_20_body">「なにをッ、てめえには五円貸してあるぞ！」北山はそう言ったかと思うと、今までその存在を全く無視していた豹一の方を向いて、「君、こいつにいくら借りられた？」</text:p>
      <text:p text:style-name="Text_20_body">豹一は彼等のふざけた問答にすっかり腹を立てていたから、それに返辞しなかった。土門が代って答えた。</text:p>
      <text:p text:style-name="Text_20_body">「三円だ」そう言って、土門は、「紹介しよう」と、豹一を北山に紹介した。「毛利君だ。ほやほやの新聞記者。――こちらはピエロ・ガールスの座附作者であらせられる北山老人」</text:p>
      <text:p text:style-name="Text_20_body">よろしくと豹一が頭を下げると、北山は瞬間別人のように改った表情をちょっと見せて、「これは、これは……。何ぶんともに……」と、古風な挨拶をした。</text:p>
      <text:p text:style-name="Text_20_body">やがて三人はその喫茶店を出て、歌舞伎座の方へ歩いて行った。いつもはあくどい感じに赤黒く輝いている千日前通も、今夜は雪のせいか、しっとりとした薄明りに沈んでいた。人通もふしぎなくらいまばらだった。豹一は土門や北山のあとに随いて行きながら、顔にかかる雪を冷たいと思った。</text:p>
      <text:p text:style-name="Text_20_body">第二章</text:p>
      <text:p text:style-name="Text_20_body">一</text:p>
      <text:p text:style-name="Text_20_body">東洋新報の編輯長はいつになく機嫌がわるかった。</text:p>
      <text:p text:style-name="Text_20_body">この人には子供が十人もあり、最近も五十六の年でありながら妻君に双生児を生ませたということである。二代目春団治に似てひらめの<text:soft-page-break/>ように下ぶくれしたこの人の顔はとぼけた大阪弁が似合っていた。めったに社員を叱ったことがなく、たとえばタイピストなどが仕事の上でひどい失敗をやっても、「もうこんなへまやりなや。なんしょ、わてはあんたに肩入れしてるのやよって、叱りとうても叱られへんがな」と、冗談口を敲くぐらいのものだった。誰からも親しまれ、この人の怒った顔を見たこともない社員の方が多かった。この人の顔から機嫌のわるい表情を想像するのは余程困難なのである。</text:p>
      <text:p text:style-name="Text_20_body">今日もはじめのうちは、編輯長が機嫌がわるいなどとは誰も気がつかなかった。口をとがらして、しきりにぶつぶつ言いながら編輯長室のなかを歩きまわっているのが、硝子扉ごしに見られたが、まさかそれが怒りを爆発させないために、必死の努力をはらっているのだなどとは、気づかなかった。周章て者は、編輯長が口笛の練習をしているのだと思ったぐらいである。</text:p>
      <text:p text:style-name="Text_20_body">編輯次長と社会部長が編輯長室へ呼ばれ、そして出て来た顔を見て、はじめて人々は、おや変だぞと気がついた。両人とも真蒼な顔をしていたのである。</text:p>
      <text:p text:style-name="Text_20_body">「なんぞおましたか？」口の軽い連中がそう訊いたが、しかし、二人とも答えなかった。まさか、いま編輯長から「良え年してなにぼやぼやしてるねん。そんなこっちゃったら、もう新聞記者をやめなはれ」と言われて来たのだとは、長と名がついた手前でも言えなかったのだ。両人は、いまいましそうに、「土門の奴め！」と、唇を噛んでいた。</text:p>
      <text:p text:style-name="Text_20_body">じつは、その日の大阪の新聞が一斉にデカデカと書き立てている記事を、よりによって、東洋新報だけが逃がしていたのである。映画女優の村口多鶴子がキャバレエ「オリンピア」のラウンドガールになったという、いまならさしずめ黙殺されるか、扱うにしても遠慮して小さく扱われそうな記事なのだが、当時はこんな記事が特種として、あらゆる新聞の三面に賑かに取扱われていたのだった。妙な言葉だが、キャバレエはなやかなりし頃であった。それに、村口多鶴子は監督との恋愛事件のいまわしい結果が刑法問題になったという、いわば新聞の見出し通り、「問題の美貌女優」だった。「オリンピア」の支配人がそのネーム・ヴァリューに眼をつけるだけのことはあったのだ。ラ<text:soft-page-break/>ウンド・サーヴィスするだけの報酬が、一晩何百円だと新聞に報ずるところも、満更誇張とは思えなかった。それほど有名だったのである。それを東洋新報だけが黙殺したとはなんとしたことであろうか。東洋新報はかねがねこの種の記事で売っており、おまけに「オリンピア」は大事な広告主である。よろしくたのみますと、わざわざ営業部からの依頼もあったのだ。</text:p>
      <text:p text:style-name="Text_20_body">編輯長が機嫌をわるくするのも、無理はなかったのだ。しかし、東洋新報ではなにもその特種をわざと黙殺したわけではなかったのだ。社会部長はちゃんと腕利きの記者を「オリンピア」へ派遣したのである。社会部長に手落ちはない筈だ。その旨編輯長に言うと、</text:p>
      <text:p text:style-name="Text_20_body">「いったい、誰に行かせたんや」</text:p>
      <text:p text:style-name="Text_20_body">「土門です」</text:p>
      <text:p text:style-name="Text_20_body">「土門君をここへ呼びなはれ」</text:p>
      <text:p text:style-name="Text_20_body">しかし、土門はまだ出社していなかった。実は土門は昨夜写真班と一緒に「オリンピア」へ出掛けたことは出掛けたのだが、「オリンピア」の支配人が新聞記者のサーヴィスに飲み次第の饗応をしたので、よせばよいのにピエロ・ガールスの北山を電話で呼び寄せ、二人で飲みはじめると止らず、かんじんのインターヴィユはそっちのけで、到頭泥酔してしまい、今日は二日酔で休んでいたのである。土門がいないので、編輯長は自然次長と社会部長の両人に当り散らすより外に仕方がなかった。それでなくとも編輯長は土門を叱りたくはなかった。叱っても張りあいのない男だというより、やはり子飼の記者でありながら結局部長にしてやれなかった土門を叱りつけるのは、いわば情に於てしのびなかったのだ。それに、こんな大きな問題は、やはり責任を次長や部長に転嫁して置く方が適わしいのではないか。両人とも良い迷惑だった。ことに編輯長のとぼけた大阪弁も、「新聞記者をやめなはれ」というような言葉になると、冗談にいわれたのであったが、意外な効果を発揮した。彼等は土門の来るのを手ぐすね引いて待っていた。土門は良いとき休んだものである。</text:p>
      <text:p text:style-name="Text_20_body">編輯長は一通り怒りを通過させてしまうと、善後策を思案した。営業部からの抗議があってみれば、とにかく「オリンピア」のためにその記事をのせる必要がある。といって今からでは手遅れだ。結局、他<text:soft-page-break/>の新聞と全然変った扱い方をするのだ。どの新聞でも、「オリンピア」に於ける彼女をインタヴィユしていたが、もはやそれでは二番煎じだから、「オリンピア」がカンバンになってからの彼女の尾行記をものするのだ。誰をその任にあたらしたものかと、編輯長は硝子扉ごしに編輯室のなかを物色した。</text:p>
      <text:p text:style-name="Text_20_body">ある者は机の上で夕刊用の原稿を書いている。ある者は電話を掛けている。ある者は新聞のとじこみを見ている。用事のない者は、ストーヴのまわりに集って、がやがやと雑談している。それらの顔をひとつひとつ見て行ったが、どれもこれも適任者と思えるものがなかった。ふと、隅の方に一人仲間はずれて固い姿勢で突っ立っている豹一の姿が目に止った。まるで、何ものかに向って身構えているような、いらいらした姿勢だったので、いやでも編集長の目を惹いた。その美貌にも注意を惹くものがあった。</text:p>
      <text:p text:style-name="Text_20_body">（あの男誰やったかな？）</text:p>
      <text:p text:style-name="Text_20_body">忘れっぽい癖の編輯長は咄嗟には思い出せなかった。</text:p>
      <text:p text:style-name="Text_20_body">入社してから半月経っていたのだが、全くの見習記者に過ぎぬ豹一は、仕事らしい仕事も与えられず、ただ意味もなく毎日出社しているだけのことだった。だから編輯長はうっかりと豹一の存在を忘れていたのだった。ところが、いまよく見ると、豹一の印象は群を抜いて異常なものがあった。そんな風に一人ぽつりと離れて、鋭敏な眼を光らせながら突っ立っているのは豹一だけだった。妙に生気が感じられた。</text:p>
      <text:p text:style-name="Text_20_body">じつは、仕事らしい仕事を与えられず、ときどき土門に金を借りられる以外は誰からも一顧も与えられなかったので、豹一はうんざりし、かつ何か屈辱を感じていたのである。新入社員のみじめな負目が皮膚にこびりつき、ひとびとの視線が何れも軽蔑の色を泛べているように大袈裟に感じられたので、自然豹一の社内に於ける態度は、醜いほどぎこちなかった。しょっちゅう何糞と力みかえりながら、どこかの隅に突っ立って眼を光らせていたのである。ひとつには、机の数が不足していたので、豹一には坐るべき場所がなかったのだった。</text:p>
      <text:p text:style-name="Text_20_body">とにかく、編輯長ははじめて豹一に注目した。思い出すまでちょっと時間が掛った。</text:p>
      <text:p text:style-name="Text_20_body"><text:soft-page-break/>（あ、あれか？）とはじめて豹一が新しくはいった見習記者であることに気がついた途端、編輯長はなにかしら満足感を覚えた。入社試験の成績が風変りに良かったことが思い出された。見れば美少年だ。（あの男をひとつ使って見るかな）美少年だから、カフェの女給の尾行に適任だという編輯長の咄嗟の考えは、極めて安易な思いつきだったが、結局人を使うのにこんな安易な公式的なやり方がいちばん無難なのかも知れぬ。</text:p>
      <text:p text:style-name="Text_20_body">給仕に呼ばれて、豹一は編輯長室へはいって行った。</text:p>
      <text:p text:style-name="Text_20_body">「君、いま手が空いているか？」</text:p>
      <text:p text:style-name="Text_20_body">用事を吩咐る時の編輯長の文句はいつもこれだ。つまりは、人を使うのが巧いというわけだった。ところがこの言葉は豹一にははなはだ面白くなかった。手の空いていない時など、入社以後絶対になかったのである。</text:p>
      <text:p text:style-name="Text_20_body">「はあ、べつに……」豹一は赧くなった。</text:p>
      <text:p text:style-name="Text_20_body">「そんなら、ひとつやって貰おうか？」編輯長は豹一の成すべき仕事を説明して、</text:p>
      <text:p text:style-name="Text_20_body">「こら大任やよって、気張ってやってや」と、念を押した。</text:p>
      <text:p text:style-name="Text_20_body">この際なら、どんなけちな仕事にでも豹一は活気づくことが出来たにちがいなかった。だから、大任だという編輯長の言葉は豹一をすっかりのぼせあがらせてしまった。</text:p>
      <text:p text:style-name="Text_20_body">「いま直ぐ廻ります」豹一は「廻ります」という如何にも新聞記者らしい言葉を使えたことに満足しながら、言った。</text:p>
      <text:p text:style-name="Text_20_body">「いま直ぐ言うても、カフェは晩にならんと店をあけへんぜ」</text:p>
      <text:p text:style-name="Text_20_body">編輯長に言われて、豹一はまるで出鼻をくじかれた想いで、周章てて、</text:p>
      <text:p text:style-name="Text_20_body">「はあ、そんなら晩に……」と、言った。これもわれながら芸もない科白だった。一層まごついてしまった豹一は重ねて変なことを言った。</text:p>
      <text:p text:style-name="Text_20_body">「原稿は僕が書くんですか？」</text:p>
      <text:p text:style-name="Text_20_body">むろんそんなわかり切った質問をする気は毛頭なかったのである。むしろ、良い原稿を書くぞという意気込みを含ませて、わざとそう<text:soft-page-break/>言ったまでのことであった。ところが、編輯長にはそれがまるで「なるべくなら、ほかの人に書いてもらいたい。僕には未だ良い記事を書く自信がありませんから……」といっているようにきこえた。編輯長はがっかりしてしまったが、とにかく、「金が要るやろ」と、伝票を書いてくれた。</text:p>
      <text:p text:style-name="Text_20_body">豹一はそれを持って階下の会計へ行き、金を貰った。そして再び二階の編輯室へ現れて、壁に掛けてあるオーバをとって着込み、出て行った。その後姿をちらと見て、編輯長は一層失望してしまった。豹一のオーバは母親が無理算段の金で買ってくれたものだが、いわゆる「首つり」という代物だった。日本橋の洋服屋の店頭にぶら下げてある既製品だった。寸法を間ちがえたのか、むやみに裾が長かった。それをひきずるように着て、固い姿勢で歩いて行く豹一の後姿というものは、まるで宝塚少女歌劇の男役としか見えず、どう見ても一人前の新聞記者とは受けとれなかったのである。</text:p>
      <text:p text:style-name="Text_20_body">編輯長がそんな風な失望を感じたことは知らず、豹一は滑稽なことだが、仕事を与えられた喜びにすっかり興奮して淀屋橋の方へ歩いて行った。編輯長の前で随分へまなことを言ったことを想えば、どうあってもこの「大任」を果さねばならぬ。豹一はひどく落着きがなかった。淀屋橋まで来たが、足は止まらず、一気に肥後橋まで来てしまった。</text:p>
      <text:p text:style-name="Text_20_body">交叉点で信号を待っている間に、豹一はふと村口多鶴子の記事をよむために新聞を買うことを思いついた。朝日ビルの前で一そろいの新聞を買った。そしてビルのフルーツパーラーへはいって片っ端から読んで行った。</text:p>
      <text:p text:style-name="Text_20_body">世事にうとい豹一は村口多鶴子に関しては全く無知といって良かった。その名前も編輯長にいわれてはじめて知ったぐらいであった。「罪の女優」だとか「嘆きの女優」だとか新聞の見出しに使われている意味がちっともわからなかった。新聞もそれに就ては詳しく書かなかった。もはや散々報道されつくして、映画ファンでなくても誰でも知っている事実であったから、わざわざ村口多鶴子が「罪の女優」である所以を説明する必要もなかったのである。</text:p>
      <text:p text:style-name="Text_20_body">買って来た新聞に全部眼を通したが、結局豹一は村口多鶴子の罪や<text:soft-page-break/>嘆きに就ては得るところがなかった。（なにが「罪」なもんか？）と、豹一は軽率にも呟いた。新聞に出ている村口多鶴子の顔には、罪とか嘆きとかいった印象は全くなかったのである。「新聞記者の前に語る」――あるいは「テーブルの間を泳ぐ」――村口多鶴子の顔はいちように妖艶とでもいいたい笑いを派手に泛べていた。まるでその写真から笑い声がきかれるようだった。イヴニングの胸のあたりにつけている花が、その笑いを一層はなやかなものにしていた。豹一は「罪の女優」とか「嘆きの女優」とか書いてあるのがどうもうなずけなかった。</text:p>
      <text:p text:style-name="Text_20_body">（胸に花とはなんだい？）</text:p>
      <text:p text:style-name="Text_20_body">ありていに言えば、豹一はその写真に腹を立ててしまった。写真班が無理に笑わせたぐらいのことはわかりそうなものだのに、豹一にはそんな思慮深いところがなかった。だから、全く向う見ずに、花一つのことにも大袈裟に腹を立ててしまったのである。しかし、なぜそんなに腹が立つのであろうか。元来は虚栄心の強い男でありながら、――いやそのためか、豹一は華やかな名とか社会的な地位を鼻の先にぶら下げている連中には、一応は「因縁をつけたがる」というわるい癖があった。自然彼は弱いうらぶれたものに本義的に惹きつけられるのだった。しかし、これを正義感だと一概に片づけてしまうのは、軽卒であろう。なにかしら我慢の出来ぬ苛立った精神が、勝手気儘な好悪感の横車を通しているとでもいうところではなかろうか。いってみれば、彼には鷹揚な気持というものが生れつき備っていなかったのだ。ひとつにはこのとるに足らぬ（――と彼は思った――）女性を、大騒ぎで祭りあげている新聞記事というものに、自分が記者であることを忘れて、苦々しく思ったのである。そして、自分がそういうことを強いられている新聞記者であることを想出すに及んで、一層苦々しかった。（こういうことをさせられるのがおれの役目か？）そしてまた、序でに（おれならもう少し巧く書く）なお、つけ加えるならば、彼がなんの恨みもないのにこんなに村口多鶴子に面白からぬ感じを抱いたのは、彼が今夜彼女に会わねばならぬということも勘定に入っていた。</text:p>
      <text:p text:style-name="Text_20_body">その年齢からいっても、また性質からいっても、豹一にとってはど<text:soft-page-break/>んな女性も苦手だったが、ことにこのどうやら高慢ちきそうな（――おまけに美しいと来ている――）村口多鶴子のような女は体がふるえるほど苦手だと思われた。（この女はおれを軽蔑するだろう）情けないことに、豹一はおじ気がついてしまった。すると、自分が腹立たしくなって来た。豹一はいきなり、なにが怖いもんかと起ち上って、</text:p>
      <text:p text:style-name="Text_20_body">（勇気を出して会いに行くんだ！　なんだ、こんな女ぐらい……）</text:p>
      <text:p text:style-name="Text_20_body">喧嘩に出掛ける男みたいに、物凄い勢でそこを飛び出した。が、村口多鶴子に会うまではまだ時間があり過ぎた。</text:p>
      <text:p text:style-name="Text_20_body">二</text:p>
      <text:p text:style-name="Text_20_body">キャバレエ「オリンピア」の「支配人」佐古五郎は昨日から引続いて、仰々しく燕尾服を着込んで、鼠のように忙しく立ち廻っていた。村口多鶴子のせいである、「支配人」ということにしているのだが、本当は宣伝部長とでもいうところだった。電機の工事人として、しばしば「オリンピア」へ工事に出掛けていたのが縁となって、「オリンピア」の電気掛りに雇われたのが、つい二、三年前のことだったが、いまでは平気で、「支配人」と自称し得るところにまで、「出世」した。所詮ただの鼠ではあるまいと業者でも評判であった。</text:p>
      <text:p text:style-name="Text_20_body">事実、才人であったかも知れない。てんで教養のないところなども宣伝部長としては打ってつけであった。普通の内気の人なら想像もつかないようなあくどい宣伝法を採用するなど、電機工あがりの彼を以てしてはじめて出来る芸当であった。たとえば村口多鶴子を「招聘」したことなどがそれである。歌人だとか女優くずれだとか、有名人をキャバレエに「招聘」するのは、宣伝としてはもはや常識になってしまっていることながら、村口多鶴子の場合だけは、業者もあっと驚いた。さすが佐古だと、その図太さには歯の立たぬ感じであった。</text:p>
      <text:p text:style-name="Text_20_body">問題の女優として宣伝されていたそのポスター価値を考えてみれば、なるほど一応は思いつけぬこともなかったが、しかしそれだけに一層なにか手の出せぬ感じだった。佐古めやりくさったとは、所詮あとの嘆きだった。一日の報酬何百円だと、そんな金ずくめの話なら、二の足も踏まなかったが、ともかく法廷にも立ち女優もやめねばならないほどの罪を犯した女ではないか。監督との醜関係の後始末を闇に葬ったと、まだ世間の記憶には血なまぐさかった。無罪にはなったと<text:soft-page-break/>いうものの、やはり当分は世間へ出ることは憚るべき身である。事実機敏な映画会社でも彼女を引っこ抜くのは、もう少しあとでと思っていたくらいである。そんな村口多鶴子を引っ張り出そうとは、だから抜目のない業者もさすがに憚ったのだ。それを佐古は平気でやったのだ。いまいましいほどの図太い神経だと、業者もあきれたのも無理はなかった。</text:p>
      <text:p text:style-name="Text_20_body">図太い神経だけではなかった。執拗な押しの強さもあった。細かい頭の働きもあった。それでなければ、いくらなんでも村口多鶴子にうんといわすことが出来なかった筈である。全くそうした事件がなくとも、キャバレエに出ることなど自他ともに想像も出来ないような女だった。附焼刃にしろ、教養のある女優といわれていた。知性の女優とよばれていた。それゆえに人気もあり、また事件も一層大袈裟に騒ぎ立てられたのだ。事件のあとで歌など作っていた。だから、けっして彼女から、売り込んだ話ではない。わかりきったことである。佐古が持って行った話だ。当然のこととして、彼女ははねつけた。泪を流した恨めしそうな眼で、じっと佐古をにらんだのだ。普通の神経をもった男なら、それきりで諦めた話だった。ところが佐古にはそうしたものが欠けていた。</text:p>
      <text:p text:style-name="Text_20_body">「あんたの人気を維持するためじゃおまへんか、それに、いま引っ込んでしもては、一生女優として立てなくなりまっせ。なにも、いつまでも居て貰おうとは思てしまへん。ここでの話でっけどな、うちの経営者が△△キネマを買収する計画を樹てていますねん。こら誰にも言わんといとくれやすや、その暁はあんたに一枚看板になって貰わんならん。芸術映画ちゅうもんをやりまっさかいな、どうしてもあんたみたいなひとに出て貰わんならんのや。つまりやな、あんたは△△キネマの舞台挨拶にでも出るのや思てくれはったら、よろしおまんねん」</text:p>
      <text:p text:style-name="Text_20_body">こうした嘘八百のことを佐古は前後四、五回にわたって、徐々に彼女に説明したのだ。彼女の映画界復帰の夢に希望をもたせたところはさすがであった。佐古は彼女を説き伏せるために、あらゆる手段をえらんだ。彼女の老いたる母親は何のことかわからぬ理由で、白浜温泉へ招待されたりした。女中のところへ身分不相応の品物がデパートか<text:soft-page-break/>ら届けられた。母親、女中と三人ぐらしの彼女の生活費は、最近切り詰めてはいても、やはり相当な額だった。かつての人気女優の生計の苦しさというものは切ないものだったが、しかしこれも二ヵ月にわたって、「オリンピア」の会計が無理矢理に彼女の手に渡した。その額は女中の見積りによるもので、多くもなし、少なくもなし、全くあきれるほどの正確な額だった。</text:p>
      <text:p text:style-name="Text_20_body">そうまでされては、彼女ももはや断り切れなかった。むろん、頼みもしないのに、いや、それどころかそんな理由のない金は受け取れぬと、ヒステリックに拒み続けていたのに、まあ、まあと無理に渡されたのだから、彼女は腹を立てていた。しかし、そうした佐古のやり方も、もしこれが教養のある人間がやったことだったなら、彼女のなかにある教養がそれに反撥したことであろうが、佐古のような人間がやったのであってみれば、彼女も顔を赧らめることが少しで済んだ。こういう下卑た人間の前では、女というものは、異国人の前に於けるように、いくらか羞恥心を忘れるものであろうか。ともあれ、彼女は佐古のやり方にだんだん馴れて来て、そんなに腹も立てなくなった。むしろ佐古をさげすみ、微笑を以て佐古の勧誘の言葉をきくようになった。佐古は遂に成功した。</text:p>
      <text:p text:style-name="Text_20_body">二ヵ月にわたる口説き落しの努力が報いられたので、さすがの佐古も余程嬉しかったと見えて、自祝の意味もあり、多鶴子がいよいよ「オリンピア」に現れる晩、それは昨夜だったが、燕尾服を着用したのである。おまけに佐古はこともあろうに、多鶴子とおそろいの真紅の薔薇を、燕尾服の胸にぶら下げたのである。しかし、誰もこれを莫迦莫迦しいこととも思わなかった。いや、注意すらしなかった。人々は美しい村口多鶴子にすっかり惹きつけられてしまい、ある者は感嘆の余り異様に興奮し、佐古なんかに注意をはらう余裕なぞてんで無かったのであった。</text:p>
      <text:p text:style-name="Text_20_body">大成功だった。彼女を招聘するために佐古が惜し気もなく使った機密費の額に最初文句をつけ通しだった経営者も、純白のイヴニングの裾さばきも軽やかな、匂うばかりの村口多鶴子を見た途端、慾も得も忘れてしまった。いや、それを想い出したところで、客止めの盛況を見ては、文句のなかったところだ。</text:p>
      <text:p text:style-name="Text_20_body"><text:soft-page-break/>「良え女子を入れてくれたな」経営者は佐古に一言だけ感謝の言葉を与えた。</text:p>
      <text:p text:style-name="Text_20_body">この一言がしかし佐古をぎくりとさせた。経営者の眼は多鶴子の胸から腰へ執拗に注がれていた。音を立てるような視線だった。（覘てけつかる）佐古はすっかり狼狽してしまった。</text:p>
      <text:p text:style-name="Text_20_body">実は佐古が村口多鶴子を「オリンピア」に招聘するために涙ぐましいほどの努力をはらったのは、慾得をはなれた考えからであった。電機工をしていた頃、彼の菜っ葉服のポケットには村口多鶴子のプロマイドがはいっていたこともあった。といって、はじめのうちはべつに取り立てて彼女ひとりに憧れていたわけではない。たいていの美しい女優ならいちように心をそそったものだ。むろん女優に限らなかったろう。ただ、偶然彼女のプロマイドを拾ったというだけの話だった。が、ポケットから出して、つくづく見れば良い女だと思った。こんな女をとひそかに夢を描き、悩ましく思いつめるようになった。トーキーで声をきいて一層心を惹きつけられた。無理にそんな声を出しているとしか思えぬ、しわがれた悩ましい声は、なにもかも知りつくしたような円熟した女の底の深さを囁いて、佐古の好奇心を刺戟した。</text:p>
      <text:p text:style-name="Text_20_body">だから、彼女を招聘するために、自分でも不思議なほど熱心になれたのだった。経営者の眼の色に彼女への野心を見て、狼狽したのも無理はなかった。なんのことはない、経営者の好奇心を満足さすため努力したようなものだと、佐古はがっかりしてしまった。</text:p>
      <text:p text:style-name="Text_20_body">売り上げの額がいつもの三倍にもなった大成功ながら、佐古は昨夜欝々としてたのしまなかった。（おれが儲けるわけではあらへん）全部経営者のふところにはいる金だと思えば、阿呆らしかった。おまけに、村口多鶴子も経営者の女になってしまうのだ。いまいましかった。</text:p>
      <text:p text:style-name="Text_20_body">他の人は知らず、経営者にだけは佐古も頭が上らなかった。張り合う気などとても持てなかった。可哀相に佐古は昨夜一晩中無気力な嫉妬に苦しんで、眠れなかったぐらいであった。が、今夜の佐古は昨夜よりいくらか変っていた。村口多鶴子を諦めるのは未だ早いと思ったのだ。諦めるわけもなかった。経営者と張りあう気持が少しだが生れて来たのだった。いわば、経営者へのひそかな反抗だった。この反抗<text:soft-page-break/>心は今日店へ来て多鶴子の姿を一眼見た途端、いきなりふくれあがったのだ。</text:p>
      <text:p text:style-name="Text_20_body">（経営者も糞もあるもんか？　馘首にするならしやがれ。ここを追い出されたっておれは水商売仲間ではつぶしがきく男や。それに、あの女をおれのものにしたら、あの女でおれは食って行けるのやないか）そう思うと、もう佐古の足は自然に動き出して、多鶴子のいる客席の方へ歩き出した。「いらっしゃいませ」</text:p>
      <text:p text:style-name="Text_20_body">佐古はまず客の方へ挨拶して置いてから、揉手の手をほどき、多鶴子の肩をとんと敲いて、「ちょっと」柱のかげへ呼んだ。</text:p>
      <text:p text:style-name="Text_20_body">「……？　……」固い表情で多鶴子は寄って来た。強い香水の匂が佐古の鼻の穴の毛をふるわせた。すっかり興奮してしまった佐古はわれを忘れて、ぐっと多鶴子の体へもたれかかるようにしながら、多鶴子が擽ったくて我慢が出来ぬほど耳近く口を寄せて、</text:p>
      <text:p text:style-name="Text_20_body">「あんたに注意してかんならんことがあるのや。気になってたのや。あのな、おやじを警戒しなはれや。あんたのため思ていうたげてんねんやさかい、よう心得ときなさい」</text:p>
      <text:p text:style-name="Text_20_body">「ありがとう」多鶴子はひらりと身をひるがえして、元の席へ戻った。</text:p>
      <text:p text:style-name="Text_20_body">多鶴子には、佐古が言った「おやじ」とは誰のことか咄嗟にわからなかった。が、わかろうともしなかった。警戒すべきは「おやじ」だけではない。どの男だってそうだ。昨夜一晩でうんざりするほど経験させられたのだ。わざわざ呼んでそのような忠告を親切めかす佐古だって警戒すべき一人だと、いえばいえないこともないのだった。そういうことを言われるのも、役目のひとつかと、多鶴子は悲しい心を押えて極めて事務的にきいたまでであった。</text:p>
      <text:p text:style-name="Text_20_body">しかし、佐古は多鶴子の「ありがとう」という言葉にすっかりのぼせあがっていた。（あの女はおれに感謝してくれとる。あの女は支配人のおれに頼ってくれとる）そう思って、にやにやしていた。佐古のような抜目のない人間でも、いったん女に惚れるとからきしだらしがなくなっていたのである。（ざまあ見てけつかれ！）佐古は心の中でひそかに経営者に向って舌を出した。丁度その時、ボーイがやって来て新聞記者の来訪を伝えた。</text:p>
      <text:p text:style-name="Text_20_body"><text:soft-page-break/>「新聞記者？」佐古は眉をひそめた。</text:p>
      <text:p text:style-name="Text_20_body">新聞記者連には昨日招待状を出し、随分と饗応してやったのだ。おかげで今日の朝刊にはデカデカと村口多鶴子の記事が写真入りだった。宣伝にはなったと、佐古はその効果を一応は喜んだ。しかし、今の佐古としてはなにか人眼のつかないところへ多鶴子をそっとして置きたい気持であった。騒ぎ立てられるのが怖いのだ。多鶴子を張りに来る客はいまはどいつもこいつも恋敵なのだ。もう新聞記者には用はないのだ。佐古は舌打ちした。</text:p>
      <text:p text:style-name="Text_20_body">「どこの新聞記者や？」そう言いながら、ボーイのもって来た名刺を見た。</text:p>
      <text:p text:style-name="Text_20_body">東洋新報記者　毛利豹一</text:p>
      <text:p text:style-name="Text_20_body">毛利豹一という名刺には全然記憶はなかったが、東洋新報という四字を見ると、佐古には思い出されるものがあった。今朝、佐古は多鶴子の記事を読むために、一つ残らず大阪の新聞へ眼を通した。一つだけ、全然多鶴子のことを書いていない新聞があった。それが毎週「オリンピア」の広告を出してやっている東洋新報だと知ると、その時佐古はまだ多鶴子の宣伝に情熱をもっていたから、大いに憤慨して、早速東洋新報の広告部へ電話で抗議したのだった。</text:p>
      <text:p text:style-name="Text_20_body">その怒りが今もなお佐古の心の中に残っていた。佐古は名刺を握りしめたまま、入口の方へ駆けつけた。ボーイはあとを追うて、</text:p>
      <text:p text:style-name="Text_20_body">「こっちの方です」</text:p>
      <text:p text:style-name="Text_20_body">出入商人や従業員が出はいりする勝手口の方を指さした。</text:p>
      <text:p text:style-name="Text_20_body">三</text:p>
      <text:p text:style-name="Text_20_body">わざと閉店近くの夜十一時過ぎ、豹一はひきずるように着た長いオーバーのポケットに両手を突っ込んで、「オリンピア」の前へ現われたのだった。</text:p>
      <text:p text:style-name="Text_20_body">ジャズバンドの音が気おくれした豹一を押しのけるようになかからきこえて来て、道頓堀のアスファルトを寒く乾かしていた。</text:p>
      <text:p text:style-name="Text_20_body">なんということか、豹一は何度かためらった挙句、ボーイや女給たちが並んでいる正面の入口からはいる気がせず、「男ボーイ入用」「雑役夫入用」「淑女募集」などの貼紙が風にはためいている勝手口<text:soft-page-break/>から飛び込んだ。</text:p>
      <text:p text:style-name="Text_20_body">そこにボーイがいて「なんぞ用だっか」とじろりと見られた。あるいは、若い豹一を見てボーイに雇われに来たのだと思ったのかも知れぬ。豹一のようないくらか蒼ざめた、顔かたちの整った青年は、ボーイにうってつけなのだ。</text:p>
      <text:p text:style-name="Text_20_body">「新聞記者のものですが……」うろたえた豹一は、「新聞社のもの……」というところを、そんなへまを言ってしまった。</text:p>
      <text:p text:style-name="Text_20_body">「名刺もったはりまっか」</text:p>
      <text:p text:style-name="Text_20_body">なるほど新聞記者は先ず名刺が要ると土門がいったのはこれだったかと、豹一は正直に作って置いた莫迦に小型の名刺を出した。ボーイはちらとそれを見て、</text:p>
      <text:p text:style-name="Text_20_body">「はあ、さいですか？　いま係の方に来てもらいまっさかい、ちょっとお待ちなすって……。さあ、どうぞ、お掛け下さい」</text:p>
      <text:p text:style-name="Text_20_body">名刺の効果はてきめんだった。ボーイは急に言葉使いを改め、椅子をすすめた。そして、陰気くさい溜り部屋のドアを押して出て行った。ドアをひらいた拍子に、はなやかなキャバレエの内部がぱっと見えた。豹一は妙に緊張した。</text:p>
      <text:p text:style-name="Text_20_body">暫く待っていると、燕尾服の胸に薔薇の花をつけた男が下品な感じの顔をぬっと出した。</text:p>
      <text:p text:style-name="Text_20_body">「私佐古です」そう言ったかと思うと、いきなり、「あんた、東洋新報の方でんな？」と呶鳴りつけるように言った。</text:p>
      <text:p text:style-name="Text_20_body">「はあ」豹一は相手の顔をしげしげと観察しながら、答えた。</text:p>
      <text:p text:style-name="Text_20_body">「あんたとこはけしからん」佐古はどう見ても駈出しの新聞記者としか見えぬ、子供っぽい豹一をなめて掛ったのか、のっけから喧嘩腰だった。「なんでうちの記事を書いてくれはれしまへんねん。よそさんは皆書いてくれはりまっせ。ほんまにけしからん。書かんのは君とこだけやぜ。どないしてくれる気や？」</text:p>
      <text:p text:style-name="Text_20_body">豹一はむっとした。「だから今日こうしてわざわざ来てるんじゃないですか？」豹一は「わざわざ」に力を入れて、そう言った。その調子にはまるで豹一の外観からは想像も出来ぬ、鋭いものがあったから、さすがに佐古は、「今日来ても手おくれや」とは口に出せなかっ<text:soft-page-break/>た。</text:p>
      <text:p text:style-name="Text_20_body">（駈出しの癖に威張ってくさる。こういうのがかえってうるさいのかも知れぬ）下手に怒らしてはあとが怖いと、佐古は咄嗟に考えた。（こういう青っぽい駈出しが、得てしてあと先も見ずに慾得もなしに、無茶なゴシップを書きくさるのや）</text:p>
      <text:p text:style-name="Text_20_body">佐古の顔は急にほころびた。</text:p>
      <text:p text:style-name="Text_20_body">「それはよう来てくれはりました。さあどうぞ！」まるで打って変ったようにぐにゃぐにゃした佐古は、そう言って豹一をドアの外へ連れ出した。</text:p>
      <text:p text:style-name="Text_20_body">眼も痛むような明るい光線がジャズの喧噪に赤く青く揺れている社交場が、眩しく展けていた。豹一はもう何ものも眼にはいらぬような興奮した状態になって道頓堀に面した窓側のテーブルへ連れて行かれた。</text:p>
      <text:p text:style-name="Text_20_body">「さあ、どうぞ！」佐古はソファの方へ掌を出した。</text:p>
      <text:p text:style-name="Text_20_body">豹一は虚勢を張りながら、いきなりどすんと腰を下したが、スプリングがついていたので、危く転りそうになった。かなり済ましこんでいたので、ぶざまなことにはちがいなかった。佐古の眼が笑ったと、豹一は咄嗟に思った。</text:p>
      <text:p text:style-name="Text_20_body">佐古は豹一がやっとソファの奥深く収ってしまうのを見届けてから、「では御ゆっくり……」と言って、眼ばかりぎょろぎょろ光らせている豹一をそこに残して、立去ってしまった。</text:p>
      <text:p text:style-name="Text_20_body">やがて、ボーイが現れて、テーブルの上へ爪楊子入れのようなちっぽけなグラスを置き、それに洋酒を注いで立去った。ビール罎やコップが載っているのならともかく、そんなちっぽけなグラスがぽつりと大きなテーブルの上に置かれた図は、いかにもわびしかった。じっとそれを見ていると、豹一はなんだか恥しくなって来た。豹一は照れかくしにそのグラスを手に取って、一気にそれを口へ流しこんだ。</text:p>
      <text:p text:style-name="Text_20_body">「あ！」ジンだった。舌を咽喉をさす強烈な刺戟に、豹一は眼の玉までやけるような気がした。驚いて、下を向き床の上へこっそり吐き出していると、ふっと衣ずれの音がして、生温い女のにおいが閃いた。顔をあげると、白いイヴニングを着た女がすんなりとテーブルの<text:soft-page-break/>横に立っていた。</text:p>
      <text:p text:style-name="Text_20_body">（村口多鶴子だな？）と、豹一は直感した。</text:p>
      <text:p text:style-name="Text_20_body">「やあお待たせしました、村口さんです。――こちらは新聞社の方……」傍についている佐古は器用に掌を使いながら、そう紹介した。</text:p>
      <text:p text:style-name="Text_20_body">「どうぞよろしく」仮面のように笑いを釘づけながら、村口多鶴子は妙に重みのあるしわがれ声で挨拶した。</text:p>
      <text:p text:style-name="Text_20_body">「はあ……」豹一は情けないほど小さな声が曖昧に出ただけで、われながらぎこちなかった。なんだか胸がどきどきした。醜態にも酒を吐き出しているところを見つけられたと、眼が霞むほど赧くなってしまった。</text:p>
      <text:p text:style-name="Text_20_body">「失礼します」と多鶴子はそう言って、豹一の向い側に腰をおろした。微笑の膠着したその顔は明かに、豹一の質問を催促していた。</text:p>
      <text:p text:style-name="Text_20_body">（いよいよ喋らねばならない！）豹一はテーブルの上の空のグラスを手にとって、神経質に弄んでいた。</text:p>
      <text:p text:style-name="Text_20_body">佐古はそれを見ると、豹一がお代りを催促しているのだと、感ちがいして酒を取りに行くべく、その場をはずしてしまった。あとには豹一と多鶴子は無意味に残されて、物も言わずに向き合っていた。目まぐるしく交錯する赤、青の光線が思い切ってはだけた多鶴子の白い胸を彩っていた。多鶴子の顔が正視出来ないので、豹一は自然胸のところばかり見ていたが、赤く染められた胸の静脈が急にぴりりと動いた。そして、多鶴子は微笑の仮面を不意にはずして、眉をひそめた表情になった。余り豹一が黙ってばかしいるので、多鶴子もいらいらして来たのである。しかし、豹一はなおも口が利けなかった。どんな風な質問をして良いのか、さっぱり見当がつかなかった――というよりも、むしろ気遅れがしていたので。</text:p>
      <text:p text:style-name="Text_20_body">多鶴子は莫迦にされているような気がした。無躾に質問される方が未だしもだと、思うぐらいであった。多鶴子はふっと顔をそむけて、窓の外を見た。道頓堀川の暗い流れに、「オリンピア」のネオンサインの灯影が歪になって、しきりに点滅していた。寒々としたながめだった。（なぜこんなところに働く気になったのだろうか？）改めて<text:soft-page-break/>そのことが後悔された。昨夜から引続き、泣きたいぐらいの気持であった。自分の人気への自信や顧慮というものがなかったならば、とってつけたような笑い顔など、みじめ過ぎるところではないか。うかうかと佐古の甘言に乗ったという想いが強かった。彼女の教養はこの「紳士の社交場」に於ける自分の姿をきびしく批判していた。蝶々のように客席から客席へ飛びまわっている自分の姿を、先生が見たらなんと言うだろう？　中途退学だが、彼女は広島県のある女学校へ通っていたことがあり、その時可愛がってくれた先生はアララギ派の歌人だった。因みに彼女はアンドレ・ジイドが愛読書だと、かつて映画雑誌のハガキ質問に答えたことがあった。</text:p>
      <text:p text:style-name="Text_20_body">彼女は余っ程席を立とうかと、思った。そんな彼女を僅かに引止めたのは、豹一の少女のような睫毛の長い美しい顔だった。ぶくぶくのオーバーの下に大人に成りきらないきゃしゃな体がかくれているのかと思うと、彼女は本気になって腹を立てることも出来なかった。生毛まで赤くして、何か言おうと力んでいるさまを見ると、彼女は、ふっとおかしくなり、</text:p>
      <text:p text:style-name="Text_20_body">「あのウ、社はどちらですの？」随分好意を示したのだった。</text:p>
      <text:p text:style-name="Text_20_body">ところがその時豹一は、口も利けずにいる情けない状態から逃れ出るために、散々苦心した挙句、昼間新聞を見てむやみに彼女に腹を立てていた時の気持を無理に呼びおこして、（この女に口も利かないなんて、お前は軽蔑に価するぞ！　なんだ、こんな女ぐらい……、じかに見れば年増じゃないか？）［＃「年増じゃないか？）」は底本では「年増じゃないか？」」］と、ひそかに喧嘩腰になって、カッと眼を光らせていたところだった。だから、多鶴子の方から先に言葉を掛けられて見ると、物事にこだわり易い豹一は、先を越されてしまったと、ますます屈辱を感じてしまった。自然、多鶴子の問に答える豹一の言葉は普通のなまやさしい答えでは済まされない筋合いになっていた。</text:p>
      <text:p text:style-name="Text_20_body">ところが、運良くそこへ佐古が洋酒の瓶をもって現れたので、豹一は苦しい気持を押してまで失敬なことは言わずに済んだ。</text:p>
      <text:p text:style-name="Text_20_body">「どないだ？　東洋新報さん。ネタがとれましたか？」</text:p>
      <text:p text:style-name="Text_20_body">佐古が「東洋新報さん」といってくれたので、豹一はもう多鶴子に<text:soft-page-break/>答えなくも良いとほっとして、</text:p>
      <text:p text:style-name="Text_20_body">「はあ、とれました」と、思わず言った。多鶴子はその言葉にあきれてしまった。その顔を見ると、豹一もさすがに、（嘘をつけ！）と、苦しかった。</text:p>
      <text:p text:style-name="Text_20_body">「そんならもう酔ってもよろしいな。一つ、行きましょう！　こら、誰にも罎にもさわらさん内緒の洋酒でっさかいな、じイわり味わうとくれやす」</text:p>
      <text:p text:style-name="Text_20_body">ボーイの手を借りずにわざわざ持って来てやったのだという顔で、佐古は豹一のグラスに注ぎながら多鶴子に目くばせした。多鶴子は心得て立ち上り、</text:p>
      <text:p text:style-name="Text_20_body">「どうぞよろしく」席をはずしてしまった。豹一はあわてて、</text:p>
      <text:p text:style-name="Text_20_body">「はあっ！」と、わけのわからぬ掛声を挨拶がわりに唸りあげて、多鶴子の後姿を見送った。</text:p>
      <text:p text:style-name="Text_20_body">「さあ、いただきまひょ」佐古は飲めと催促した。豹一は眼をつむって、噛みちぎるように、一気に飲み乾し、グラスを佐古の手に渡した。</text:p>
      <text:p text:style-name="Text_20_body">「凄い！　凄い！　お水は……？」</text:p>
      <text:p text:style-name="Text_20_body">「結構です」実は欲しかったのだが、わざわざ言われると、持前の負けずぎらいからそう答えざるを得なかったのだ。</text:p>
      <text:p text:style-name="Text_20_body">余程悪質のジンだと見えて、急激に廻って来た。豹一は醜態を見せぬ内にと思い、</text:p>
      <text:p text:style-name="Text_20_body">「お忙しいところをどうも……」ぶらんと頭を下げて、わりに新聞記者らしい言い方でそういうと、ふらふらと「オリンピア」を出て行った。</text:p>
      <text:p text:style-name="Text_20_body">出ると、寒い風がさっと来た。肩をすくめた拍子にぐらぐら目まいがして、道頓堀の灯が急に真っ白にぼやけて、視線になだれこんで来た。かと思うと、いきなり遠ざかり、頭の中を赤い色が走った。</text:p>
      <text:p text:style-name="Text_20_body">無我夢中で食傷横町の狭くるしい路次を抜け、法善寺の境内にぽかりと出た。凍てついた石畳の上にぽつんとベンチが置かれてあるのを見て、豹一は這うようにして、それに腰を下ろした。途端にげっと吐き気を催した。動物的な感覚がこみあげて来て、豹一はたまり切れず<text:soft-page-break/>げッ！　ばッ！　とやった。石畳の上へ吐きだされた汚物からかすかに湯気があがるのを見ながら、豹一は今夜の仕事が未だ残っていることをふと想った。金刀比羅天王の赤い提灯がひっそりと揺れていた。</text:p>
      <text:p text:style-name="Text_20_body">四</text:p>
      <text:p text:style-name="Text_20_body">夜の一時を過ぎると、気の早い拾い屋が道頓堀通のアスファルトへ手車を軋ませながら、薄汚い姿を現わす。それと前後して、どこから集って来たのか、おびただしい数の自動車が夜中の葬式のようにずらりと並ぶ。カフェの灯がぽつりぽつりと消されて行って、やがてあわただしい暗さがあたりに漂うと、アスファルトは急に凍てついた白さに冴える。そんな暗さの中に最後まで残っていた「オリンピア」の灯も、やがてひとつひとつ消されて行き、ほの暗くなった表口からショールにくるまった女給たちがぞろぞろと出て来て、寒い肩をすぼめていた。ひとり毛皮の外套を着た女がすらりとした長身で、飛ぶように出て来て、五六台並んだいちばん前の車に駆け寄った。</text:p>
      <text:p text:style-name="Text_20_body">扉がひらいた。</text:p>
      <text:p text:style-name="Text_20_body">「さあ、どうぞ！」そう言ったのは、中折を阿弥陀にかぶった佐古だった。</text:p>
      <text:p text:style-name="Text_20_body">「お送りしまひょ！」その言葉にその女はステップから足をおろした。</text:p>
      <text:p text:style-name="Text_20_body">「あらいいんですの」村口多鶴子だった。</text:p>
      <text:p text:style-name="Text_20_body">「まあ、まあ、ちょっとその辺まで送らしとくれやす」そう言って、佐古はいきなり多鶴子の耳に顔を寄せ、</text:p>
      <text:p text:style-name="Text_20_body">「早くせんと経営者が来まっせ」意味あり気に囁いた。</text:p>
      <text:p text:style-name="Text_20_body">その言葉と佐古の掌に押されて、多鶴子はさっと車内へ飛び込んだ。佐古はあとに続いて、中腰のまま扉を閉めながら、「帝塚山まで……」と、なかば多鶴子にきかせる気持で、運転手に命じた。多鶴子は佐古の言った行先に安心したさまで、はじめてクッションの奥へ体をずらした。そして車が動き出すと、習慣でコンパクトをちらと覗いた。眼尻の皺が夜更けの時間を見せていた。（今日いちにちの役目もやっと済んだ！）</text:p>
      <text:p text:style-name="Text_20_body">しかし、未だ済んでいない者があった。佐古と、もうひとり豹一<text:soft-page-break/>だ。</text:p>
      <text:p text:style-name="Text_20_body">豹一は寒い風に吹かれながら、多鶴子が「オリンピア」から出て来るのを、浮かぬ顔で待っていたのだった。女給帰りを待ち受けているらしい男たちにまじっていると、（なんという仕事か？）と、むかむかして来た。しかし、やっと多鶴子が出て来ると、さすが豹一ははっと緊張した。なるべく多鶴子に見つけられぬようにと、後の方に並んでいる車のかげにかくれたが、多鶴子はむろんそんな方へは一瞥もくれず、さっさといちばん前の車に乗ってしまった。豹一はあわてて、「あの女の車をつけてくれ！」と、言いながら、運転手の返辞も待たずに飛び乗った。オーバーの長い裾が邪魔になって、文字通り転ったが、しかし眼だけは多鶴子の車から離さなかった。</text:p>
      <text:p text:style-name="Text_20_body">「早くやってくれ！」多鶴子の車が動き出したので、豹一は気が気でなかった。</text:p>
      <text:p text:style-name="Text_20_body">運転手はしかしのろのろと扉を閉めながら、</text:p>
      <text:p text:style-name="Text_20_body">「どこまででっか？」</text:p>
      <text:p text:style-name="Text_20_body">「何べん言わすんだ？　あの車をつけてくれ。あの女の車」豹一は、こいつは耳が遠いんだと思うことによって腹立って来る気持を押えることにした。「早くやってくれ！」</text:p>
      <text:p text:style-name="Text_20_body">「そない急かしたかて、前がつかえてまんがな」</text:p>
      <text:p text:style-name="Text_20_body">「後へ下れば良いじゃないか？」豹一は到頭腹を立てた。</text:p>
      <text:p text:style-name="Text_20_body">「後へ下ったら、二つ井戸まで行ってしまいまっせ。なんなら高津さんまで行きまひょか」</text:p>
      <text:p text:style-name="Text_20_body">ここで喧嘩していては、多鶴子の車を見失うと思ったので、豹一は、</text:p>
      <text:p text:style-name="Text_20_body">「頼む、早くやってくれ！」と、下手に出た。この「頼む」という言葉でやっと動き出した。そして巧みに他の車の間を抜け出た。</text:p>
      <text:p text:style-name="Text_20_body">「金はいくらでも出す！」この言葉をもっと早く言うべきだった。急にスピードが出た。そして、徐々に前方の車との距離を詰めて行った。豹一はほっとした。が、相かわらず中腰のままだった。</text:p>
      <text:p text:style-name="Text_20_body">多鶴子の車は道頓堀通を真っ直ぐ御堂筋へ出てナンバの方へ折れて行った。カーブした拍子に、多鶴子はちらと眼をあげて走っている方<text:soft-page-break/>角をたしかめたが、すぐまたコンパクトを覗いた。つまり、そうして居れば、佐古の相手にならなくても済むのである。車は電車通に添うて日本橋筋一丁目の方角へ折れて行った。</text:p>
      <text:p text:style-name="Text_20_body">やがて車は日本橋筋一丁目の交叉点を霞町の方へ折れて行った。豹一の車もあとに続いていた。</text:p>
      <text:p text:style-name="Text_20_body">多鶴子の車が霞町から天王寺公園横の坂を登って行くと、佐古は、</text:p>
      <text:p text:style-name="Text_20_body">「寒い、寒い、隙間風がはいって来よる」と、言い出した。そして、坂を登る動揺を防ぐために、半身乗り出して運転台の方へ寄り掛っていたが、いきなり、「そこを閉めてくれ！」といいながら、運転台の横の窓ガラスを閉める真似をした。真似をしたというのはじつははじめから閉っていたからである。その動作の咄嗟に、佐古は五円紙幣を運転手の膝の上へ落し、何やら囁いた。</text:p>
      <text:p text:style-name="Text_20_body">多鶴子はおやと思った。その瞬間、車は阿倍野橋まで来たが、彼女の住居のある帝塚山へ行くべく右へ折れずに、不意に左へ折れてしまった。迂回するためかと思ったが、車はそのまま真っ直ぐ天王寺の方へ走って行った。そのかすかなタイヤの軋みを多鶴子ははっと不気味にききながら、</text:p>
      <text:p text:style-name="Text_20_body">「方角がちがってよ。運転手さん！　引きかえして頂戴！」思わず叫んだ。</text:p>
      <text:p text:style-name="Text_20_body">しかし、佐古の意を察している運転手は、よくあることやと苦笑しながら、それに耳を藉そうとはしなかった。</text:p>
      <text:p text:style-name="Text_20_body">「佐古さん！」多鶴子は佐古の顔をきっとにらんだ。「車を引きかえして頂戴！」</text:p>
      <text:p text:style-name="Text_20_body">「そら無茶でっせ。わてはなにも運転手さんやあらへん。引きかえそうにも、わてが運転するわけにいきまへんがな」済ましこんでそう言うと、あははと、多鶴子の白い眼へ笑いをかぶせた。多鶴子は叫び出しそうになったが、さすがにかつての人気女優だった。やっとこらえて、十分用心深い表情のまま、じっと車の方向を見つめていた。</text:p>
      <text:p text:style-name="Text_20_body">阿倍野橋から二町も行った頃だろうか、いきなり車が停った。運転手は素早く降りて、「清川」と門燈の出ているしもた屋風の家へはいって行った。それがどんな商売の家であるか、多鶴子には直ぐわ<text:soft-page-break/>かった。古びているが、映画のセットにこれとそっくりの家が出て来る。</text:p>
      <text:p text:style-name="Text_20_body">運転手が出て来るまで、佐古はこの男に似合わぬ神経質な手つきで、煙草を吸っていた。電機工の時分から憧れていた此の美しい女優を自由にすることが出来るといううずくような期待から、さすがにぶるぶるふるえが来たのである。多鶴子は佐古の隙をうかがって逃げるという、映画的な場面を頭に描いた。</text:p>
      <text:p text:style-name="Text_20_body">運転手は直ぐ出て来た。そして、佐古に眼くばせして、扉をあけた。佐古は先に降りて、「どうぞ」と、莫迦ていねいに運転手の傍に立って、多鶴子を促した。</text:p>
      <text:p text:style-name="Text_20_body">じっとクッションの隅に身をすくめていることは、多鶴子の矜恃が許さなかった。多鶴子は黙ってうなずき、車の外へチョコレートの靴下に包まれたすんなりした足を伸ばした。佐古は身ぶるいした。蒼ざめた多鶴子の顔は、佐古の眼にも凄いほど美しく見えた。佐古はなんだか大それたことをしているような気がするほどだった。</text:p>
      <text:p text:style-name="Text_20_body">その時、豹一の車がぎいとにぶい音を軋ませて、辷りこんで来た。そして停った。</text:p>
      <text:p text:style-name="Text_20_body">「あ、いかん、停めたらいかん！」豹一は思わず叫んでいたが、頓間な運転手は多鶴子の車を掴えることばかしに気を取られていたので、豹一がそう叫んだ時、既にまるで当然のようにブレーキを掛けてしまっていた。</text:p>
      <text:p text:style-name="Text_20_body">（まずいところで停めやがった！）尾行して来たのをわざわざ知らせるようなものではないかと、豹一はいきなりオーバーの襟を立てて、顔をかくそうとしたが、多鶴子は素早くそれを見つけて、「あ！」かすかに叫び声をあげた。</text:p>
      <text:p text:style-name="Text_20_body">（あ、この人は……）インターヴィユを取りに来て一言も喋らなかったという点だけでも、記憶に残るに充分だった。（あの新聞記者だ！）咄嗟に想い出すと、多鶴子はなんのために豹一がそんなところへ現われたかを考える余裕もなく、突然身をひるがえすと、豹一の車へ駆け寄った。</text:p>
      <text:p text:style-name="Text_20_body">「乗せて下さらない？」そして、返辞も待たずに、豹一の傍へ転り<text:soft-page-break/>込むように飛び乗ってしまった。</text:p>
      <text:p text:style-name="Text_20_body">柔い腰の感触がいきなり豹一の体を敲いた。思わず身を避けた拍子に、強い女の香がぷんと鼻に来た。豹一は一層周章ててしまって、咄嗟に口も利けなかった。</text:p>
      <text:p text:style-name="Text_20_body">「こら、待て！　待ちくさらんか！」驚いた佐古がそんな芝居掛った科白を、地金の柄のわるい調子で言った時、豹一の車は多鶴子を乗せたまま、再び深夜の街へ走り出していた。</text:p>
      <text:p text:style-name="Text_20_body">豹一も多鶴子も運転手に「走れ」と命じたわけではなかった。ただ運転手が咄嗟の機転を利かせたのだった。彼は豹一の顔から察して豹一を多鶴子の情人だと、簡単に決めていたのである。だから、命じられなくても、充分、心得ていたわけだ。</text:p>
      <text:p text:style-name="Text_20_body">五</text:p>
      <text:p text:style-name="Text_20_body">「あ、そこで停めて頂戴」</text:p>
      <text:p text:style-name="Text_20_body">小綺麗な洋風のこぢんまりした住宅の前まで来ると、多鶴子は車を停めた。</text:p>
      <text:p text:style-name="Text_20_body">「ここですの。私の家……」そう言って、多鶴子はクッションから腰を浮かせながら、「どうもありがとうございました」</text:p>
      <text:p text:style-name="Text_20_body">豹一に礼を述べかけた拍子に、（そうだ！　この人を家へ案内しよう）だしぬけに思いついた。</text:p>
      <text:p text:style-name="Text_20_body">謝礼の意味からいっても、その必要はあるわけだと思った。わざわざ送ってくれた人を、帰らすのは失礼にあたると、多鶴子は自分に言いきかせたが、じつはこのまま帰らすわけにはいかぬわけがほかにあった。今夜新聞にかかぬように頼むということが残っていたのだ。</text:p>
      <text:p text:style-name="Text_20_body">「御迷惑でしょうが、寄って行って下さいません？　夜分のことでなんにもおもてなし出来ませんけれど……」多鶴子はそう言った。</text:p>
      <text:p text:style-name="Text_20_body">そんなことを言われると夢にも思っていなかったから、豹一は不意打をくらった気持でぱっと赧くなり、</text:p>
      <text:p text:style-name="Text_20_body">「いや、ここで失礼します」正直な返事だった。じつは豹一はここまで同乗して来るのさえも、窮屈で仕方がなかったのである。この上、家のなかまではいって息のつまるような気持を味わせられるのは真平だと思ったのだ。運転手が羨んだ車中も、豹一には長い道中だっ<text:soft-page-break/>た。やっと車が停って、折角やれやれと思ったところではないか。全く運転手に金を払うということさえなかったら、途中でも逃げ出したい気持だったのだ。</text:p>
      <text:p text:style-name="Text_20_body">ところが、その金は多鶴子が当然のように素早く運転手に渡してしまった。運転手はじつは「金はいくらでも出す」といった豹一から貰いたかったのだが、多鶴子から渡された金を見て、ひどく満足した。</text:p>
      <text:p text:style-name="Text_20_body">（男ならこんなに呉れるまい）運転手は金を貰った以上、豹一だけを乗せてもう一度走るのは損だと思った。二重取りもさせないほどの多額の金だったのである。それに、二重取りしたくとも、出すまい。「さっき女に貰ったじゃないか」と着いた時いわれるにきまっている。そう思ったから、運転手は、豹一がなんといっても走らなかった。</text:p>
      <text:p text:style-name="Text_20_body">「もうガソリンが切れてまんねん。どこまででっか？」</text:p>
      <text:p text:style-name="Text_20_body">「下寺町だ」</text:p>
      <text:p text:style-name="Text_20_body">「入庫の方角と違いますわ。あきまへん、降りとくなはれ」結局、豹一は降りざるを得なかった。</text:p>
      <text:p text:style-name="Text_20_body">車は後戻りすべく、夜更けの空気のなかに爆音を響かせて、不格好に迂回しはじめた。ぽかんと突っ立っていた豹一は周章てて飛びのいた。自然、豹一は多鶴子の家の玄関に近寄った勘定になった。</text:p>
      <text:p text:style-name="Text_20_body">「どうぞ！」多鶴子が言った。</text:p>
      <text:p text:style-name="Text_20_body">豹一は多鶴子の言うままになるより仕方なかった。そんな夜更けの住宅地では、もう帰る車を拾うのも容易ではないと諦めた。しかし、その夜更けという点で、豹一もこだわっていた。「夜分のことで……」と、さっき多鶴子も言った筈だった。が、豹一は、僅かに仕事という点を自分への口実にすることが出来た。ひょんなところで新聞記者であることを自覚するところを見れば、まだまだ豹一は新聞記者ではなかった。</text:p>
      <text:p text:style-name="Text_20_body">自動車の音でそれと気づいたらしく、玄関に灯がつけられた。</text:p>
      <text:p text:style-name="Text_20_body">「只今！」多鶴子が声をかけると、</text:p>
      <text:p text:style-name="Text_20_body">「お帰り遊ばせ」なかから女中の声がして、戸をひらいた。</text:p>
      <text:p text:style-name="Text_20_body">「どうぞ！　お先に……」</text:p>
      <text:p text:style-name="Text_20_body"><text:soft-page-break/>言われて、豹一が玄関にはいると、女中が頭を下げていた。そろえて下しているその手を見て、豹一はおやっと思った。痛々しく赤ぎれて、ところどころ血がにじんでいるとも見えた。豹一はだしぬけに母親のことを想い出した。胸がしめつけられる思いだった。</text:p>
      <text:p text:style-name="Text_20_body">多鶴子は女中に命じて、豹一を応接間に案内させると、階下の日本間にいる母親のところへ顔を出した。</text:p>
      <text:p text:style-name="Text_20_body">「お帰り」母親は長火鉢の前に背中を猫背にまるめて、ちょこんと坐っていた。</text:p>
      <text:p text:style-name="Text_20_body">「未だ起きていらしたの？」</text:p>
      <text:p text:style-name="Text_20_body">「いや。いま寝ようと思っていたところだよ……」母親はなにか狼狽して、「……炬燵が熱すぎたので、外へ出して冷ましてから寝ようと思って……」</text:p>
      <text:p text:style-name="Text_20_body">そんな風に弁解する母親が、多鶴子はおかしいと思うより、むしろつんと胸にこたえて悲しかった。昨夜も多鶴子が帰るまで寝ようとしなかった。長火鉢の前でじっと坐ったまま、欠伸ひとつせず待っていてくれたのかと、多鶴子はそんな母親の心配がむしろ悲しく心配しないでも良い、大丈夫だ、さきに寝ていてくれと、あれほど言ったのである。ところが、やはり今夜も起きて待っていた。そして心配の余り寝られなかったという気持をごまかすために、炬燵なんかひきあいに出しているのだ。以前はこんな風ではなかった。撮影の都合で帰宅がおくれるなど珍らしくなく、思いがけぬ徹夜撮影で家をあけることさえあったのだが、わざわざ電話で断るまでもなく、母親は安心して寝ていたのである。</text:p>
      <text:p text:style-name="Text_20_body">女優になる前ダンサーをしていた頃もそうだった。ダンサーになりたての頃、一度無断で家をあけたことがあった。女友達の下宿で長話をしている内に電車がなくなり、泊めてもらったのだが、夜なかに公衆電話が掛って来た。母親から掛けて来たのだった。事情がそれとわかって、母親はほっとしたが、それでも余程周章てたと見えて、娘に靴を買ってやるべくいれて置いた金を財布ぐるみ公衆電話のなかへ置き忘れてしまった、――心配したのはあとにもさきにもその時だけで、以後帰宅がおそくなっても安心して居れたのである。信用していたのだ。</text:p>
      <text:p text:style-name="Text_20_body"><text:soft-page-break/>それが、例の事件があってからは、もう娘の身辺が心配で心配でたまらなくなった。ことにオリンピアへ出る昨日今日がそうだった。事件が一段落すんで、やれやれと骨身を削られて細った肩をなでたのも束の間だ。もう男たちの遊び場所へ顔出ししなければならぬようになってしまったのだ。二度とあんな間違いは起してくれるなと、「只今」という多鶴子の声をきくまでは、長火鉢の傍も離れられないのだった。</text:p>
      <text:p text:style-name="Text_20_body">そんな風に心配されているのかと思うと、多鶴子はなにかたまらなかった。しかもそうして心配している顔をかくそうとする母親の気持がわかるだけに、一層たまらなかった。</text:p>
      <text:p text:style-name="Text_20_body">「莫迦ね。早く寝みなさいな」しかし、母親はすぐには起とうとしなかった。なにかおろおろとして多鶴子の顔色をうかがっているのだった。</text:p>
      <text:p text:style-name="Text_20_body">母親は今夜誰か男の客があることを、敏感に知っていた。思わず二階の方へ聴耳が立って行くのだった。無理もなかった。こんな夜更けに男の客なぞここ二年ほど絶えてなかったのである。二年前にはあった。いきなり夜おそく訪ねて来て、多鶴子に紹介された。それが監督の矢野だった。いつも多鶴子がお世話になりましてと、ぺこぺこ頭を下げると、ああ、ああと鷹揚にうなずいていたが、その鷹揚さは多鶴子を人気女優に仕上げてやった監督としてのそれよりも、既に多鶴子の心身を自由にしてしまっているという強味に裏づけされていた。残酷な尊大さで、矢野は、「あんたも良い娘を産みなすったな」と言っていたが、その晩黙って泊って行った。それからもちょくちょく来た。きけば矢野には妻子もあるということで、その人達にも済まぬことだとひそびそと多鶴子に迫っていたが、多鶴子は、なにいいのよ。そう言っている内に、ふと多鶴子の体の異状に気がついた。もはや、ものも言えず、悲しい眼付きで娘を見ていたが、やがてそれが思い過しだったと、ほっとした途端に、なんとしたことか、娘が警察へ呼ばれた。あとでその理由がわかり、そんなことをさせる位なら、女優を廃めさせてでも産まし育てるのだったのにと後悔したが遅く、矢野の入智慧かと矢野が恨めしかった。はじめて来たときのあの矢野の尊大な態度がいつまでも想い出されるのだった。いまも母親はその晩のこ<text:soft-page-break/>とを想い出し、ふっと不安な眼を二階へ向けた。が、</text:p>
      <text:p text:style-name="Text_20_body">「お客さんは誰……？」とはきけなかった。</text:p>
      <text:p text:style-name="Text_20_body">そんな母親の気持を多鶴子は敏感に察した。</text:p>
      <text:p text:style-name="Text_20_body">「お客さんがあるのよ……」自分の方から言い出して、</text:p>
      <text:p text:style-name="Text_20_body">「新聞社の方よ。私の尾行記を書きたいんですって。うるさいのね。新聞記者って……。だけど、行かないとわるいから、ちょっと顔出しして来るわ」</text:p>
      <text:p text:style-name="Text_20_body">そして、先に寝んで頂戴と、次の間にはいって、イヴニングを和服に着替えながら、多鶴子はそんな風に言ったことを、若い新聞記者にはちょっと済まなく思った。そのため彼女は美しい女特有の本能から、念入りに化粧をしなおした。</text:p>
      <text:p text:style-name="Text_20_body">「どうもお待たせしました。――先ほどはありがとうございました」</text:p>
      <text:p text:style-name="Text_20_body">そして、向い合って腰を下すと、豹一が出された珈琲に手をつけていないのに素早く気がついて、</text:p>
      <text:p text:style-name="Text_20_body">「さあ、どうぞ。冷めないうちに……」しかし、待たされている間に、すっかり冷たくなっているのに気がつき、</text:p>
      <text:p text:style-name="Text_20_body">「あら、もう冷たくなっちゃいましたね。御免なさい」尻あがりの口調で言って、女中を呼ぶためにベルを押した。全く申分ないほど、愛相がよかったのである。</text:p>
      <text:p text:style-name="Text_20_body">若い女中は一目見た途端に、豹一を好いてしまった。映画女優のところへ女中に雇われるだけあって、彼女は非常に映画趣味があったから、ぶくぶくのオーバーを不恰好に身につけた豹一を見ると夜ふけのせいもあって、此の美少年は「男装の麗人」ではなかろうかと思ったほどである。全くだしぬけにはしたない恋を感じてしまった女中は、可哀相におどおどして応接間へ現れた。珈琲茶碗を差出すのがたまらなく恥しかった。汚い手を見せねばならぬからであった。</text:p>
      <text:p text:style-name="Text_20_body">ところが、もし豹一が幾分でもこの女中に惹きつけられるところがあるとすれば、それは彼女が大急ぎでべたべたにぬりつけた鼻の頭ではなくて、彼女が見せるのを憚った、赤切れた汚い手だったかも知れない。豹一にとっては、それだけ切りはなして見ただけでも、その手<text:soft-page-break/>は胸をうつに充分だった。母親の手を連想するからであった。ところが、豹一はその手を豪華な装飾に輝いている応接間で見た。豹一は一層胸を打たれて、弥生座の舞台で踊っていた東銀子の赤い足を不意に思い出した。豹一は思わず涙が落ちそうになったのを、周章ててその部屋に対する反感で拭って起ち上った。</text:p>
      <text:p text:style-name="Text_20_body">「これで失礼します」</text:p>
      <text:p text:style-name="Text_20_body">こともあろうに、折角新しい珈琲が来た途端に、帰るといい出した豹一に、多鶴子は驚いてしまった。</text:p>
      <text:p text:style-name="Text_20_body">「まあ、いいじゃありませんの。もう少しゆっくりして下すっても……。そんなに早くお帰りになったら、私怒りましてよ」</text:p>
      <text:p text:style-name="Text_20_body">本当に怒ってしまった。そして、いま帰られては困ると、多鶴子は必死になって豹一を引き止めた。そんな自分を浅ましいと思うぐらいだった。豹一も、なぜこんなに引き止められるのかと、不思議でたまらなかった。とにかく熱心に引止められたので、豹一はそれを振り切って帰ることに、ちょっとした満足を想った。</text:p>
      <text:p text:style-name="Text_20_body">「もう、こんなに更くなりましたから……」そう言い捨てて、扉を押した。そして、階段を降りて行った。</text:p>
      <text:p text:style-name="Text_20_body">「あら、お帰りですの？」女中が玄関へ顔を出した。</text:p>
      <text:p text:style-name="Text_20_body">豹一はそれに答えず、汚い靴を突っ掛けると、大急ぎで出て行った。犬の遠吠をききながら、住吉線の姫松の停留所まで行き、豹一はやっと車を拾った。帰りぎわに見た多鶴子の哀願的な表情が、なぜか頭を去らなかった。</text:p>
      <text:p text:style-name="Text_20_body">女中は、豹一を見送ってしまうと、応接間へ後かたづけの顔ではいって行った。彼女はなにか不満だった。そんなに早く帰ってしまうと思っていなかった。泊って行くものと決めていたのである。彼女の女主人とどういう関係の男か見当もつかなかったが、ともあれ泊って行ってほしかった。それが言葉も掛けずに、帰ってしまったのである。寂しかった。（私のような女中風情には言葉も掛けて下さらぬのが当り前だ）</text:p>
      <text:p text:style-name="Text_20_body">しかし、なにも女中だけには限らなかった。いくらか違うが、彼女の女主人だってそれに似た気持を味わされてしまったのだ。女中がは<text:soft-page-break/>いって行った時、多鶴子は長椅子に腰を掛けたまま、身動きもせずに、呆然としていたのである。</text:p>
      <text:p text:style-name="Text_20_body">「お泊りじゃございませんでしたのね」女中がそう言った時、多鶴子ははじめてわれにかえった。</text:p>
      <text:p text:style-name="Text_20_body">「わかってるじゃないの。誰が泊めるの？　あんな新聞記者！」多鶴子は叱りつけるように言った。</text:p>
      <text:p text:style-name="Text_20_body">実は彼女は豹一を引止めた時、夜更けのことでもあり、泊めてやるべきだと思っていた。ところが、女中にそう言われてみると、なにかそんな自分の考えははしたないもののように思われたのだ。帰りぎわに豹一が言った「もうこんなに更くなりましたから……」という言葉が、妙に皮肉な響きをもって想い出されるのだった。多鶴子はこんな夜更に豹一を家に伴って来たことを、軽はずみだったと、はじめて後悔した。</text:p>
      <text:p text:style-name="Text_20_body">女中はひそかに心を寄せた男をそんな風に言われたので、ふと悲しくなった。が、さすがに敏感に、多鶴子の怒りを察して、それに順応した。</text:p>
      <text:p text:style-name="Text_20_body">「ほんとにそうですわね。あんな新聞記者！　それになんですわ。生意気すぎますわ。挨拶もせずに帰って行ったりして……」</text:p>
      <text:p text:style-name="Text_20_body">女中は、豹一が多鶴子に挨拶をして帰ったのか、挨拶もせずに帰ったのか、知らなかった。だから、この言葉は彼女自身のことを言ったに過ぎなかった。ところが、全く多鶴子にとっては、豹一は「挨拶もせずに帰って行ったりして」しまったのである。いや、それどころか、彼女の引止めるのも振り切って帰ってしまったのである。（何か腹の立つことがあったのだろうか？）</text:p>
      <text:p text:style-name="Text_20_body">考えてみて、なかった。まさか、女中の赤い手を見たのが原因だったとは、気づく筈もなかった。原因がないとすれば、多鶴子にとって全くこれ以上に自尊心を傷つけられることはなかったわけである。しかも、肝腎の新聞記事に就て一言も触れぬさきに帰られてしまったことは、かえすがえす立つ瀬がなかった。</text:p>
      <text:p text:style-name="Text_20_body">女中の言葉は、だから、多鶴子には余程痛かった。が、多鶴子はふと、さっき女中が変な眼付で豹一をうっとり眺めていたのを想い出し<text:soft-page-break/>た。それで、多鶴子はちょっと慰まった。</text:p>
      <text:p text:style-name="Text_20_body">（この娘、嘘を言ってるわ。あの新聞記者に惚れてるのに、あんなことを言ってる！　……そうだ。あの新聞記者は丁度この娘が恋人になるのに適しいような男なんだわ！）多鶴子はそう思って、豹一をさげすむことにした。</text:p>
      <text:p text:style-name="Text_20_body">（あんな男を相手に腹を立てるのは、いっそ恥しいことだわ！）</text:p>
      <text:p text:style-name="Text_20_body">（つまり、あの男の相手は女中だけで結構）</text:p>
      <text:p text:style-name="Text_20_body">自分の心に無理にそう言いきかす必要があるほど、豹一のことが頭にこびりついて離れなかったのである。</text:p>
      <text:p text:style-name="Text_20_body">彼女は、このままで済ませぬと思った。だから、彼女は翌日豹一の社へ電話を掛けるという軽はずみなことを、全く思い掛けずやってしまったのである。</text:p>
      <text:p text:style-name="Text_20_body">六</text:p>
      <text:p text:style-name="Text_20_body">夕刊第一版の原稿〆切は正午だった。</text:p>
      <text:p text:style-name="Text_20_body">昨夜の疲れですっかり寝すごしてしまった豹一が出社したのは、もう十一時近かった。豹一は尾行記の原稿を〆切時間に間に合わせるため、大急ぎで4Bの鉛筆を走らせていた。</text:p>
      <text:p text:style-name="Text_20_body">鉛筆の芯が折れた。</text:p>
      <text:p text:style-name="Text_20_body">「給仕！　鉛筆だ！」</text:p>
      <text:p text:style-name="Text_20_body">普通の時なら、給仕に用事を吩咐たり出来なかったのだが、急いでいたから、先輩たちの口調を真似てそう呶鳴った。だが、悲しいことには、彼はまだ新米だと見られていた。おまけに若い。誰も鉛筆を持って来なかった。豹一は赧くなった。すると、</text:p>
      <text:p text:style-name="Text_20_body">「よう、鉛筆だよ！」豹一のところへ、鉛筆を持って来てくれた男がある。見ると、土門だった。</text:p>
      <text:p text:style-name="Text_20_body">「あ、済みません」豹一は嬉しかった。</text:p>
      <text:p text:style-name="Text_20_body">「金貸してくれ！　五十銭で良いよ」いつものでんだと苦笑しながら、机の上に五十銭銀貨を置くと豹一は再びザラ紙の上へ尾行記を書き続けて行った。</text:p>
      <text:p text:style-name="Text_20_body">土門は銀貨をズボンのポケットに入れながら、</text:p>
      <text:p text:style-name="Text_20_body"><text:soft-page-break/>「いこう熱心でげすな。いったい何の記事？」訊ねかけて、豹一が答えぬ先に、「あ、なるほど。村口多鶴子の……。代役恐縮だね。あはは」笑った。豹一はふと顔をあげて、</text:p>
      <text:p text:style-name="Text_20_body">「村口多鶴子っていったいどんな女優なんですか？　なにをしたんですか？『罪の女優』ってなんのことですか？」ほかに訊く人もなかったから、土門と顔を合せたのを良い機会だと思って、訊いてみた。</text:p>
      <text:p text:style-name="Text_20_body">「おや？　知らないのか？　こりゃ愉快だね。村口多鶴子の一件を知らん新聞記者がいるとは愉快だよ。ことにそいつの尾行を書くっていう手合が知らぬと来ては、あはは、たまりまへんよ。ぞくぞく嬉しくなりまんがな。朝っぱらからあんまり喜ばさないで頂戴ね。へ、へ、へ、……」嬉しそうに笑っていたが、ふと真顔になると、</text:p>
      <text:p text:style-name="Text_20_body">「本当に知らないの？」</text:p>
      <text:p text:style-name="Text_20_body">「ええ」</text:p>
      <text:p text:style-name="Text_20_body">「そうか、じゃ教えてやろう。村口多鶴子ってのは、ありゃ君つまらない奴だよ。良い役をつけて欲しさに、監督とくっつきやがった挙句、到頭カル焼みたいに肥り出して来たお腹を、あっという間にもとのスタイルに整形したというかどで、ちょっと来なさい――そんな奴だよ。それで謹慎してりゃ、未だ可愛いが、よくよく人気稼業が忘れられんと見えて、しゃりしゃり『オリンピア』へ現れて来るって代物だ。酔っぱらって書けなかったいいわけじゃないが、あんな奴の提灯持記事を書くのは、おら真平でがんすよ。あはは」土門は一気にまくし立てると、「だが、君は役目だから、せいぜい書きたまえよ、はじめての記事だろう？　頑張って書きたまえ。じゃあ、また……」と、言いながら、立ち去ってしまった。</text:p>
      <text:p text:style-name="Text_20_body">なるほど、そんなわけだったかと、豹一はもう書き続けるのがいやになった。じつは彼は提灯を持って書いていたのである。豹一はいきなりいままで書き綴って来た原稿用紙を破ってしまった。そして、新しいザラ紙に「１」と番号をつけた。</text:p>
      <text:p text:style-name="Text_20_body">やがて、豹一は土門に刺戟された辛辣な文章で書きはじめた。「止」と終止符号を書いたのはもう正午近かった。豹一は原稿を読みながら、編輯室を横切って、編輯長のところへ持って行った。そし<text:soft-page-break/>て、出て来ると、給仕が寄って来て、</text:p>
      <text:p text:style-name="Text_20_body">「あんた、昨夜『オリンピア』へ行きはりましたか？」と、訊いた。そうだとうなずくと、給仕は、</text:p>
      <text:p text:style-name="Text_20_body">「そんなら、あんたに電話が掛ってますわ」小莫迦にした口調で言った。</text:p>
      <text:p text:style-name="Text_20_body">豹一の名はわからなかったから、昨夜「オリンピア」へ来た人を呼んでくれと、掛けて来たのは村口多鶴子だった。</text:p>
      <text:p text:style-name="Text_20_body">電話口へ出て、それと知ると、豹一は周章てた。それでなくとも、豹一はこれまで電話というものを使った経験が余りなく、ことに社でははじめてである。豹一は真赤になって、はあ、はあと下手な返辞ばかりしていた。</text:p>
      <text:p text:style-name="Text_20_body">「昨夜は大変失礼しました」声で豹一だとわかると、多鶴子はそう言った。</text:p>
      <text:p text:style-name="Text_20_body">「はあ」失礼したのは自分の方ではなかったかと、豹一はふと昨夜帰りぎわに見た多鶴子の哀願的な表情を想い出した。</text:p>
      <text:p text:style-name="Text_20_body">「あのう、ちょっとお話したいことがありますの。いま、お手すきでしょうか」</text:p>
      <text:p text:style-name="Text_20_body">「はあ」</text:p>
      <text:p text:style-name="Text_20_body">「では、会っていただけます？」</text:p>
      <text:p text:style-name="Text_20_body">「はあ」</text:p>
      <text:p text:style-name="Text_20_body">「心斎橋の不二屋でお待ちしていますわ」</text:p>
      <text:p text:style-name="Text_20_body">「はあ」</text:p>
      <text:p text:style-name="Text_20_body">「すぐ来ていただけます？」</text:p>
      <text:p text:style-name="Text_20_body">「はあ。不二屋ですね」豹一はびっしょり汗をかいていた。断り切れなかった。</text:p>
      <text:p text:style-name="Text_20_body">いま、彼女のことを散々にこきおろした記事を書いたばかりではないか。豹一はすっかり恐縮していた。もともと彼女には反感をもっていた筈だった。ことに、土門の話をきいただけに一層その反感に油が注がれている筈だ。だから、むやみに恐縮するのは変な話だったが、その反感をすっかり文章に出してしまったいま、無理にその反感に頼<text:soft-page-break/>ろうにも、効果は少かった。それに面と向っての話ではないだけに、いつもなら、その美しい顔から受ける冷たい感じに反感を覚えることもなかったわけだ。ひとつには、多鶴子の電話を通した声は例の重みのあるしわがれた響きがなく、案外に透き通った優しい響を伝えていたのである。</text:p>
      <text:p text:style-name="Text_20_body">電話機を掛けると、豹一はオーバーをひっ掛けながら、社を飛び出した。</text:p>
      <text:p text:style-name="Text_20_body">不二屋へはいって行くと、多鶴子はさきに来ていて、手袋をはめた指を一本あげて豹一に合図した。</text:p>
      <text:p text:style-name="Text_20_body">「お呼び立てしまして……さあ、どうぞ！」多鶴子に言われて、豹一は、赧くなりながら、向いあった席に腰を下した。</text:p>
      <text:p text:style-name="Text_20_body">テーブルに両手をついた時、豹一ははっとした。掌に黒い墨のようなものがついていたのだ。はっと手をひっ込めた拍子に、（鉛筆の粉で汚れたのだな）と、思った。つまり、夢中になって多鶴子の尾行記を書いた証拠なのだ。豹一は顔もようあげず、痛い気持でしきりに掌をズボンの膝でこすっていた。</text:p>
      <text:p text:style-name="Text_20_body">何を飲むかときかれたので、豹一は珈琲だと答えた。多鶴子はボーイを呼んで、</text:p>
      <text:p text:style-name="Text_20_body">「お珈琲にお菓子、……それから、私はクリーム、……クリームはなに……？」</text:p>
      <text:p text:style-name="Text_20_body">「ヴァニラだけでございます」</text:p>
      <text:p text:style-name="Text_20_body">ボーイが言った。</text:p>
      <text:p text:style-name="Text_20_body">「それでいいわ」注文し終ると、多鶴子ははじめてゆっくりと豹一を観察した。</text:p>
      <text:p text:style-name="Text_20_body">そして驚いた。はいって来た時の、おかしいほど真赤になったとはてんでちがって、いま豹一はいくらか蒼ざめた顔にむっとした表情をうかべていた。じろりと多鶴子を見あげた。その眼の色に、かすかな敵愾心さえあった。（なんという表情の変り易い男だろう）多鶴子はあきれてしまった。</text:p>
      <text:p text:style-name="Text_20_body">実は、なにごとにつけてもけちをつけたがる豹一の厄介な精神は、全く莫迦げたことだが、この時も多鶴子がアイスクリームを注文した<text:soft-page-break/>ことに憤慨していたのである。豹一に言わせると、寒中アイスクリームを食べるのは気障だというのである。ことに多鶴子のような若い女が人前で食べるのは気障だというのである。</text:p>
      <text:p text:style-name="Text_20_body">学校時代ある夜おそく豹一は友人の赤井と野崎と連立って、京極裏のスター食堂へ行った。寒中のことで、ことに京都は底冷えがひどく、彼等はストーブの傍に椅子を寄せて陣取った。なにを食べようということになると、食べることにかけては全く意地汚い野崎が、いっぺんアイスクリームを食べてみたいな、去年の夏から食べたことあらへんから、と言い出した。すると、赤井がすかさず、うん、おれもそれ食べたいと、思ってたんだと、応じた。毛利、君はときかれたので、豹一は異を樹てるというより、極く普通のことだが、珈琲を注文し、そして、彼等が肩のあたりをぶるぶるふるわせながら、アイスクリームを噛じるようにのみこんでいるのを、にやにや笑って見ていた。すると、赤井は、寒中のアイスクリームの味を知らんとは、お前田舎者だぞと歯を鳴らしながらいった。</text:p>
      <text:p text:style-name="Text_20_body">そのことを豹一は想い出していたのだ。しかし、その時田舎者だといわれたが、豹一はそんなに腹が立たなかった。なぜなら、赤井や野崎のそんな気障っぽさはまるで腹の中ではしゃぎまわっているような、気障っぽさであったから……いうならば、多鶴子のそれのようにつんと乙にすまし込んだ気障っぽさではなかったからである。</text:p>
      <text:p text:style-name="Text_20_body">そんな風にけちをつけたがるところ、つまり豹一は量見がせまいというのではなかろうか。たぶん、それに違いはあるまい。もともとの性質がそうなのだから致方のないところだが、ひとつには、彼には物ごとに対するはっきりした意見、つまり人生観だとか思想だとかいうようなものが欠けていたせいでもある。だから、このようにこせこせした意見だけを小出ししているわけだった。衝動的にしか物ごとが考えられず、従って行動出来ず、自尊心の振幅が彼を動かしていたわけであった。</text:p>
      <text:p text:style-name="Text_20_body">多鶴子はそんな豹一の表情を見ると、いきなり昨夜の彼の無礼を想い出した。そして、わざわざ彼を電話で呼び出す気になったわけがはっきりとして来た。</text:p>
      <text:p text:style-name="Text_20_body">全く、彼女はなんのために再び豹一に会う気になったのか、はっき<text:soft-page-break/>りわからなかったのである。むろん、昨夜あんな風にされたままでは済まぬという気持はひそかにあった。が、それだけの理由で、彼に会うとは、余りにはしたないことではなかろうか。たかが相手はとるに足らぬ駈出し記者ではないか。そう思うと、電話を掛けたことを軽はずみだと後悔する気持が強かった。ぽっと顔を赧らめてはいって来た豹一を見ると、ますます気持が強くなった。つまり、豹一に対してなんらかの意味で惹きつけられて了うのが許しがたいほど恥しく思えたのである。</text:p>
      <text:p text:style-name="Text_20_body">だから、いま豹一がそんな可愛げのない表情を見せてくれることは、彼女にとっては、むしろサバサバするようなものであった。</text:p>
      <text:p text:style-name="Text_20_body">（そうだ！　私は昨夜のこの男の無礼に黙っておれず、わざわざ会うことにしたのだ！）そう意味がつくと、はしたないとか、軽はずみという後悔がなくなった。彼女は睫毛の長い眼をじっと豹一に注いだ。そして、どんな文句を浴びせ掛けてやろうかと、思案した。</text:p>
      <text:p text:style-name="Text_20_body">ふと彼女は、女らしい敏感さで、豹一のオーバーの疲れに眼がついた。まるで可哀相なほど皺がよっている。おまけに、既製品だと見えて、身に合わずぶくぶくなのだ。なお、仔細に見れば、洋服は冬物ではないらしい。ネクタイだって、みじめなものだった。昨夜と同じ柄だが昨夜より皺が多い。</text:p>
      <text:p text:style-name="Text_20_body">「そのオーバーどなたのお見立て……？」いきなりそう訊いてやろうか、と多鶴子は思った。が、瞬間、豹一の痩せた頬が、眼を痛く突いて来た。</text:p>
      <text:p text:style-name="Text_20_body">すると、もう彼女はそれが口に出せなかった。そんな言葉を想いついただけでも、なんだか気の毒になって来た。（おや、いけない！）多鶴子は思わず心の中で叫んだ。（私はこの人に同情している）</text:p>
      <text:p text:style-name="Text_20_body">つまり、それでは、やはり豹一に心を惹かれてわざわざ会う気になったということになるのだ。</text:p>
      <text:p text:style-name="Text_20_body">彼女は周章てて豹一から眼を離した。その拍子に、（あッ、そうだ！）と、微笑した。</text:p>
      <text:p text:style-name="Text_20_body">（大変なことを忘れていた。この人に頼むことがあったのだわ）</text:p>
      <text:p text:style-name="Text_20_body">尾行記のことで頼むために、わざわざ会うているのではなかったか<text:soft-page-break/>と、彼女はまわりくどい径路を通ったあげく、やっとその結論に到達した。多鶴子はほっとして口をひらいた。</text:p>
      <text:p text:style-name="Text_20_body">「あのう、じつはお願いがあるんですけれど……。きいていただけます？　……昨夜おっしゃってました尾行記のことですけど……」</text:p>
      <text:p text:style-name="Text_20_body">豹一はぎくりとした。</text:p>
      <text:p text:style-name="Text_20_body">「……無理なお願いなんですけど、書かずに置いて下さいません？」ほかに弄すべき策も見当らなかったので、多鶴子はそのように真正面から頼んでみた。</text:p>
      <text:p text:style-name="Text_20_body">豹一は返事の仕様がなかった。いまそれを書いて来たばかしではないか。活字に組まれて、いま頃は輪転機に載せられた時分だろうと思うと、豹一は、</text:p>
      <text:p text:style-name="Text_20_body">「ど、どうしてですか？」と、なにか胸のあたりが重いような声を出した。が、次の瞬間にはもう豹一は充分意地わるい口調になって、</text:p>
      <text:p text:style-name="Text_20_body">「書かれちゃ困るんですか？」土門の話を想い出していた。</text:p>
      <text:p text:style-name="Text_20_body">（書かれると人気に障わると、いうんだろう。この女はなによりも人気が大切なんだ。監督との問題でも、人気を出すための打算なんだ）</text:p>
      <text:p text:style-name="Text_20_body">その女のことを散々悪く書いてしまったあとでも、なおこんな風に頭のなかで鞭をふるっていたのは、ひとつには豹一は多鶴子に対して済まぬと思う自分の気弱さを、振い立たせるためでもあったろうが、じつは、丁度そこへアイスクリームが運ばれて来たからであった。</text:p>
      <text:p text:style-name="Text_20_body">「困るっていうわけでも……」ありませんと、多鶴子がいい掛けるのを、豹一は畳み掛けて行って、</text:p>
      <text:p text:style-name="Text_20_body">「人気にかかわるっておっしゃるんでしょう！」</text:p>
      <text:p text:style-name="Text_20_body">多鶴子はふと眼を落した。</text:p>
      <text:p text:style-name="Text_20_body">「人気ですって……？」語尾が落ちた。</text:p>
      <text:p text:style-name="Text_20_body">「違いますか？」</text:p>
      <text:p text:style-name="Text_20_body">「違います！」いきなり、多鶴子の眼の輝きが睫毛を押しあげた。「人気、人気って皆様がおっしゃいますが、……」多鶴子の声は朗読口調になった。</text:p>
      <text:p text:style-name="Text_20_body"><text:soft-page-break/>「……私そんなに自分の人気のことばかし考えているのでしょうか。……たとえば、矢野さんのことにしろ、皆様は、村口は良い役をつけてもらいたさに、矢野に貞操を与えたなんて、ひどいことをおっしゃいますが、私そんな気で矢野さんとお交際したのでしょうか。人気のために、自分の人気のために、自分を殺したのでしょうか？　……違いますわ。なるほど、矢野さんは私の恩人です。しかし恋愛とそれとは違います。いくら恩人だからって、矢野さんが好きでなければ、私あんな風なお交際はしませんわ。私、ただ、矢野さんが好きだっただけです。それだけです。だからこそ、あのことにしろ、矢野さんがそうしろとおっしゃったときその通りにしたのです。好きな人の言うことだから、そうしたのです。それを皆様は、なにもかも人気のためだと、お片づけになるのですわ。色眼鏡でごらんになるのですわ。あなたもきっとそうでしょうね？」</text:p>
      <text:p text:style-name="Text_20_body">そう言って、彼女はふっと「寂しい微笑」を泛べた。途端に、彼女はその微笑が意識的なものであると気づいて、いやになった。習慣というものは怖しいものだと、思った。彼女は無意識にクローズ・アップの表情をとっていたのである。</text:p>
      <text:p text:style-name="Text_20_body">（しかし、私の言ってることは嘘じゃない）彼女はそう思った。（少くとも私は自分の人気よりも矢野さんを愛していた）</text:p>
      <text:p text:style-name="Text_20_body">咄嗟にそう信ずることが出来た。永い間、自分に言いきかせて来たから、もはや、それ以外の考え方が出来なかったのだ。いわば、彼女の固着観念になっているのであった。</text:p>
      <text:p text:style-name="Text_20_body">しかし、この固着観念を人前ではっきり述べるのは、いまがはじめてだった。彼女はこんなところでそれを言いたくないと、思った。「世間の眼」へのはじめての抗議を、こんな喫茶店のなかでしたくなかった。ことに相手は、新聞記者という点を勘定にいれるにしても、ともかく子供すぎるほど若い男なのだ。</text:p>
      <text:p text:style-name="Text_20_body">しかし、多鶴子は豹一がびっくりした表情で熱心にきいてくれているらしいのを見て、いくらか張りあいがあると思った。たしかに豹一は、多鶴子の言葉に心を惹かれていた。自分の「批判」が辛辣であっただけに、一層彼女の言葉を信ずる気持が強かった。（土門なんかの言葉があてになるもんか！）と思った。</text:p>
      <text:p text:style-name="Text_20_body"><text:soft-page-break/>多鶴子は人なかだという点を考慮して、声を低めねばならなかった。感情がたかまっているのに、声を低めねばならないということは、自分の悲しさを一層深めていると思い、思わず瞳がうるんでいた。それを見ると、豹一はますます心を動かされた。極端に走りやすい豹一は、いきなり起ち上った。</text:p>
      <text:p text:style-name="Text_20_body">「そうですか。わかりました。しかし、尾行記は書いてしまったんです。間に合うかどうかわかりませんが、とにかく社へ電話して発表を見合せてもらうことにします」</text:p>
      <text:p text:style-name="Text_20_body">そう言うと、豹一は、そんなことが許されるかどうかも思ってみずに、急いで電話を借りに行った。</text:p>
      <text:p text:style-name="Text_20_body">七</text:p>
      <text:p text:style-name="Text_20_body">編輯長は豹一の原稿の字の下手糞で、乱暴なのに辟易したが、とにかくざっと眼を通してみた。そして、眼を通してみてよかったと、思った。</text:p>
      <text:p text:style-name="Text_20_body">（読まんと、社会部長のところへ廻したりしたら、えらいこっちゃ。社会部長のこっちゃさかい、あとさきも見んとそのまま印刷に廻しよるやろ）</text:p>
      <text:p text:style-name="Text_20_body">村口多鶴子の悪口を書いているばかりでなく、「オリンピア」の宣伝部長まで醜行をあばかれているのだった。発表すれば、「オリンピア」から抗議は当然来るべき原稿なのだった。それだけに、特種としての値打は充分あるわけだが、それでは営業部の方が困るだろう。編輯部の立場としては、なるべくなら採用したいところだが、しかし、やはり営業部との摩擦は避けたかった。ひとつには、情にもろい編輯長は、村口多鶴子をかばってやりたかった。</text:p>
      <text:p text:style-name="Text_20_body">編輯長は豹一の原稿を没にした。が、豹一には些か可哀相な気がした。偶然に恵まれたというものの、それだけの材料をスクープするのは、余程活躍したにちがいないのだ。</text:p>
      <text:p text:style-name="Text_20_body">（やっぱりあいつは見どころがあった。寒いのに夜なかまでよう活躍しよった。没になったと知ったら、悲観しよるやろ）そう思っているところへ、豹一から電話が掛って来た。</text:p>
      <text:p text:style-name="Text_20_body">「僕、毛利です」</text:p>
      <text:p text:style-name="Text_20_body"><text:soft-page-break/>編輯長は相手が誰か咄嗟にわからなかった。若い声だから、たいした人間からではないのだろうと、</text:p>
      <text:p text:style-name="Text_20_body">「毛利て誰やねん？」</text:p>
      <text:p text:style-name="Text_20_body">「はあ。あの社会部見習の毛利豹一です」</text:p>
      <text:p text:style-name="Text_20_body">「なんや、君か？　なんぞ用か？」</text:p>
      <text:p text:style-name="Text_20_body">「はあ、あのう、さっきの原稿もう印刷に廻ってますか？」</text:p>
      <text:p text:style-name="Text_20_body">「まだやぜ。それがどないしてん？」</text:p>
      <text:p text:style-name="Text_20_body">「まだですか。そうですか。そんなら、大変勝手ですけど、あれを没にして下さいませんか？」</text:p>
      <text:p text:style-name="Text_20_body">「なんでや？」</text:p>
      <text:p text:style-name="Text_20_body">「はあ。あのう、ちょっと事情がありまして……」</text:p>
      <text:p text:style-name="Text_20_body">「そうか。そんなら、君のいう通りにしとくわ」編輯長は微笑した。「そいで、いまどこにいるねん？」</text:p>
      <text:p text:style-name="Text_20_body">「はあ。心斎橋の不二屋に……」</text:p>
      <text:p text:style-name="Text_20_body">「誰といるねん？　恋人とか？」</text:p>
      <text:p text:style-name="Text_20_body">編輯長は思いがけぬ豹一の申出でにすっかり気を良くして、そんな冗談をいい、</text:p>
      <text:p text:style-name="Text_20_body">「それじゃ、くれぐれもお願いいたします」</text:p>
      <text:p text:style-name="Text_20_body">という豹一の汗のたれるような言葉を耳に残しながら、電話を切った。途端に、編輯長は、</text:p>
      <text:p text:style-name="Text_20_body">（あいつ村口多鶴子に頼まれよったんやろ。いま会うとるのやろ）</text:p>
      <text:p text:style-name="Text_20_body">若い部下のはなやかな活動を想像して、全く上機嫌だった。丁度その時土門が前借の印を求めに来たので、盲印を押してやるぐらいだった。</text:p>
      <text:p text:style-name="Text_20_body">電話を掛け終ると、豹一は多鶴子のところへ戻って来て、記事の発表を見合せることにした旨言った。</text:p>
      <text:p text:style-name="Text_20_body">「ありがとう。折角お骨折りなすったのに……」</text:p>
      <text:p text:style-name="Text_20_body">多鶴子はそう言いながら、ふと、（結局この人は昨夜私を救うために、骨を折ってくれたということになるのだわ）と、思った。多鶴子<text:soft-page-break/>はいきなり起ち上ると、</text:p>
      <text:p text:style-name="Text_20_body">「ここを出ません？」朗かな声で、一緒に歩きましょうという気持を含めて、言った。</text:p>
      <text:p text:style-name="Text_20_body">なによりも多鶴子は、豹一が自分の言葉に感動してくれたことが嬉しかった。そして、すぐ希望以上の処置をとってくれた豹一が、多鶴子の持前の虚栄の眼からは、まるで騎士のように見えるのだった。</text:p>
      <text:p text:style-name="Text_20_body">昨夜彼女の自尊心をかなり傷つけた筈の、豹一の行動も、いまにして思えば、夜更という点にひどくこだわった好ましい内気さから出たものと、考えられるのだった。そして、帰りぎわの風のような素早さは、騎士のように颯爽たるものがあったと、このかつての女優は思った。</text:p>
      <text:p text:style-name="Text_20_body">心斎橋の雑閙を避けて、御堂筋の並木道を大丸の方へ、肩を並べて歩いて行った。柔い日射しが二人の顔にまともに降り注いだ。寝不足の豹一の眼にはその日射しが眩しかった。彼は眉の附根を寄せていた。多鶴子はライトの強烈な刺戟に馴らされていたから、そんなことはなく、豹一のその表情を見て、眉をひそめていると感違いした。つまり、不機嫌だと思ったのである。</text:p>
      <text:p text:style-name="Text_20_body">これは彼女の虚栄から言っても、あり得べからざることだった。彼女は豹一の心を惹きつけるべく、本能的に努力した。心斎橋まで来ると、多鶴子は、</text:p>
      <text:p text:style-name="Text_20_body">「引きかえしましょう」と、言い、なお、「私と歩くのお嫌い？」とまで言う始末だった。</text:p>
      <text:p text:style-name="Text_20_body">誰が考えても、豹一は多鶴子から良い待遇をされていることになる。並んで歩いているだけでも、羨望に価するのだ。さすがに豹一はすれ違いざまにしげしげと見て行くひとびとの眼のなかに、それを読んだ。</text:p>
      <text:p text:style-name="Text_20_body">（おれは人気女優と肩を並べて歩いているのだ！）</text:p>
      <text:p text:style-name="Text_20_body">悪い気はしなかった。が、かねがね豹一は「人気」などというものは軽蔑していた筈ではないか、それを、こんな風に喜んでいるのは、矛盾といってよいのか、あるいは彼の若さといってよいのか、――ともあれ他人がこんな考えを抱いているのを見ると、豹一はむかむかと<text:soft-page-break/>軽蔑心が湧いて来るところだった。しかし、さすがに豹一は、そういう矛盾に気づいたのか、それとも照れていたのか、すっかり悦に入ってしまっているわけではなかった。</text:p>
      <text:p text:style-name="Text_20_body">だから、そんな風に質問されて、「いや、光栄のいたりです」などと、たとえ笑いながらにしても、言うような莫迦げたことはしなかった。といって、咄嗟に良い返答も泛ばなかった。</text:p>
      <text:p text:style-name="Text_20_body">「まあ、しかし……」結局、そんな風に口のなかで呟いた。</text:p>
      <text:p text:style-name="Text_20_body">多鶴子は気色を損じてしまった。豹一は多鶴子の心の動きに敏感になっていたから、すぐ、（拙いことを言ったもんだ）と、気がついて、</text:p>
      <text:p text:style-name="Text_20_body">「僕いま勤務時間中をサボってることになるんです。たまにサボるのも良いですね」苦しい弁解だった。</text:p>
      <text:p text:style-name="Text_20_body">が、この言葉は釈りようによっては「私と歩くのはお嫌い？」という多鶴子の問に答えていることになった。少くとも多鶴子は、豹一が自分と一緒に歩くことを喜んでいるものと釈りたかった。釈った。</text:p>
      <text:p text:style-name="Text_20_body">つまり、その苦しい弁解はいくらか成功だった。多鶴子も満足したし、また豹一も満足出来た。誰にきかれても恥しくない言葉だったからである。</text:p>
      <text:p text:style-name="Text_20_body">この豹一の慎重さは、なお見るべき効果を収めた。彼は厚面しい男や、抒情的な恋人のよく使う、</text:p>
      <text:p text:style-name="Text_20_body">「こうして歩いているところを見たら、ひとはどう思うでしょうかね？」</text:p>
      <text:p text:style-name="Text_20_body">というような、思わせ振りな言葉はあくまで警戒していた。つまり、教養ある女をいっぺんにうんざりさせてしまうような言葉を、調子に乗ってうかうかと口にするようなことはしなかったのである。そのため、多鶴子は若い新聞記者と肩を並べて御堂筋の舗道をわざわざ往復しているということを、必要以上に意識せずに済んだ。自然豹一の心を惹きつけるための無意識な媚はすらすらと発露された。豹一は自惚れても良かったのである。ところが、意外な出来ごとのために、豹一は全然正反対の気持になってしまった。</text:p>
      <text:p text:style-name="Text_20_body">大丸の前まで来た時だった。</text:p>
      <text:p text:style-name="Text_20_body"><text:soft-page-break/>「毛利さんに妹さんがあったら、きっと綺麗な人だと思うわ」</text:p>
      <text:p text:style-name="Text_20_body">と、相手の嬉しがるような言葉を口に出しかけた多鶴子が、不意に顔色を変えて言葉をのみこんだ。真蒼な痙攣が多鶴子の横顔に来た。おやっと思った豹一の眼に、大丸の扉を押して出て来た男の姿が、なぜか止った。</text:p>
      <text:p text:style-name="Text_20_body">バンドのついた皮の外套を短く着て、ゴルフ用のズボンを覗かせていた。縁なしの眼鏡の奥から、豹一をじろりとにらんだ。が、その前にその男は多鶴子の顔を見ていた。そして、あっという顔付きで立ちすくんでいたが、やがて固い歩き方で寄って来ると、</text:p>
      <text:p text:style-name="Text_20_body">「暫く……。どうしてるの」と、多鶴子に言葉を掛けた。</text:p>
      <text:p text:style-name="Text_20_body">「…………」多鶴子はハンドバッグの金具をパチンとしめなおした。かすかに手がふるえていた。</text:p>
      <text:p text:style-name="Text_20_body">「新聞で見たよ、『オリンピア』に出ているんだってね？　――まあ、元気でやりなさい」豹一の方をじろりと見てから、もう一度多鶴子の顔を見た。多鶴子は、</text:p>
      <text:p text:style-name="Text_20_body">「ありがとう」と、小さく言った。男は手をあげて、</text:p>
      <text:p text:style-name="Text_20_body">「じゃ」行ってしまった。</text:p>
      <text:p text:style-name="Text_20_body">「あ」多鶴子は靴の踵をちょっと動かしたが、あとを追うのを思い止った。そして、暫く立ちすくんでいたが、やがて物も言わずに歩き出した。</text:p>
      <text:p text:style-name="Text_20_body">「誰ですか？」豹一はやっと訊いた。</text:p>
      <text:p text:style-name="Text_20_body">「矢野さん」それっきり多鶴子は口を利かなかったから、豹一はいや応なしに、「私は矢野さんが好きでした」とさっき不二屋できいた多鶴子の言葉を取りつく島のない気持で想い出さされてしまった。なお、今しがた矢野さんが残して行った見下すような（――と豹一は思った――）一瞥を想い出した。</text:p>
      <text:p text:style-name="Text_20_body">豹一は自分の表情をもて余した。多鶴子の足が急に早くなったので、瞬間少しは歪んだにちがいない表情をそれと気づかれるおそれがなくて、もっけの倖いだと思ったものの、多鶴子の足が早くなったのは、それだけ心が動揺している証拠だと、豹一にもその動揺がそのまま乗り移って来た。所詮心の平かな筈はなかった。</text:p>
      <text:p text:style-name="Text_20_body"><text:soft-page-break/>いくらか自惚れかけているところだけに、多鶴子の動揺は一層辛かった。それに情けないことには、豹一の眼から見て、矢野は想像以上に立派に見えた。寒い風も当らぬような顔で立去って行ったのではないか。豹一は自分が矢野の前で頗る影が薄かったと、思った。</text:p>
      <text:p text:style-name="Text_20_body">多鶴子は黙々としていたので、豹一はそんな風に孤独な考えに耽った。</text:p>
      <text:p text:style-name="Text_20_body">（矢野はおれがこの女の傍にいるのを見て、ちゃんちゃらおかしいと思っただろう）</text:p>
      <text:p text:style-name="Text_20_body">嫉妬の気持はこうして、徐々に豹一の心にしのび込んで来た。豹一の心を惹きつけようという多鶴子のさっきからの無意識な努力は、かえって黙っていることによってはじめて実を結んだ。</text:p>
      <text:p text:style-name="Text_20_body">だが、さすがに豹一は余り黙っているので、いつまでもついて歩いているのは浅ましいことだと、思った。豹一は多鶴子の顔を非常に美しいと、意識しながら、</text:p>
      <text:p text:style-name="Text_20_body">「僕ここらで失礼します」と、言った。そして、だしぬけに傍を離れてしまった。</text:p>
      <text:p text:style-name="Text_20_body">そんな風にいきなり立ち去ろうとした豹一を見て、多鶴子ははじめてわれにかえった。</text:p>
      <text:p text:style-name="Text_20_body">「あ、毛利さん」呼び止めて、「今夜『オリンピア』へ来て下さらない？」と、言った。</text:p>
      <text:p text:style-name="Text_20_body">そして、豹一の方へ二、三歩駆寄った。</text:p>
      <text:p text:style-name="Text_20_body">寒い風が日のかげった舗道に吹いた。</text:p>
      <text:p text:style-name="Text_20_body">豹一は、</text:p>
      <text:p text:style-name="Text_20_body">「ええ」と、声をあげた。そして別れた。</text:p>
      <text:p text:style-name="Text_20_body">第三章</text:p>
      <text:p text:style-name="Text_20_body">一</text:p>
      <text:p text:style-name="Text_20_body">佐古の顔を見なければならぬかと思うと、多鶴子はもう「オリンピア」へ行く気がしなかった。しかしはっきりとそう言う名はついていないが、前借乃至契約金に似た金を貰っている以上、いきなり廃めてしまうわけにはいかなかった。人気稼業をしていただけに、契約の重<text:soft-page-break/>んずべきことは判りすぎるほど知っていた。どうしようかと、多鶴子は朝から思案していたのである。</text:p>
      <text:p text:style-name="Text_20_body">ところが、豹一に「今夜『オリンピア』へ来て下さらない？」と言った瞬間に彼女の心は決ってしまった。</text:p>
      <text:p text:style-name="Text_20_body">いきなり廃めてしまっては角が立つ。佐古には昨夜のことは知らぬ顔を見せて置けば良いのだと、多鶴子はいつもの時間に「オリンピア」へ出掛けた。</text:p>
      <text:p text:style-name="Text_20_body">しかし、なぜ豹一に「オリンピア」へ来てくれと言ったのであろうか。</text:p>
      <text:p text:style-name="Text_20_body">一人でも多く客を勧誘するための商売気からだときいても、相手が豹一とあれば、いくら宣伝係とはいえ、佐古も喜ぶまい。むろん、そんな気持からではなかった。いうならば、多鶴子自身それをはっきり意識しなかったことだが、やはりその夜もう一度豹一と会わずにはいられなかったのである。と、いって浮わついた気持でもなかった。少年のような豹一を相手に恋人なんぞ考えてみてもおかしい、つまりその日思い掛けなく矢野に会うたという心の動揺が、豹一というあまり男臭くない杖を必要としたのだった。</text:p>
      <text:p text:style-name="Text_20_body">矢野と会うのは五ヵ月振りだった。事件が起って以来である。会いたくても会えなかった。世間が会わさないのだと、多鶴子は思っていた。そう思いたかった。事件を良い機会に矢野の方から逃げ出したとは、思いたくなかった。向うも会いたいと思っているのだろうと、信じていた。が、矢野の顔を見た途端、その気持が裏切られてしまったのだ。五月振りに、しかもああした事件があった後の出会いならば、もっと切ない気持がお互いに湧いた筈である。少くも、多鶴子は口も利けないほど切なかった。ところが、矢野はいけ洒蛙々々とした態度を見せた。多鶴子にはそう見えた。途端に、自分から逃げ出したかったのだと、多鶴子は思った。立話さえ憚からねばならぬ気持はわかる。しかし、それにしても、もう少し愛情の籠った態度を見せてくれてもよかりそうなものだと、後追い掛けた咄嗟の恨みだった。結局はじめからてんで愛情がなかったのだと、もうあとを追う気はしなかった。矢野に愛情がなかったと、思うと、多鶴子ははじめて自分が矢野を愛していたのだと、はっきりわかるような気がした。人気のためで<text:soft-page-break/>はない好いているからだった、――と、豹一に言った言葉もこの時の多鶴子の気持から押せば、満更弁解でもなかったわけだ。その証拠に、多鶴子はもう矢野のことを思い切らねばならぬと、思ったではないか。その瞬間の豹一は、どう見ても矢野よりも影が薄かった筈だ。と、同時にどんな醜男であるとしても、いくらかましに見えた筈だ。今夜「オリンピア」へ来てくれと、多鶴子がいったのも無理からぬことだった。</text:p>
      <text:p text:style-name="Text_20_body">なお、序でにいうならば、多鶴子に「オリンピア」へ行く決心をさせたのも矢野の後姿だった。女は失恋したときは、けっしてひとりきりにならないものだ。たとえ、心の苦しみを忘れるために旅行するにしても、誰かにその旨言ってからするのが普通である。</text:p>
      <text:p text:style-name="Text_20_body">ともかく、多鶴子は「オリンピア」へいつもの時間に現れた。佐古は多鶴子の顔を見ても、昨夜のことは全然知らぬ顔をするつもりだったが、多鶴子が現れると、</text:p>
      <text:p text:style-name="Text_20_body">「おや、いらっしゃい」と、思わず言ってしまった。まるで、意外な人を迎えるような言葉だった。つまり、ひょっとしたら多鶴子は来ないのではなかろうかと心配していた気持を、うかつに見せたわけだった。</text:p>
      <text:p text:style-name="Text_20_body">十時頃、豹一はやって来た。多鶴子は当然来るものを待っていたという顔で出迎えたが、そんな風に思われたと知れば、豹一としてははなはだ面白からぬところだった。いそいそと出掛けて来たわけではなかったのである。</text:p>
      <text:p text:style-name="Text_20_body">まことに厄介な話だが、豹一は多鶴子のいいなり次第にのこのこやって来るということに、例によってひどくこだわっていた。行かねばならぬという理由がちっとも見つからぬのである。これには豹一は困った。ひそかに多鶴子に心を寄せているなどとは、ひとは知らず、この自尊心の強い男には、許しがたいことだった。理由が見つからねば、行くことを思い止った方が良いと、豹一は自分に命じたが、これははなはだ無気力な命令だった。その証拠に彼はそう命令してからでも、然るべき理由の発見に頭を悩ました。ふと、彼は矢野の顔を想い出した。縁なし眼鏡の奥からじろりと見たさげすむような眼。眼から眉へかけての濡れたようななまなましい逞しさ。</text:p>
      <text:p text:style-name="Text_20_body"><text:soft-page-break/>豹一はやっと理由を発見した（そうだ。あんな男に負けてなるものか。おれはあの女をものにしてみせるぞ！）</text:p>
      <text:p text:style-name="Text_20_body">豹一の考え方はいつもこれだった。が、この時の考え方にはいくぶん嫉妬の気持もまじっていた。それだけに強かった。豹一はだしぬけに頭に泛んで来たこの考え方に従うことにした。これが、「オリンピア」へ行く口実になった。</text:p>
      <text:p text:style-name="Text_20_body">そんな豹一の考えを知ったら、多鶴子はぞっとしたであろう。それとも、おかしいと思ったであろうか。しかし、豹一はそんな変な考えを鼻の先にぶらさげて多鶴子の前に現れたわけではなかった。</text:p>
      <text:p text:style-name="Text_20_body">やっと口実が見つかってほっとしたというものの、しかし、多鶴子をものにせよと自分に課した義務というものは、二十歳の豹一にとっては随分重荷だった。彼はぶるぶる顫えながら、多鶴子の前に現れたのである。まるで吩咐られた通りにおやつを貰いに来た子供のように、多鶴子には見えた。だから多鶴子は随分好ましいと思い、粗末には扱わなかった。</text:p>
      <text:p text:style-name="Text_20_body">役目柄、多鶴子はあちこちのテーブルへ挨拶に出むかなければならなかったが、その都度豹一に、</text:p>
      <text:p text:style-name="Text_20_body">「ちょっと待っててね」と、言った。そして直ぐ戻って来て豹一の傍に坐るのだった。</text:p>
      <text:p text:style-name="Text_20_body">そんな風にされるのは客のなかで豹一ひとりだったから、彼は随分よろこんで良いわけだった。ところが、彼はちっとも嬉しくなかった。例の義務を想い出していたからである。</text:p>
      <text:p text:style-name="Text_20_body">（なにかしなければならない！）そう思うのだが、しかし、なにをすれば良いのか見当がつかなかった。口説くというような考えは、頭をかすめもしなかった。いろいろ考えたあげく、いつか喫茶店でやったように、手を握るということを思いつくのが関の山だった。結局それを決行しようとだしぬけに、決心した。豹一はそわそわしだした。</text:p>
      <text:p text:style-name="Text_20_body">が、丁度良い工合にその時多鶴子の手は空いていなかった。多鶴子はボーイがわざとむかずに持って来た林檎を手にとると、器用な手つきでそれをむきだしたのである。むろん豹一のためにだった。不器用な豹一は林檎ひとつようむかず、そんな多鶴子を見て、ふと心が温っ<text:soft-page-break/>た。瞬間義務のことは忘れ、繊細な多鶴子の指の美しさにうっとりとした。</text:p>
      <text:p text:style-name="Text_20_body">そんな夜が四五日続いた。その三日間なにひとつ「義務」に気に入るような行動は出さなかったために、豹一は些かうんざりしていたが、あるいはそれがかえって良かったのかも知れぬ。「義務」の命ずるままに乱暴に手を握ったりすればお互い不愉快なことこの上ない。全くのところ、豹一はいっぺんに愛相をつかされたところだったかも知れない。しかし、そんなことはなかったから、多鶴子は彼女自身の表現を借りていえば、豹一と「遊ぶことに小川の清流のような気持」を味わっていた。つまり、矢野の男くささを忘れるためには、豹一のような内気な少年と接触しているのが最も良い方法だったのである。</text:p>
      <text:p text:style-name="Text_20_body">もし豹一の変挺な「義務」というものを抜きにして考えるならば、二人の仲は全くままごとじみていたわけである。誰の眼もそれを怪しむものはない筈だった。しかし、美貌の点に於いてはひけをとらぬこの二人の組み合せは、さすがにひとびとの眼を瞠らしめるに足るものがあった。就中、佐古の眼に余った。</text:p>
      <text:p text:style-name="Text_20_body">佐古は豹一と多鶴子の「特別の関係」に就いては、この間の晩身を以て知っていただけに、やきの廻ることおびただしかった。豹一に弱点を掴まれているという痛さのために、一層癪に障った。ことに腹が立ってならないのは、毎晩豹一が閉店になるまで粘って、多鶴子と同じ車で帰って行くということだった。そのため、彼の図々しい計画もさすがに手も足も出なかったのだ。</text:p>
      <text:p text:style-name="Text_20_body">（おれの計画の邪魔をしやがる。生意気な若造や！）</text:p>
      <text:p text:style-name="Text_20_body">しかし、そのことは豹一の意志から出たのではなく、じつは多鶴子から同じ車で途中まで送ってくれと、頼まれたことをやっていたまでであった。しかし、それならそれで佐古は一層腹を立てたところだったかも知れない。</text:p>
      <text:p text:style-name="Text_20_body">（あいつは惚れられとる。生意気な奴）……には変りなかった。</text:p>
      <text:p text:style-name="Text_20_body">（二度と再び『オリンピア』へ来られんように、がーんとひとつ行ったらんといかん！）そう思ったが、しかし、さすがに大人気ないと躊躇した。が、ふと、（あいつはうちの商売の邪魔や！）</text:p>
      <text:p text:style-name="Text_20_body"><text:soft-page-break/>そう思いつくと、やっと口実がついた。これならば、ひとにきかれたとしても、恥しくないわけだ。少くとも、佐古は焼餅をやいて若い男を撲ったと思われなくて済む。</text:p>
      <text:p text:style-name="Text_20_body">かつての電機工らしく、佐古は他人を撲る快感を想って、ぞくぞくした。が、ふと思えば、佐古は豹一に弱点を握られているわけだった。</text:p>
      <text:p text:style-name="Text_20_body">（おれが出たら拙い。あとで新聞に書かれたらわやくちゃになる）そこで、佐古はかねがね「オリンピア」と縁のある道頓堀の勝に依頼することにした。</text:p>
      <text:p text:style-name="Text_20_body">道頓堀の勝は頼まれたことを、簡単にやってのけた。わざわざ喧嘩を売るきっかけを求める必要もなかったのである。道頓堀の勝は「オリンピア」が閉店になって、豹一が多鶴子より一足先に出て来るところを待ちうけていたのだが、おいと声を掛けて寄って行ったかと思うと、もう豹一の方から突っ掛って来た。弥生座の裏路次で撲り倒された相手を豹一が忘れているわけもなかったのである。豹一は前後の見境もなく、突っ掛って行ったが、</text:p>
      <text:p text:style-name="Text_20_body">「二度と再びこの店へ来やがると、承知せえへんぞ！」</text:p>
      <text:p text:style-name="Text_20_body">という道頓堀の勝の鼻声をきいた途端に、意識を失った。</text:p>
      <text:p text:style-name="Text_20_body">はっと気がつくと、車に乗っていた。傍に多鶴子がいた。いつも豹一が降りることにしていた日本橋筋一丁目はとっくに過ぎていた。</text:p>
      <text:p text:style-name="Text_20_body">簡単に撲り倒された醜態を見られたかと思うと、豹一はあのまま死んでしまった方が良いと思うぐらいだった。そして誰にも知られていないが、この前にも一度こんなことがあったと思えば、一層身が縮まり、もう多鶴子にも愛想をつかされたと、しょんぼり気が滅入ったが、車が帝塚山へつくと、多鶴子は泊って行けと意外なことを言った。</text:p>
      <text:p text:style-name="Text_20_body">「でも……」と、さすがに渋ると、多鶴子は、</text:p>
      <text:p text:style-name="Text_20_body">「そんな体ではひとりで帰れないわ」</text:p>
      <text:p text:style-name="Text_20_body">まるで豹一の体をかかえんばかりにして、車から降ろした。豹一はもう断る口も利けなかった。じかに触れて来る多鶴子の手や肩や胸のかすかな感触のせいばかりではない。そんな風に病人扱いにされるこ<text:soft-page-break/>とが、消え入りたいほど恥しかったからである。</text:p>
      <text:p text:style-name="Text_20_body">倒れるときちょっと頭をうったのは、それに興奮していたせいもあって脆くも意識を失ったのだが、かすり傷ひとつなかったのである。大袈裟に倒れたわりにかすり傷ひとつなかったという点で、豹一はますますしょげて、情けない状態になっているのを、多鶴子はかつ安心し、かつおかしいと思った。</text:p>
      <text:p text:style-name="Text_20_body">多鶴子は殆んど夜通し豹一を「看病」した。じつは円タクの運転手からことのいきさつをきいていた。運転手のいうところによれば、撲った男は豹一に、「二度と再び『オリンピア』……」云々といったそうである。だから、運転手の想像によると、撲った男はいろおんなを豹一にとられたのか、それとも「オリンピア」に頼まれてやったのかどちらかだというのであった。それをきいて多鶴子はなにか自分の責任を感じた。だから、「看病」の義務はあると思った。ひとつには、女中が豹一を看病することに異常な情熱を見せたので、多鶴子はなにか気色を損じ、女中に任せきりで置くというわけにいかなかったのである。</text:p>
      <text:p text:style-name="Text_20_body">可哀相に豹一は氷枕をあてがわれた。飛びあがるほど冷たかったのと、そんな風に病人扱いにされる恥しさのため、豹一は到頭熱を出してしまった。多鶴子は看病の仕甲斐があったわけである。彼女はすっかり疲労してしまった。</text:p>
      <text:p text:style-name="Text_20_body">女中は自分が看病出来ぬので、すっかり多鶴子に嫉妬を感じた。女中は漠然とした不安を抱きながら、眠った。</text:p>
      <text:p text:style-name="Text_20_body">この不安は適中した。恥しさのため腹を立てんばかりに逆上してしまった豹一と、疲労のために日頃の半分も理性が働かなかった多鶴子は、ありきたりの関係に陥った。</text:p>
      <text:p text:style-name="Text_20_body">戸外は小雪だった。</text:p>
      <text:p text:style-name="Text_20_body">二</text:p>
      <text:p text:style-name="Text_20_body">昔なら、たとえば平安時代なら、美貌の男女の関係を述べるのに、一頁も要しなかったところだろうが、現代の、しかも頗る自負心の強いこの二人には右のような数々の偶然が必要であった。</text:p>
      <text:p text:style-name="Text_20_body">女中が想像するぐらいだから、極めてありふれたことにはちがいな<text:soft-page-break/>いというものの、そうした偶然がなければ、かりにお互いにどれだけ好き合っているにしても、めったにそういう関係に陥らなかったであろう。</text:p>
      <text:p text:style-name="Text_20_body">もはやなにひとつ拒むものがなくなってからも、多鶴子は思い出したように、豹一を突き飛さんばかりにした。が、突き飛したといえば、豹一の方も同様であった。</text:p>
      <text:p text:style-name="Text_20_body">彼の精神状態はいかに逆上しているときでも、全部は朦朧としてしまわないという点で、特異性があった。頑固な牧師のようにひそかに抱いているある種の嫌悪は、その時も敏感な蛇のように鎌首を擡げていた。母親の顔、東銀子の薄い胸細い足、それらが泛んでは消え、消えては泛んだ。そのため、豹一はもっとも楽しかるべきときでさえ、残酷な犯罪を犯したあとのようなけわしい表情になっていた。嫌悪しているものに逆に惹きつけられるという、捨鉢な好奇心は彼に慟哭の想いをさせてしまったのである。</text:p>
      <text:p text:style-name="Text_20_body">義務を果したという、自尊心の満足もこの時はてんで役に立たなかった。なぜなら、彼の自尊心は矢野の顔を想い出すことによって、勝利感どころか、全く粉微塵になってしまったのだ。</text:p>
      <text:p text:style-name="Text_20_body">（あいつはこの女を自由にしていたのだ！）自分を情けない状態に置くためには、そのことを思うだけで充分だった。（この女もあいつの自由になることを喜んでいたのだ！　丁度こんな風に……）それを感覚的に想像するに及んで、彼の苦悩は極まった。</text:p>
      <text:p text:style-name="Text_20_body">自尊心を問題外に考えても、感覚的な嫉妬とともに始った最初の恋ほど苦しいものはまたとあるまい。女の魅力が増せば増すほど、嫉妬の苦しみは大きいのだ。</text:p>
      <text:p text:style-name="Text_20_body">可哀相に豹一は夜通し悩み続けた。ことにやりきれなかったのは、彼がいままで嫌悪していたことは、女の意志に反して行われるものと思っていたのに、意外にもそれは思いちがいだったということだった。</text:p>
      <text:p text:style-name="Text_20_body">彼は女の生理の脆さに絶望してしまった。彼がいきなり多鶴子を突き飛ばしたのも無理はなかった。</text:p>
      <text:p text:style-name="Text_20_body">（女って駄目だ！）なぐりつけたいような気になった。</text:p>
      <text:p text:style-name="Text_20_body"><text:soft-page-break/>「矢野とはなんにもなかったと、誓ってくれ！」半泣きの声を出して、そんな無理なことを言ったかと思うと、</text:p>
      <text:p text:style-name="Text_20_body">「いまでも矢野が好きなんだろう？」噛みつくように言って、ピシャリと多鶴子の頬をなぐった。</text:p>
      <text:p text:style-name="Text_20_body">いかにも内気らしくおどおどしたり、つんと済ましこんでいたり、随分ぎこちない豹一ばかり見て来た多鶴子は、そんな情熱的な豹一を見ると、思わず唇の端に微笑を泛べた。そして、恐らくは無意識だったろうが、もっと彼を苛めるようなことを、ふといってしまった。</text:p>
      <text:p text:style-name="Text_20_body">「ダンサーをしていた時、いろんな人に口説かれて困ったわ、伊太利人もあったわ」</text:p>
      <text:p text:style-name="Text_20_body">ちょっとした昔話と、きき流せることも出来る言い方だったが、豹一の顔は途端に曇った。</text:p>
      <text:p text:style-name="Text_20_body">「好きになったんだろう？　誰か……」</text:p>
      <text:p text:style-name="Text_20_body">「そりゃ、少しは……。しかし、たいしたことはなかったわ」</text:p>
      <text:p text:style-name="Text_20_body">「どんな人？」</text:p>
      <text:p text:style-name="Text_20_body">「やっぱり踊りの上手な人ね。リードのうまい人だったら、踊ってる間だけ、ちょっと迷わされるわ」</text:p>
      <text:p text:style-name="Text_20_body">豹一の顔はにわかに歪んだ。数えきれぬほど沢山な男に抱かれて踊っていたのだと思うだけでもやりきれなかったのに、踊ることによって自他ともにひそかに愉む気があったのかと思えば、もう豹一の嫉妬は果てしがなかった。</text:p>
      <text:p text:style-name="Text_20_body">そんな豹一を見て、多鶴子はもう自分の年齢を気にしなくとも良いと思った。じつは多鶴子は、隠してはいたが、豹一よりも六つも年上であることに女らしい負目を感じていたのであった。なお彼女は、豹一の狂暴的な嫉妬に心を打たれてしまった。矢野は嫉妬の素振りも見せぬほど円熟していた。ときには憎いと思われるぐらい紳士であった。それに比べると、豹一の表情のひとつひとつはそのまま恋する男のそれであった。</text:p>
      <text:p text:style-name="Text_20_body">（こんな情熱的な人を見たことがない）多鶴子はそう思った。</text:p>
      <text:p text:style-name="Text_20_body">豹一がもし四十男であったなら、彼の嫉妬ぶりにはさすがの多鶴子もうんざりしたところであろうが、その点彼の若さがそれを救ってい<text:soft-page-break/>た。</text:p>
      <text:p text:style-name="Text_20_body">（初心なんだわ）感激した彼女は豹一に、</text:p>
      <text:p text:style-name="Text_20_body">「これまであんたほど好きになった人はないわ」と、言った。</text:p>
      <text:p text:style-name="Text_20_body">自尊心の強い彼女としては、よくよくの言葉だった。他の男、たとえば矢野には言えなかった言葉だった。相手が豹一だから言えたのである。だから、豹一は喜んでもよかったのだ。ところが、豹一は「これまで……」といういい方が気にくわなかった。</text:p>
      <text:p text:style-name="Text_20_body">（これまで何人の男に惚れたんだろう？）</text:p>
      <text:p text:style-name="Text_20_body">ほんの言葉の端にも、（嫉妬）がひっ掛かって行くのだった。なお、そんな風に「好きになった」とはっきり言われるのも辛かった。いっそ嫌いだと言われた方がサバサバするのだった。愛されていると思うと、一層嫉妬の苦しみが増すばかりだった。</text:p>
      <text:p text:style-name="Text_20_body">豹一は朝までけわしい表情を続けていた。そして、朝になると、その表情は一層はげしくなった。</text:p>
      <text:p text:style-name="Text_20_body">朝刊に昨夜「オリンピア」の表で暴行事件があったと、出ていたのである。</text:p>
      <text:p text:style-name="Text_20_body">東洋新報記者撲らる</text:p>
      <text:p text:style-name="Text_20_body">原因は女出入か？</text:p>
      <text:p text:style-name="Text_20_body">そんな風な見出しであった。どの新聞にも出ているというわけではなく、載せているのは「中央新聞」だけだったが、「中央新聞」は「東洋新報」と色彩を同じくし、いわば文字通りの商売敵だった。従って皮肉な調子が記事にあらわれていた。朝の珈琲を応接間の長椅子に腰かけて飲みながら、新聞を読むという余り柄にもないことをやったばっかしに、そんな記事を読まされてしまったのである。豹一は黙ってそれを多鶴子に渡した。</text:p>
      <text:p text:style-name="Text_20_body">多鶴子は記事のなかから、自分の名前を見つけてしまうと、いきなり、（あ、佐古が書かしたんだわ）と思った。</text:p>
      <text:p text:style-name="Text_20_body">豹一とそのような関係になった以上、佐古の嫉妬の仕業だと思うのは一応当然ではあったが、じつはその記事は撲った道頓堀の勝の友人の記者が書いたのだった。佐古のためにここで弁解して置くが、佐古の与り知らぬことだった。藪蛇になるようなことを佐古がするわけも<text:soft-page-break/>ない筈だ。それに、出されてわるい「オリンピア」の名もちゃんと出ているではないか。</text:p>
      <text:p text:style-name="Text_20_body">しかし、「中央新聞」もまた「オリンピア」の広告を毎週掲載している以上「オリンピア」の悪宣伝をするために、その記事を載せたわけではない。全く正反対だった。</text:p>
      <text:p text:style-name="Text_20_body">「村口多鶴子を迎えて連日満員の『オリンピア』の前で」東洋新報の某記者が口論の末なぐられたと、ただそれだけの記事で、いわば「オリンピア」の宣伝をしているようなものだったが、多鶴子は自分の名前が出ている以上、昨夜豹一が撲られたことをあわせ考えて、なにかそれに深い意味を見つけざるを得なかった、彼女はもはや「オリンピア」へ行く気がしなかった。ひとつには豹一と一緒に居る時間を割くのがいやだった。</text:p>
      <text:p text:style-name="Text_20_body">「私お店へ行くのをよすわ」多鶴子は新聞を伏せると、そう言った。</text:p>
      <text:p text:style-name="Text_20_body">が、その前に豹一は東洋新報をやめる決心をつけていた。そんな記事が出た以上社に迷惑を掛けたことになる。</text:p>
      <text:p text:style-name="Text_20_body">「僕も社をやめます」豹一は、「やめんでもええぜ」という編輯長の言葉をふときく想いで、しかし強い口調でそう言った。</text:p>
      <text:p text:style-name="Text_20_body">「そう？　じゃ、今日は二人で遊ぼうね」多鶴子が言うと、豹一は、</text:p>
      <text:p text:style-name="Text_20_body">「…………」赧い顔をした。そんな朝の豹一が多鶴子にはたまらなく可愛いと思ったが、じつは豹一はその「遊ぼうね」という媚を含んだ言葉でやはり辛い嫉妬をそそられていたのだった。</text:p>
      <text:p text:style-name="Text_20_body">多鶴子が顔を見せないので、佐古は周章てて多鶴子の家へ飛んで来た。多鶴子は豹一と芝居を見に行って居り、留守だった。佐古は役目柄辛抱強く待った。夜おそくやっと帰って来たのを掴えて、佐古は、</text:p>
      <text:p text:style-name="Text_20_body">「休むなら前もって言うてくれはらんと困りまんな。芝居とちごてあんたの役は代役がききまへんよってな」と、言った。</text:p>
      <text:p text:style-name="Text_20_body">「あら、すみません」</text:p>
      <text:p text:style-name="Text_20_body">「そない、あら、すみませんテあっさり言われたら困りまっせ。いったい来てくれはるんでっか、くれはれしまへんのか、どっちだん<text:soft-page-break/>ねん？」</text:p>
      <text:p text:style-name="Text_20_body">「すみませんが、やめさせていただきます」</text:p>
      <text:p text:style-name="Text_20_body">「えっ？」佐古は「げっ」と聴えるような声を出した。</text:p>
      <text:p text:style-name="Text_20_body">「私、これでも随分辛抱したもんですわ。最初の一晩でじつはやめさせていただきたかったんです」それは約束がちがうという佐古の顔へ、多鶴子はにやりと微笑を投げかけて、「……いいえ、最初の二晩で、……」と、言った。</text:p>
      <text:p text:style-name="Text_20_body">佐古ははっとした。多鶴子は続けて、</text:p>
      <text:p text:style-name="Text_20_body">「あの晩あんなことがございましたし、……私よっぽどあれきりお店へ出るのよそうと思ったんですけど……」</text:p>
      <text:p text:style-name="Text_20_body">佐古の顔をまじろぎもせずに見つめながら、待合へ連れ込まれようとした晩のことを徐々に持ち出した。佐古は引き下らざるを得なかった。玄関まで見送って、</text:p>
      <text:p text:style-name="Text_20_body">「夜分冷えますのに、御足労でした」多鶴子はそう言葉を残して、すっとなかへ消えてしまった。</text:p>
      <text:p text:style-name="Text_20_body">佐古は莫迦にされたような気持でぷりぷりした。多鶴子があんなに周章てて奥へはいったのは、誰かが待っているためだろうと思うと、一層腹が立った。佐古の想像通りだった。豹一が待っていたのである。</text:p>
      <text:p text:style-name="Text_20_body">佐古を追っぱらったあとの応接間へ多鶴子が再びはいって来ると、いままで佐古が腰かけていた椅子に豹一がいて、多鶴子が食い残したチョコレートをむしゃむしゃ食べていた。</text:p>
      <text:p text:style-name="Text_20_body">わるいところを見つけられたと、豹一は真赧になってしまったが、多鶴子は、</text:p>
      <text:p text:style-name="Text_20_body">「まあ！」子供の盗み食いを見つけた母親のような顔になった。たとえ、その時豹一が子供のように見えなくとも、そしてまた、どんな見つけられてわるいようなことをしていたとしても、この時の豹一なら多鶴子の気に入った筈だ。佐古のいやな顔を見たあとだったからである。「さあ、いやな奴を追っぱらった。もう二人きりね」</text:p>
      <text:p text:style-name="Text_20_body">多鶴子は豹一の傍にぴったり体をつけて坐りながら言った。昨夜から妙にそわそわと落ち着かなかった母親も、多鶴子に無理に説き伏せ<text:soft-page-break/>られて、温泉へ行ってしまった。残るのは女中だけだった。</text:p>
      <text:p text:style-name="Text_20_body">豹一と多鶴子の仲が心配していた通りになったとはっきりわかると、ひそかに豹一に恋をしている女中は、すっかりしょげてしまって、溜息ばかしついていた。泪ぐむことさえあった。</text:p>
      <text:p text:style-name="Text_20_body">多鶴子はさすがにそれを気づくと、豹一にそのことを冗談めかして言った。</text:p>
      <text:p text:style-name="Text_20_body">「あんた罪な人ね」恋をすると、いくらか下品な調子が出るのだろうか、多鶴子はそんな風に蓮っ葉に言って、豹一の膝をつねるのだった。</text:p>
      <text:p text:style-name="Text_20_body">「痛ア！」そんな声を出す自分を、豹一はさすがに浅ましいと思い、昨夜来谷町九丁目の家へ帰らずにいることをふっと思い出し、「お帰り、えらい遅かったな。はよ寝エや、炬燵いれたるさかい」といういつもの母親の声が遠くからチクチク胸を刺して来るのだったが、もはや嫉妬のためにますます多鶴子への恋を強められている豹一には、多鶴子の傍をはなれて家へ帰るなど到底出来そうにもなかった。</text:p>
      <text:p text:style-name="Text_20_body">ふとした拍子に豹一が自嘲的に思い泛べた表現を借りていえば、そんな風に多鶴子の「食客」となって、二週間経った。</text:p>
      <text:p text:style-name="Text_20_body">恋をしている証拠に、豹一はもはや多鶴子以外になんの興味も感じ得なかった。もともとたいして世上百般のことに興味をもたない彼ではあったが、しかし、少くとも彼の自尊心を刺戟することに対しては情熱的に興味をもっていた。ところが、その自尊心も彼には残り少なかった。そんな風に嫉妬に苦しみながらも多鶴子を愛している以上、自尊心にははじめから兜をぬいでいたのである。</text:p>
      <text:p text:style-name="Text_20_body">ところが、一方多鶴子の方は、それがはじめての経験ではないという点だけでも、豹一よりいくらか余裕があった。おまけに、彼女は嫉妬する必要もない。従って彼女には豹一のこと以外になお興味をもち得る余裕があった。「人気」がそれだった。</text:p>
      <text:p text:style-name="Text_20_body">彼女は豹一との恋以外になんら為すところのない生活に漸く焦り出して来た。もし彼女が毎晩「オリンピア」へ出掛けて、くだらぬ男たちに取りまかれていたのなら、豹一と一緒にいることにほっとした救<text:soft-page-break/>いめいたものを感じ、そうした生活に飽くこともなかったわけだが、ただ豹一とばかしいる生活では、折角の豹一の魅力も薄らいで来るのだった。豹一の魅力をほんとうに味うためには、彼女には、やはり「俗物」とまじわることが必要だった。彼女はもう一度返り咲きすることを想った。むろん、それは彼女の虚栄からばかしではなかった。ひとつには生活の資を得る手段でもあった。</text:p>
      <text:p text:style-name="Text_20_body">しかし、ともあれ彼女が「人気」への憧れをだんだんに見せるようになったのは、豹一にとっては苦々しいことだった。その持論からいっても苦々しかったが、ひとつはなにか不安気な気持もあったのだ。</text:p>
      <text:p text:style-name="Text_20_body">じつは、豹一は多鶴子が矢野を愛したということがどうにも我慢がならず、散々努力したあげく、多鶴子の口から、矢野とああいう関係になったのはみな人気をあげるためで、愛したおぼえは少しもないと無理に言わせて、それをまた自分に無理に思いこませて、僅かに慰めていたのである。だから、彼女がふたたび、「人気」への色気を見せたということは、そのためには彼女はなにをしでかすかもわからぬとして漠然とした不安を、豹一の心に強いる結果になったわけである。</text:p>
      <text:p text:style-name="Text_20_body">そしてこの不安は単なる杞憂では終らなかった。</text:p>
      <text:p text:style-name="Text_20_body">三</text:p>
      <text:p text:style-name="Text_20_body">ある日、多鶴子は用事があると称して、ひとりで外出した。</text:p>
      <text:p text:style-name="Text_20_body">「どんな用事」とは豹一はなぜかきけなかった。</text:p>
      <text:p text:style-name="Text_20_body">そして、女中と二人で留守番をすることになった。</text:p>
      <text:p text:style-name="Text_20_body">念入りに化粧して、そわそわと出て行った多鶴子の後姿を見た瞬間から、豹一の心は胸苦しく立ち騒いだ。</text:p>
      <text:p text:style-name="Text_20_body">散らかした鏡台を跡かたづけしている女中の顔を見ていると、今しがたまでその鏡に映っていた多鶴子の顔の美しさが想い出された。その美しい顔で誰と会うているのかと思うと、彼の眉のまわりににわかにけわしい嫉妬が集って来た。</text:p>
      <text:p text:style-name="Text_20_body">落日の最後の明りが窓硝子を去った。あたりが薄紫色に沈んでしまうと、多鶴子と離れている時間がひしひしと迫って来て、豹一の心を滅入らせた。</text:p>
      <text:p text:style-name="Text_20_body"><text:soft-page-break/>電燈がついた。多鶴子はまだ帰って来なかった。豹一は町へ出掛けることにした。</text:p>
      <text:p text:style-name="Text_20_body">南海電車で難波まで来た。そこから、心斎橋筋の雑閙のなかを北の方へ歩いて行った。ついぞこれまでなかったことだが、今夜の豹一はすれ違う男たちの顔が眼について仕方がなかった。なんというおびただしい数の男だろう。その男たちのうちには、多鶴子と踊った者もいるに違いない。また、多鶴子の映画を見てひそかに不逞な想像をしていた者もいるだろう。</text:p>
      <text:p text:style-name="Text_20_body">（おれは村口多鶴子の恋人だ！）という自負心の満足はしかしちっともなかった。それどころか、いかにもダンスをやりそうな気障な服装の男を見ると、豹一は周章てて首を振った。</text:p>
      <text:p text:style-name="Text_20_body">戎橋の上で豹一はふと立止った。</text:p>
      <text:p text:style-name="Text_20_body">対岸のキャバレエ「銀座会館」からジャズバンドの騒音がきこえていた。宗右衛門町の青楼の障子に人影が蠢いていた。よく見ると、芸者が客と踊っているのだった。軽薄な腰の動きが豹一の心をしめつけた。冷たい川風が吹きあげていた。</text:p>
      <text:p text:style-name="Text_20_body">ふたたび歩き出した途端、傍をすれちがった女のコートを見て、豹一は思わず、あ、寒さを忘れてしまった。多鶴子だった。</text:p>
      <text:p text:style-name="Text_20_body">そう気づくより前に、多鶴子の傍に並んで歩いている男の顔を、矢野だと、気がついていた。</text:p>
      <text:p text:style-name="Text_20_body">「…………」呼ぼうと思ったが声が出ず、豹一は唇まで真蒼になった。</text:p>
      <text:p text:style-name="Text_20_body">駆け寄って、いきなり多鶴子の顔を撲る――と、咄嗟に頭に泛んだが、実行出来ず、やっとの想いで足を引き抜くようにしながら、急いで二人の前へ抜け出ると、素知らぬ顔をつくろってゆっくりと歩き出すのが関の山だった。そんな風な下手な思わせぶりなことしか出来ないのを、さすがに悲しいと思ったが、いったん素知らぬ振りをした以上そうして歩き続けるより仕方なかった。うしろから二人が来ると思えば、背中が焼かれるようだった。</text:p>
      <text:p text:style-name="Text_20_body">おどろいた多鶴子の顔を想像するという消極的な残酷さを味うのがせめてもだった。</text:p>
      <text:p text:style-name="Text_20_body"><text:soft-page-break/>しかし、矢倉寿司の前まで来ると、豹一はもうそんな思わせぶりな態度が続けて居れず、いきなり振り向いた。</text:p>
      <text:p text:style-name="Text_20_body">多鶴子と矢野は宗右衛門町の角で車を拾って、乗り込もうとしていた。ちらと多鶴子が困惑した表情を見せてこちらを向いた。さすがに豹一の心にはとっくに気がついていたのである。</text:p>
      <text:p text:style-name="Text_20_body">「あ、待て、乗ったらいかん」</text:p>
      <text:p text:style-name="Text_20_body">はっきりとそんな風に言ったかどうかは、豹一には記憶がなかった。が、ともかく、矢野のあとから車に乗り込もうとするのを見て、豹一は動物的な叫び声をあげながら、駆け寄った。その時、車は走り出した。多鶴子はじっと前を見たまま、振りむきもしなかった。</text:p>
      <text:p text:style-name="Text_20_body">豹一はその表情に取りつく島のない気持を強いられ、なにかいまわしい想像が生々しく頭に閃いた。</text:p>
      <text:p text:style-name="Text_20_body">「女心はわからぬものだ」月並な表現だと思う余裕もなく、豹一は思わず呟いた。</text:p>
      <text:p text:style-name="Text_20_body">家を出るとき、妙にそわついていた多鶴子のありさまにふと不安を感じたのは、やはり虫の知らせだったかと、豹一はわれにもあらず迷信じみた考えを抱いた。</text:p>
      <text:p text:style-name="Text_20_body">（矢野と打ち合せしてあったにちがいない）その通りだった。</text:p>
      <text:p text:style-name="Text_20_body">多鶴子は偶然矢野に会うたわけではなかった。話があるから会いたいと、矢野から場所と時間を指定した手紙が来たのだった。手紙を見た途端に、多鶴子は出掛ける心が決った。豹一に済まない気がしたかどうかは、ここで述べる筋合のものでもあるまい。矢野はやはり自分から逃げていたわけでもなかったと、ともかく多鶴子は頬を燃やしたのだ。いそいそと出掛ける気になりながら豹一に済まないもないものである。因みにいえばたいていの職業をもつ女はそんなに嫌いな男でない限り、話があるといわれれば、出掛けるものである。善良な女ほどそうだ。</text:p>
      <text:p text:style-name="Text_20_body">話というのは、多鶴子が思った通り仕事のことであった。</text:p>
      <text:p text:style-name="Text_20_body">「どうだね。君ひとつレコード歌手にならんかね」会うなり、矢野は事務的な口調で切り出した。</text:p>
      <text:p text:style-name="Text_20_body">映画界へ復帰するのは当分困難だし、といって今更もう一度キャバ<text:soft-page-break/>レエ勤めでもあるまい。</text:p>
      <text:p text:style-name="Text_20_body">「君の声なら案外ブルース物で売り出せると思うのだが……」</text:p>
      <text:p text:style-name="Text_20_body">「しかし……」全く経験がないから……と、多鶴子がいい出すのを、</text:p>
      <text:p text:style-name="Text_20_body">「いや、大丈夫だよ」と矢野は押えて、「君さえその気があるなら……」</text:p>
      <text:p text:style-name="Text_20_body">「レコード会社で使って下さるの？」</text:p>
      <text:p text:style-name="Text_20_body">「うん。大体あらかじめの話はついているんだ。どうだ？　これから会社の人に会おうじゃないか」</text:p>
      <text:p text:style-name="Text_20_body">「ええ」</text:p>
      <text:p text:style-name="Text_20_body">二人はかき船を出て、車を拾った。</text:p>
      <text:p text:style-name="Text_20_body">そして、レコード会社の人に会いに行った――かどうかは、説明の限りではない。少くとも豹一にはどうでも良いことだった。もはや彼にとっては、たとえ多鶴子が矢野と会うたのは仕事や人気のためだとわかったところで、なんの気休めにもならないのだ。むしろ、そうだとはっきりわかれば多鶴子の肉体の悲しみにたえきれぬ想いがするところかも知れぬ。かえって、浮気心で矢野に会うていてくれる方が助かるのだった。</text:p>
      <text:p text:style-name="Text_20_body">豹一は悲痛な顔をして、暫く自動車の行方を見送っていたが、やがて魂の抜けたような歩き方でとぼとぼと橋の方へ引きかえした。</text:p>
      <text:p text:style-name="Text_20_body">橋を渡ってしまうと、あたりはぱっと明るかった。その明りで豹一は財布のなかを調べた。そして、行き当りばったりのスタンドバーでカクテルを飲んだ。</text:p>
      <text:p text:style-name="Text_20_body">急に酔がまわって来て、足が頭が体全体がふらついた。</text:p>
      <text:p text:style-name="Text_20_body">御堂筋で車を拾った。がっくりと首をたれながら、</text:p>
      <text:p text:style-name="Text_20_body">「新世界ラジウム温泉横！」</text:p>
      <text:p text:style-name="Text_20_body">その言葉と同時に、シイトの上に打っ倒れて、反吐を吐いてしまった。</text:p>
      <text:p text:style-name="Text_20_body">（あ、汚してしまった）と、後悔したが、運転手に謝る気も起らぬほど動物的な感覚に意識がしびれてしまっていた。</text:p>
      <text:p text:style-name="Text_20_body"><text:soft-page-break/>ラジウム温泉の横で車を降りて、軍艦横町へふらふらとはいって行くと、ききおぼえのある声がふと耳に来た。</text:p>
      <text:p text:style-name="Text_20_body">（土門の声だな）</text:p>
      <text:p text:style-name="Text_20_body">いつか一緒に行った店の暖簾をくぐると、はたして土門と北山がいた。路次まできこえるような大きな声で呶鳴っていたところを見ると、どうやら北山を掴えて議論をしていたらしかったが、土門は豹一の姿を見ると、急に話をやめて、</text:p>
      <text:p text:style-name="Text_20_body">「や、珍客！　珍客！　どないしたはりましてん？　いったい、ちょっとは顔見せなはれな。いや、ここじゃないよ。社の方でっせ。――とにかくまあ一杯いこう！」上機嫌な顔を見せた。</text:p>
      <text:p text:style-name="Text_20_body">こんな時に思い掛けなく土門に会えたことは、なんとなくありがたい気がして、豹一はすすめられるままに、四五杯続けざまに飲んだ。</text:p>
      <text:p text:style-name="Text_20_body">「御見事、御見事！　それでいくらか血色が良うなりましたわい」</text:p>
      <text:p text:style-name="Text_20_body">土門が言うと、箸を無理矢理にカラーの間から背中へいれて、ぽりぽりかゆいところをかいていた北山が、</text:p>
      <text:p text:style-name="Text_20_body">「いや、ちっとも良くなってません」恐らくさっきからの議論の仕返えしだろうか、土門に逆らうように言って、</text:p>
      <text:p text:style-name="Text_20_body">「どうしたんです？　血色がわるいですね」</text:p>
      <text:p text:style-name="Text_20_body">豹一ははじめていくらか赧くなって、</text:p>
      <text:p text:style-name="Text_20_body">「さっき車のなかで吐いたんです」苦笑しながら言った。</text:p>
      <text:p text:style-name="Text_20_body">「それやいけませんね。酒は毒ですよ。あんた方にはまだ酒を飲むのは早い。よした方がいいですね」北山は日頃に似合わぬしんみりした口調で言った。</text:p>
      <text:p text:style-name="Text_20_body">豹一はふっと温いものが胸に落ちる想いで、「はあ」素直にきいていた。</text:p>
      <text:p text:style-name="Text_20_body">すると、土門が急に笑い声を立てた。</text:p>
      <text:p text:style-name="Text_20_body">「北山からかうのはよせよ！　貴様がそんな意見が出来た柄か、あ、は、は、……」</text:p>
      <text:p text:style-name="Text_20_body">北山の顔を、こいつめとにらみつけた。北山もちょっとにらみかえしぷっと噴き出しそうになるのをこらえながら、済ましこんでいた。</text:p>
      <text:p text:style-name="Text_20_body"><text:soft-page-break/>豹一ははじめて、北山にからかわれていたことに気がついて、気をわるくした。途端に多鶴子のことがチクリと刺す想いで想い出され、気持が沈んだ。</text:p>
      <text:p text:style-name="Text_20_body">「おい、しっかりしろ」いきなり土門が肩を敲いた。「しょんぼりする手はさらにないと思うがね。愚僧なんかには、なんでそんなに面白くない顔をするのか、わかり、や、せんね。良い恋人をもちながら、まだ不平があるのかね？　おい、こら？　いっぺんどやしたろか？」</text:p>
      <text:p text:style-name="Text_20_body">「恋人なんかありませんよ」</text:p>
      <text:p text:style-name="Text_20_body">「ぬかしたな。村口多鶴子はどうした？　――そんな顔せんといて頂戴んか。ちゃんと聴込みがあるんでっさかい。惚れてるか、惚れられてるか、そこまでは知らんがね」</text:p>
      <text:p text:style-name="Text_20_body">「惚れてませんよ」</text:p>
      <text:p text:style-name="Text_20_body">「じゃ、惚れられてるのか？　いよいよ以てけしからん」そう言ったが、すぐ土門は、「あ、なるほどわかった」と、大声を出した。</text:p>
      <text:p text:style-name="Text_20_body">「痴話喧嘩だね。そうだろう？」</text:p>
      <text:p text:style-name="Text_20_body">豹一は黙って体を動かした。</text:p>
      <text:p text:style-name="Text_20_body">「痴話喧嘩ぐらいでくよくよするなよ。なんだ、あんな女。たかが村口多鶴子じゃないか」土門に言われて、豹一は、</text:p>
      <text:p text:style-name="Text_20_body">「そうですよ。あんな女！」と、言って、こんにゃくをその気もなく口に入れた。口をもぐもぐ動かせながら浅ましい気持をしょんぼり噛んでいた。</text:p>
      <text:p text:style-name="Text_20_body">「女優で想い出したがね」と、北山が口をはさんだ。「僕の友人で女優のプロマイドをうつすのを商売にしてる奴がいるんだ。そいつからきいた話だがね。そいつがね、浴衣の宣伝写真をうつすことになったんだ。いや、浴衣とはあんまり冬むきじゃないがね。しかし、まあ季節はずれと言えばね、その浴衣の宣伝写真はなんと五月頃にとるってからね。いや、こんなことはどうでも良いことだ。とにかく、奴さんその五月頃にだね、宣伝用の浴衣をもってなんとかいう女優のところへ行ったんだよ。そして、これを着変えて下さいって浴衣を出すとね、別室で着変えると思いきや、その女優はなんたることにや、奴さ<text:soft-page-break/>んの眼の前でぱっとだね……、とにかくあれだよ、浴衣ってものは素肌の上に着るもんだからね、しかし、まあ、おれなら眼をまわさないがね。奴さんともかくやられたらしい。あ、は、は、……凄い女優もいるもんだね」</text:p>
      <text:p text:style-name="Text_20_body">「感心したか？」土門が口をはさんだ。</text:p>
      <text:p text:style-name="Text_20_body">「おらあレヴュー小屋の住人だぜ。貴様はどうなんだ？　感心したろう」</text:p>
      <text:p text:style-name="Text_20_body">「わてはろくろ首を見てもおどろかん。もっとも、見たこともないがね。――感心するとしたら、こちら様だろう」土門は豹一を指した。</text:p>
      <text:p text:style-name="Text_20_body">豹一はからかわれていることに腹を立てる余裕もなかった。北山の話が豹一の心に与えた効果は、そんな余裕があるには、余りにどぎつすぎたのである。</text:p>
      <text:p text:style-name="Text_20_body">その夜、豹一は二人に誘われて飛田遊廓で一夜を明かした。</text:p>
      <text:p text:style-name="Text_20_body">高等学校時代、赤井や野崎に誘われても頑として応じなかった豹一も、いまは自虐的な気持から、二人のあとに随いて行った。</text:p>
      <text:p text:style-name="Text_20_body">女は長崎県松浦郡の五島から来たと、言った。女が親元へ出す手紙の代筆をしてやりながら、いろいろ女の身の上話をきいた。</text:p>
      <text:p text:style-name="Text_20_body">「こんな生活をどう思う？」</text:p>
      <text:p text:style-name="Text_20_body">「馴れてますわ」</text:p>
      <text:p text:style-name="Text_20_body">「はじめはしかし、いやだったろう？　悲しいと思ったろう？」豹一の顔は残酷なほど凄んでいた。</text:p>
      <text:p text:style-name="Text_20_body">しかし、結局は金に換算される一種の労働に過ぎないと、女が思い諦めているのを知ると、だしぬけに豹一の心は軽くなった。今まで根強く嫌悪していたものが、ここでは日常茶飯事として、取引されているのだ。</text:p>
      <text:p text:style-name="Text_20_body">「平気だ！　平気だ！」</text:p>
      <text:p text:style-name="Text_20_body">豹一は洗面所の鏡に蒼ざめた顔をうつしながら、声を出して呟いた。</text:p>
      <text:p text:style-name="Text_20_body">（多鶴子とこの女とどちらがちがうのだ！）</text:p>
      <text:p text:style-name="Text_20_body"><text:soft-page-break/>けれども、さすがに部屋にいて窓の下を走る車のヘッドライトが暗闇の天井を一瞬間明るく染めたのを見ると、夜更のしみじみとした感じも手伝って、遠く多鶴子のことが慟哭の思いで頭にうかんで来た。</text:p>
      <text:p text:style-name="Text_20_body">四</text:p>
      <text:p text:style-name="Text_20_body">朝、豹一は魂の抜けたような気持であったが、心はようやく一時的に落ち着いていた。夜の色がだんだんに薄紫色に薄らいで行き、やがて東の空が橙色に燃え出すと多鶴子と別々にすごした悩ましい時間ももはやどこかへ消え去ってしまった想いで、じたばたと立ち騒ぐ心も諦めのなかに沈んでしまった。</text:p>
      <text:p text:style-name="Text_20_body">しかし、土門や北山と別れて、ラジウム温泉にはいり、広い浴槽のタイルにより掛って、虚ろな気持で体に湯を掛け湯を掛けしていると、ふと多鶴子のさびのある声をもう一度ききたいと思った。</text:p>
      <text:p text:style-name="Text_20_body">ラジウム温泉を出ると、公衆電話のなかへ飛び込んだ。五銭白銅を入れて、待っている一瞬、胸さわぎした。多鶴子の電話の声が美しかったことを想い出した。</text:p>
      <text:p text:style-name="Text_20_body">「通じましたから、お話し下さい」交換手の声に、多鶴子の家の内部が見える思いだった。女中が電話口に出ていた。多鶴子はいるかときくと、</text:p>
      <text:p text:style-name="Text_20_body">「只今、お留守でございますが……」それでは、やはり昨夜から帰っていなかったのかと、改めて淋しい気持になり、</text:p>
      <text:p text:style-name="Text_20_body">「あ、そうですか。失礼しました」と、切ろうとすると、女中は豹一の声だと察したらしく、</text:p>
      <text:p text:style-name="Text_20_body">「あんた、毛利さん？　なぜ昨夜お帰りにならなかった？　先生と御一緒じゃなかったの？　――そう？　あんたいまどこ？　早く帰って来て下さいな。私ひとりなのよ、淋しいわ」</text:p>
      <text:p text:style-name="Text_20_body">帰るもんかと、豹一は電話を切った。しかし、帝塚山へ帰らないとすれば、もう豹一の帰るところは、谷町九丁目の家よりほかになかった。</text:p>
      <text:p text:style-name="Text_20_body">新聞社をやめて、おまけに多鶴子の家で「食客」同様の生活をしていた以上、心にかかりながら、やはり母親に会わす顔がないままにずるずると遠のいて半月も経っていたのである。</text:p>
      <text:p text:style-name="Text_20_body"><text:soft-page-break/>いまさら帰れないと、豹一は背中を焼かれる思いだったが、しかし、もはやそこよりほかに帰って行くところがないというより、なんの前ぶれもなしに突然のように姿を消してしまった自分を、身を切られる想いで心配しているだろう母親のやつれた顔を想えば、足は自然谷町の方へ向いた。</text:p>
      <text:p text:style-name="Text_20_body">さすがにいつもの出入口からようはいらず、「野瀬商会」と暖簾の出ている方からまるで質札を売りに来た男のような態度で、こっそりはいった。</text:p>
      <text:p text:style-name="Text_20_body">店の間には誰もいなかった。</text:p>
      <text:p text:style-name="Text_20_body">かつて時々店番をさせられ、質札を売りに来た客の応待をしていた小さなテーブルによりかかって、暫く躊躇っていたが、やがて、「御用の方はこのベルを押すこと」と無愛想な文句で貼紙されているベルを押した。</text:p>
      <text:p text:style-name="Text_20_body">「へい――」</text:p>
      <text:p text:style-name="Text_20_body">長くひっぱるような声がきこえて、おいでやすと、やがて母親が出て来た。客に見せる愛想笑いを顔に釘づけながら出て来たのだが、豹一の顔を見た途端、その笑がすっと崩れたが、すぐ、こんどはこぼれるばかりの嬉しい表情が泛びあがって来て、唇がわなわなとふるえ、眼に涙が来た。そして、きんきんした顔で、</text:p>
      <text:p text:style-name="Text_20_body">「ああ、びっくりした。お前やったんか。どないしてたんや。阿呆やな。こんなところからはいって来る人があるかいな。さあ、あっちからはいらんかいな」叱りつけるように言った。</text:p>
      <text:p text:style-name="Text_20_body">「ここからでも良えやろ」豹一はぼそんと打っ切ら棒に言った。</text:p>
      <text:p text:style-name="Text_20_body">それで、母子の挨拶になった。水いらずの気持だった。</text:p>
      <text:p text:style-name="Text_20_body">「ほんまにどないしてたんや。会社の仕事やったんか。字がなんぼでも書けるんやさかい、手紙ぐらい出さんいう子があるかいな」嬉しさの照れかくしに、そんな風に叱りつけていたが、やがて奥へすっこんで、「豹一が帰って来ましたぜ」安二郎に言っていた。</text:p>
      <text:p text:style-name="Text_20_body">安二郎の呶鳴りつけるような声が、咳ばらいと一緒にきこえて来た。豹一はちょっと身がすくんだ。その拍子に多鶴子の顔がだしぬけに頭をかすめた。すると、眼の前が血の色に燃えて、安二郎の前に出<text:soft-page-break/>た豹一の顔は今日はじめての生気を取り戻していた。呶鳴りつけるなら、勝手に呶鳴りつけろといった顔であった。</text:p>
      <text:p text:style-name="Text_20_body">そんな顔色を見なくとも、安二郎はむろん呶鳴りつけたいところであった。しかし、安二郎はじっと我慢した。</text:p>
      <text:p text:style-name="Text_20_body">安二郎にとっては、豹一が半月家をあけようと、一月家をあけようと、そんなことはどうでもよかった。ただ、三日前の節季に豹一がいなかったということは、はなはだ残念なことであった。貰うべき下宿代も貰えなかったのだ。それだけが癪だった。だから、顔を見るなり、呶鳴りつけたい気持だったが、しかしさすがに安二郎は慎重だった。下手に呶鳴りつけて、怒らすと再び飛び出してしまうおそれがあると、豹一の気性をのみこんでいたから、お君が嬉し涙をこぼしたほど、口調を柔らげたのである。</text:p>
      <text:p text:style-name="Text_20_body">「家をあけるのは、そら構へんぜ、しゃけど、きまりだけはきちんとしといてもらおう。節季はもう過ぎてるぜ」それだけを言った。</text:p>
      <text:p text:style-name="Text_20_body">頭から呶鳴りつけて来るものと身構えていたから、豹一はすかされた気持だった。</text:p>
      <text:p text:style-name="Text_20_body">（なるほど、金のことを言いやがったわい）豹一は思わずにやりと微笑した。</text:p>
      <text:p text:style-name="Text_20_body">一見はなはだ和かな風景であった。</text:p>
      <text:p text:style-name="Text_20_body">「利子をつけてお渡しします」</text:p>
      <text:p text:style-name="Text_20_body">「いつくれるんね？」</text:p>
      <text:p text:style-name="Text_20_body">「今夜お渡しします」</text:p>
      <text:p text:style-name="Text_20_body">「そうか？　間違いなや」</text:p>
      <text:p text:style-name="Text_20_body">安二郎はちらと上機嫌な表情を見せた。お君が豹一のために食事を出してやっているのを見ても、この際いやな顔はせぬことにした。</text:p>
      <text:p text:style-name="Text_20_body">母親の給仕でお茶漬を食べていると、豹一はじーんと気が遠くなるほど、頭の底が静まって、放心したような快いけだるさが感じられた。食べなれた漬物の味もなつかしかった。食事が終ると、豹一は再びオーバーを着た。</text:p>
      <text:p text:style-name="Text_20_body">「どこへ行くねや？」</text:p>
      <text:p text:style-name="Text_20_body"><text:soft-page-break/>「社へ金もらいに行くねや」</text:p>
      <text:p text:style-name="Text_20_body">「真っ直ぐ帰っといでや」</text:p>
      <text:p text:style-name="Text_20_body">「大丈夫や」そう言って、家を出た。</text:p>
      <text:p text:style-name="Text_20_body">北浜二丁目で電車を降りて、東洋新報のビルの方へ歩き出しながら、豹一はさすがに浅ましい気がした。安二郎に渡す必要がなければ、おめおめ日割勘定のサラリーを貰いに行かないだろうと、思った。</text:p>
      <text:p text:style-name="Text_20_body">ビルの前の掲示板に、その日の夕刊が貼出されてあった。それをちらっと見ると豹一はもはや自分がここの社員ではないということがはっきりと意識され、こそこそと玄関をくぐった。</text:p>
      <text:p text:style-name="Text_20_body">会計へ出頭して、先月の中頃に退社したものだが、半月だけはたしかに出勤した故、もしや規程でその日割勘定でもらえることになっているのだったら、いま受け取りたいのだがと、半泣きの顔で早口に言うと、会計係は名前をきいて、</text:p>
      <text:p text:style-name="Text_20_body">「あ、君のサラリーまだだったね。君、やめたの？」</text:p>
      <text:p text:style-name="Text_20_body">と、言いながら、褐色の俸給袋を渡してくれた。毛利豹一殿と殿をつけて表に書いてあるのを、なにか不思議なくらい鄭重に扱われた気持で気持よく見ながら、玄関を出てから、封を切ってみると、一月分のサラリーがそっくりそのままはいっていた。</text:p>
      <text:p text:style-name="Text_20_body">豹一はふたたび会計のところへ戻って、なにかの間違いではないかと言った。</text:p>
      <text:p text:style-name="Text_20_body">「さあ。僕にはわからん、君、まだ辞職届を出してへんかったのとちがうか。届が出てなかったら、こっちは辞めてないもんと認めるさかいな。一月分渡さんならん。しかし、まあ、多いよって、文句はないやろ」</text:p>
      <text:p text:style-name="Text_20_body">「そんなら、僕はまだ馘首になっていないんですか。もう半月も無断で休んでるのですが」そうきいていると、うしろから不意に、</text:p>
      <text:p text:style-name="Text_20_body">「気の弱い奴だな」声がした。振り向くと、土門が前借の伝票をもって立っていた。「そんなことで新聞記者が勤まるか。半月ぐらい休んだかて、なにが馘首になるもんか。君、撲られて気絶したんだろう？　一月ぐらい入院して、当り前のところだ」そう土門は言った。</text:p>
      <text:p text:style-name="Text_20_body"><text:soft-page-break/>「しかし、……」そのために「中央新聞」に書かれて、社に迷惑を掛けたのだから……と、言うと、土門は、会計係と前借のことで押問答しながら、</text:p>
      <text:p text:style-name="Text_20_body">「うちの社はそんなことで馘首にするような水くさい社とちがう。水くさいのは会計だけや」背中で言って、「さあ、編輯長に挨拶して来給え。君の姿が見えんから、えらい淋しがっとる。奴さん、君に気があるんだよ。用心し給え」そしてまた会計係とぶつぶつ押問答をはじめた。</text:p>
      <text:p text:style-name="Text_20_body">しかし、豹一は動こうともしなかった。なぜか編輯長に会わせる顔がないと思った。</text:p>
      <text:p text:style-name="Text_20_body">「さあ早く行った、行った。行くなら早い方が良いぞ。じらすのは悪い。君のにおいがもう二階までにおってるからね。奴さん気が気じゃないよ。君のように、そうものごとにいちいちこだわってると、北山みたいに頭がはげあがるよ」</text:p>
      <text:p text:style-name="Text_20_body">土門に言われて、豹一は、（そうだ。このまま編輯長に会わずに帰るのは、かえって失礼になる。たとえ辞めるにしても一応断ってからにするのが礼儀だ）と、思いながら、やっと二階への階段をあがって行った。</text:p>
      <text:p text:style-name="Text_20_body">その気の弱さと紙一重の裏あわせになっている豹一の気持から推して、普通なら、黙ってしまうところだった。そしてお互い気まずい想いをし、あげくは、相手が怒っているだろうと気をまわして、その必要もないのに敵愾心すら抱くような破目になるところだった。だから、そのように編輯長に会う気になれたことは、豹一にとっては嬉しかった。</text:p>
      <text:p text:style-name="Text_20_body">果して結果はよかった。編輯長は豹一の顔を見るなり、</text:p>
      <text:p text:style-name="Text_20_body">「どないしてたんや？　えらい心配してたんやぜ。君、物凄い立廻りやった言うことやな」笑いながら言った。</text:p>
      <text:p text:style-name="Text_20_body">「はあ。そのことでお詫び……」と、豹一が言いかけるのを、終いまで言わさず、</text:p>
      <text:p text:style-name="Text_20_body">「構へん。構へん。気にしなや。よその新聞に書かれたぐらいで気にしたらあかん」</text:p>
      <text:p text:style-name="Text_20_body"><text:soft-page-break/>「でもあんな風に書かれましたら、……」</text:p>
      <text:p text:style-name="Text_20_body">「どない書きよっても構へんやないか。君はなにか、中央新聞の記事を認めるのんか。中央新聞の威力におそれを成してるのんか。君は中央新聞の廻し者とちがうやろ？　そやろ？　そんなら、あんな記事黙殺したら良えやないか。それよりうちの新聞にひとつ良え記事書いてえな」その言葉で、馘首ではなかったことがはっきりわかったも同然だった。</text:p>
      <text:p text:style-name="Text_20_body">豹一はこれまであらゆる人間を敵愾心の対象にしていた。人を見れば泥棒と思えのでんで、人さえ見れば自尊心を傷つけて掛って来るものと思って、必要以上に敵愾心を燃やしていたのである。</text:p>
      <text:p text:style-name="Text_20_body">ところが、そうした編輯長の大阪弁まるだしのとぼけた話し振りに接していると、なにかしみじみとした雰囲気に甘くゆすぶられる想いで彼は敵愾心に苛立っている日頃の自分の醜さに恥しくなった。豹一は泣きたいぐらいの甘い気持で、編輯室を辞した。</text:p>
      <text:p text:style-name="Text_20_body">外に土門が待っていた。</text:p>
      <text:p text:style-name="Text_20_body">「どうだった？」</text:p>
      <text:p text:style-name="Text_20_body">「馘首じゃなかったです」そう言うと、土門は、</text:p>
      <text:p text:style-name="Text_20_body">「そうだろう？　おれの言うことに間違いはないだろう？　感心したろう？」</text:p>
      <text:p text:style-name="Text_20_body">「はあ、感心しました」</text:p>
      <text:p text:style-name="Text_20_body">「二円貸してくれ」</text:p>
      <text:p text:style-name="Text_20_body">この際、こんな風に金を借りられることもなにか気持が良かった。</text:p>
      <text:p text:style-name="Text_20_body">「ああ」軽く答えて、俸給袋を取りだしながら、すっかり心が軽くなっていた豹一は柄にもない冗談をふと言ってみたくなった。</text:p>
      <text:p text:style-name="Text_20_body">「あのね、土門さん。お貸ししますがね。この前の借金はあれはもう何年ぐらいあとでかえしていただけますか？」</text:p>
      <text:p text:style-name="Text_20_body">土門の手に金を渡しながら、そんな拙い冗談を言った。思い掛けない豹一のそんな冗談に土門は瞬間あっという顔を見せたが、さすがに、</text:p>
      <text:p text:style-name="Text_20_body">「じゃあ、とにかく内金を入れて置こう。さあ、二円かえしたよ。<text:soft-page-break/>帳面から引いといてくれ給え」今豹一から受け取ったばかしの金を、再び豹一にかえした。「ところで、その金で飯を食おうじゃないか」</text:p>
      <text:p text:style-name="Text_20_body">「食いましょう」豹一はさすがは土門だと、げらげら笑いながら、言った。</text:p>
      <text:p text:style-name="Text_20_body">支那料理屋を出ると、あたりはすっかり黄昏の色だった。豹一はそのまま土門と別れて帰るのが惜しいというより、ひとりになって孤独な気持のなかに閉じこもるのが怖かった。</text:p>
      <text:p text:style-name="Text_20_body">「どうです？　活動でもみませんか？」豹一は土門を誘った。</text:p>
      <text:p text:style-name="Text_20_body">「よし来た」</text:p>
      <text:p text:style-name="Text_20_body">千日前へ出た。活動小屋の看板を見あげて歩きながら、土門は片っ端から演し物をこきおろした。弥生座の前まで来ると、土門は、</text:p>
      <text:p text:style-name="Text_20_body">「東銀子どうしたか、君知ってるか？」と、訊いた。</text:p>
      <text:p text:style-name="Text_20_body">知らないと答えると、土門は、</text:p>
      <text:p text:style-name="Text_20_body">「失踪したんだ。行方不明なんだ。余り皆んながひどい目に会わせやがったんで、到頭小屋を逃げ出したんだ。悲しいこった。――ところで、このことでいちばん悲観してるのは、いったい誰だと思う？」</text:p>
      <text:p text:style-name="Text_20_body">「北山さんでしょう？」</text:p>
      <text:p text:style-name="Text_20_body">「半分当った。じつは、このおれもだ。いや、案外君もその一味かも知れんぞ！　あ、は、は、……」土門の笑い声が寒空に響くのを、豹一はしょんぼりした気持できいた。</text:p>
      <text:p text:style-name="Text_20_body">ある三流小屋の前まで来ると、豹一ははっと顔をそむけた。村口多鶴子の主演している古い写真がセカンドで掛っているのだった。絵看板のなかで、あくどい色に彩られた多鶴子の顔がイッと笑っていた。こそこそと通り過ぎようとすると、土門が、</text:p>
      <text:p text:style-name="Text_20_body">「おい、君の恋人の写真やってるぞ！　見ようじゃないか」と、引き止めた。</text:p>
      <text:p text:style-name="Text_20_body">豹一は怖い顔をして、切符売場へ寄って行った。</text:p>
      <text:p text:style-name="Text_20_body">「切符はいらんよ」土門が言った声も、殆んどきこえなかった。</text:p>
      <text:p text:style-name="Text_20_body">黒い幕をあげて、なかへはいると、いきなり多鶴子の声だった。顔だった。肢態だった。幅のひろい、しかし痩せた肩をいからせ気味<text:soft-page-break/>に、首をうしろへそらして、うっとりとした眼で、男に取りすがり、</text:p>
      <text:p text:style-name="Text_20_body">「…………」</text:p>
      <text:p text:style-name="Text_20_body">なにを言ってるのか、豹一にはききとれなかった。涙がいっぱいの気持だった。なまなましい多鶴子の肢態の記憶が豹一の胸をしめつけていた。痛いような嫉妬が、多鶴子の白い胸のホクロひとつにまで哀惜を覚える心とごっちゃになって、豹一は身動きもせず、じっとスクリーンを見つめていた。</text:p>
      <text:p text:style-name="Text_20_body">だんだんたまらなくなってきた。</text:p>
      <text:p text:style-name="Text_20_body">写真のなかの多鶴子はピストルを握って、男に迫った。</text:p>
      <text:p text:style-name="Text_20_body">「こりゃ。良きじゃね」</text:p>
      <text:p text:style-name="Text_20_body">土門が豹一に囁くために、ふと横を向くと、いつのまにか豹一の姿が見えなくなっていた。</text:p>
      <text:p text:style-name="Text_20_body">五</text:p>
      <text:p text:style-name="Text_20_body">小屋を出るとすっかり夜だった。盛り場の灯がチリチリと冷たく、輝いていた。</text:p>
      <text:p text:style-name="Text_20_body">豹一は薄暗い電車通に添うて、谷町九丁目の方へ帰って行った。</text:p>
      <text:p text:style-name="Text_20_body">下寺町の坂下まで来ると、急にぱっと明るくなった。停留所の前のカフェのネオンが点滅しているのだった。</text:p>
      <text:p text:style-name="Text_20_body">うなだれていた顔をあげて、ふとその方を見ると、真っ白に白粉をつけて、カフェの入口に立っている女の視線と打っ突かった。</text:p>
      <text:p text:style-name="Text_20_body">「お兄さん。おはいりやすな」女は眼のまわりに皺をつくって、笑った。その笑いがネオンの色に、赤く染まり青く染った。</text:p>
      <text:p text:style-name="Text_20_body">豹一はあわてて視線をそらし、寒々とした気持で坂を登りかけたが、だしぬけに、</text:p>
      <text:p text:style-name="Text_20_body">（あの女を口説いてやろう）と、変なことを思いついた。</text:p>
      <text:p text:style-name="Text_20_body">豹一はひきかえして、カフェのなかへはいって行った。入口に立っていた女が傍へ来た。</text:p>
      <text:p text:style-name="Text_20_body">豹一はぱっと赧くなった切りで、物を言おうとすると体がふるえた。呆れるほど自信のないおどおどした表情と、すべての女に対する嫌悪と復讐の気持に凄んだ表情を、交互にその子供っぽい美しい顔に<text:soft-page-break/>泛べながら、豹一はじっと女を見据えていた。</text:p>
      <text:p text:style-name="Text_20_body">その夜、その女は豹一のものになった。自分から誘惑して置いて、</text:p>
      <text:p text:style-name="Text_20_body">「お前は馬鹿な女だ」と、言ってきかせ、醜悪に固くなっている女のありさまを、残酷な快感を味いながら、じっと見つめた。そして、女をさげすみ、自分をさげすんだ。女は友子といい、豹一より一つ年下の十九歳だった。初心だが、醜い女だった。</text:p>
      <text:p text:style-name="Text_20_body">「こんなことになったら、もうあんたと別れられへんわ」乾いた声で言った。なにか哀れだった。</text:p>
      <text:p text:style-name="Text_20_body">豹一はふと、多鶴子もこんな哀れなありさまを矢野に見せたことがあるのだろうかと、辛い気持で見ていた。</text:p>
      <text:p text:style-name="Text_20_body">「捨てんといてね」友子は何度も言った。そして、豹一の膝に頭をくっつけたまま離れなかった。膝が熱くなって来た。</text:p>
      <text:p text:style-name="Text_20_body">死んだように生気のない頭髪を、豹一はちょっと触ってから、いきなり友子を突き離した。</text:p>
      <text:p text:style-name="Text_20_body">それきり、友子に会わなかった。</text:p>
      <text:p text:style-name="Text_20_body">三月経った。</text:p>
      <text:p text:style-name="Text_20_body">ある日、豹一が日本橋筋一丁目の交叉点を横切っていると、うしろから、女の声で呼び止められた。振り向くと、友子が着物の裾を醜くみだして、追って来るのだった。はっと立止ったが、信号が黄に変っていたので、豹一はその気もなくどんどん横切ってしまった。なにか逃げているような気がした。</text:p>
      <text:p text:style-name="Text_20_body">友子は信号にかまわず横切って来た。</text:p>
      <text:p text:style-name="Text_20_body">「あんた探してたんやわ」傍へ来ると、友子はもう涙ぐんでいた。</text:p>
      <text:p text:style-name="Text_20_body">近くの木村屋の喫茶店へはいった。ソーダ水のストローをこなごなに噛み千切りながら、友子は妊娠している旨豹一に言った。</text:p>
      <text:p text:style-name="Text_20_body">豹一ははっとした。友子は白粉気なくて、蒼ぐろい皮膚を痛々しく見せていた。唇に真赤に口紅がついていたが、それが一層みすぼらしく見えた。好みのわるい小さなマフラを、羽織の紐の下へ通して掛けていた。</text:p>
      <text:p text:style-name="Text_20_body">豹一はふと、</text:p>
      <text:p text:style-name="Text_20_body"><text:soft-page-break/>（ショールを買ってやろう）と、思った。豹一は友子と結婚した。</text:p>
      <text:p text:style-name="Text_20_body">谷町九丁目の路次裏に二階を借りて、豹一は毎朝新聞社へ出掛けた。</text:p>
      <text:p text:style-name="Text_20_body">その年の秋、豹一は見習記者から一人前の記者に昇進した。従って、五円昇給した。友子はそれを機会に、豹一に頭髪を伸ばすことをすすめた。</text:p>
      <text:p text:style-name="Text_20_body">豹一の頭髪が漸く七三にわけられるようになった頃、友子は男の子を産んだ。産気づいたことが、母親の声で新聞社へ電話された。</text:p>
      <text:p text:style-name="Text_20_body">豹一は火事場に駈けつけるような恰好で、飛んで帰った。産婆が来ていた。</text:p>
      <text:p text:style-name="Text_20_body">階下の台所を借りて湯をわかしていた母親は、豹一の顔を見るなり、</text:p>
      <text:p text:style-name="Text_20_body">「はよ、二階へ行ったりイ。両方の肩をしっかり持ってたるんやぜ」と、言った。</text:p>
      <text:p text:style-name="Text_20_body">豹一は友子の枕元に坐って、友子の肩を掴んだ。友子は、苦しそうに、うん、うん、うなっていたが、たまりかねたのか、豆絞の手拭をぎりぎりと噛み出した。</text:p>
      <text:p text:style-name="Text_20_body">陣痛がはじまっていたのだ。友子の眼のふちは不気味なほど黝んでいた。豹一は、じっとそのあたりを見つめていた。</text:p>
      <text:p text:style-name="Text_20_body">「さあ、もうちょっとの辛抱や。しっかり力みなはれや。聟さんもしっかり肩を抑えたりなはれや。もうちょっとや」</text:p>
      <text:p text:style-name="Text_20_body">産婆の声をきいていると、豹一は友子の苦痛がじかに胸にふれて来て、もう顔を正視することが出来なかった。</text:p>
      <text:p text:style-name="Text_20_body">（このまま死ぬのじゃないだろうか？）ふと、そんなことを想って、ぞっとした。</text:p>
      <text:p text:style-name="Text_20_body">「南無阿弥陀仏、南無阿弥陀仏！」</text:p>
      <text:p text:style-name="Text_20_body">いつの間にあがって来たのか、母親が産婆の横にちょこんと座って、念仏を低く唱え、唱えしていた。</text:p>
      <text:p text:style-name="Text_20_body">豹一は眼をつぶった。</text:p>
      <text:p text:style-name="Text_20_body">「はあッ」産婆の掛声に豹一は眼をひらいた。友子の低い鼻の穴が<text:soft-page-break/>大きくひらいた。その途端、赤児の黒い頭が豹一の眼にはいった。そして、まるくなった体がするすると、出て来た。</text:p>
      <text:p text:style-name="Text_20_body">産声があがった。豹一は涙ぐんだ。いままで嫌悪していたものが、この分娩という一瞬のために用意されていたのかと、女の生理に対する嫌悪がすっと消えてしまった。なにか救われたような気持だった。</text:p>
      <text:p text:style-name="Text_20_body">「よかった。よかった」と、いいながら、部屋のなかをうろうろ歩きまわった。</text:p>
      <text:p text:style-name="Text_20_body">「じっとしてんかいな」母親が叱りつけた。</text:p>
      <text:p text:style-name="Text_20_body">豹一はふと膝のあたりに痛みを感じた。枕元に鋏が落ちていて、豹一はその上に膝をついていたのだった。</text:p>
      <text:p text:style-name="Text_20_body">その日、産声が空に響くようなからりとした小春日和だったが、翌日からしとしと雨が降り続いた。四畳半の部屋一杯にお襁褓が万国旗のように吊された。</text:p>
      <text:p text:style-name="Text_20_body">お君は暇を盗んでは、豹一のところへしげしげとやって来た。</text:p>
      <text:p text:style-name="Text_20_body">火鉢の上へかざしたお襁褓の両端を持ちあいながら、豹一とお君は、</text:p>
      <text:p text:style-name="Text_20_body">「乳母車を買わんならんな」</text:p>
      <text:p text:style-name="Text_20_body">「そやな」</text:p>
      <text:p text:style-name="Text_20_body">「まだ乳母車は早いやろか」</text:p>
      <text:p text:style-name="Text_20_body">そんな風なことを話しあった。やがて、お君は、</text:p>
      <text:p text:style-name="Text_20_body">「早よ帰らんと叱られるさかい、帰るわ」そう言って立ち上り、買って来た赤ん坊の玩具をこそこそと出して、友子の枕元に置くと、また来まっさ、さいなら。</text:p>
      <text:p text:style-name="Text_20_body">雨の中を帰って行った。</text:p>
      <text:p text:style-name="Text_20_body">一雨一雨冬に近づく秋の雨がお君の傘の上を軽く敲いた。</text:p>
      <text:p text:style-name="Text_20_body"/>
      <text:h text:style-name="Heading_20_1" text:outline-level="1"><text:bookmark-start text:name="__RefHeading___Toc72434_3122251918"/>* * * <text:bookmark-end text:name="__RefHeading___Toc72434_3122251918"/></text:h>
      <text:p text:style-name="P3">底本：「定本織田作之助全集　第二巻」文泉堂出版</text:p>
      <text:p text:style-name="Text_20_body">　　　1976（昭和51）年4月25日発行</text:p>
      <text:p text:style-name="Text_20_body">　　　1995（平成7）年3月20日第3版発行</text:p>
      <text:p text:style-name="Text_20_body">※底本は、物を数える際や地名などに用いる「ヶ」（区点番号5-86）を、大振りにつくっています。</text:p>
      <text:p text:style-name="Text_20_body">入力：小林繁雄</text:p>
      <text:p text:style-name="Text_20_body">校正：伊藤時也</text:p>
      <text:p text:style-name="Text_20_body">2000年3月18日公開</text:p>
      <text:p text:style-name="Text_20_body">2013年8月12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text:s text:c="4"/>このファイルは W3C 勧告 XHTML1.1 にそった形式で作成されています。</text:p>
      <text:p text:style-name="Text_20_body"><text:s text:c="4"/>［＃…］は、入力者による注を表す記号です。</text:p>
      <text:p text:style-name="Text_20_body"><text:s text:c="4"/>「くの字点」をのぞくJIS X 0213にある文字は、画像化して埋め込みました。</text:p>
      <text:p text:style-name="Text_20_body">●図書カード</text:p>
      <text:p text:style-name="Text_20_body"/>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3T20:59:22.353216824</dc:date>
    <meta:editing-cycles>56</meta:editing-cycles>
    <meta:editing-duration>PT2H54M56S</meta:editing-duration>
    <meta:document-statistic meta:table-count="0" meta:image-count="0" meta:object-count="0" meta:page-count="107" meta:paragraph-count="1063" meta:word-count="82791" meta:character-count="83510" meta:non-whitespace-character-count="83287"/>
    <meta:user-defined meta:name="Info 1"/>
    <meta:user-defined meta:name="Info 2"/>
    <meta:user-defined meta:name="Info 3"/>
    <meta:user-defined meta:name="Info 4"/>
  </office:meta>
</office:document-meta>
</file>